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8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1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2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1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2" style:family="paragraph" style:parent-style-name="Standard">
      <style:text-properties fo:font-style="normal" officeooo:paragraph-rsid="00751d17" style:font-style-asian="normal" style:font-style-complex="normal"/>
    </style:style>
    <style:style style:name="P33" style:family="paragraph" style:parent-style-name="Standard">
      <style:text-properties fo:font-style="normal" officeooo:paragraph-rsid="006f66ec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39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0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1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2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5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7" style:family="paragraph" style:parent-style-name="Standard">
      <style:text-properties fo:font-style="normal" officeooo:paragraph-rsid="00956521" style:font-style-asian="normal" style:font-style-complex="normal"/>
    </style:style>
    <style:style style:name="P58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9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2" style:family="paragraph" style:parent-style-name="Standard">
      <style:text-properties fo:font-style="normal" officeooo:rsid="00a1e031" style:font-style-asian="normal" style:font-style-complex="normal"/>
    </style:style>
    <style:style style:name="P63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8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9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1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4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5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6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2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3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4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text-properties fo:font-style="normal" officeooo:paragraph-rsid="01148430" style:font-style-asian="normal" style:font-style-complex="normal"/>
    </style:style>
    <style:style style:name="P97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4" style:family="paragraph" style:parent-style-name="Standard">
      <style:text-properties fo:font-style="normal" officeooo:paragraph-rsid="01190d75" style:font-style-asian="normal" style:font-style-complex="normal"/>
    </style:style>
    <style:style style:name="P105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6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8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2" style:family="paragraph" style:parent-style-name="Standard">
      <style:text-properties fo:font-style="normal" officeooo:paragraph-rsid="01305c41" style:font-style-asian="normal" style:font-style-complex="normal"/>
    </style:style>
    <style:style style:name="P113" style:family="paragraph" style:parent-style-name="Standard">
      <style:text-properties fo:font-style="normal" officeooo:paragraph-rsid="01401741" style:font-style-asian="normal" style:font-style-complex="normal"/>
    </style:style>
    <style:style style:name="P114" style:family="paragraph" style:parent-style-name="Standard">
      <style:text-properties fo:font-style="normal" officeooo:paragraph-rsid="01466326" style:font-style-asian="normal" style:font-style-complex="normal"/>
    </style:style>
    <style:style style:name="P115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6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8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9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0" style:family="paragraph" style:parent-style-name="Standard">
      <style:text-properties fo:font-style="normal" officeooo:paragraph-rsid="01549026" style:font-style-asian="normal" style:font-style-complex="normal"/>
    </style:style>
    <style:style style:name="P121" style:family="paragraph" style:parent-style-name="Standard">
      <style:text-properties fo:font-style="normal" officeooo:paragraph-rsid="01549d31" style:font-style-asian="normal" style:font-style-complex="normal"/>
    </style:style>
    <style:style style:name="P122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8ad15c9" officeooo:paragraph-rsid="002f336e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6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0d2fc06" officeooo:paragraph-rsid="002f336e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2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49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49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49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49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49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498" style:family="paragraph" style:parent-style-name="Standard">
      <style:text-properties style:use-window-font-color="true" officeooo:rsid="007d92ff" officeooo:paragraph-rsid="007d92ff"/>
    </style:style>
    <style:style style:name="P499" style:family="paragraph" style:parent-style-name="Standard">
      <style:text-properties style:use-window-font-color="true" officeooo:paragraph-rsid="007d92ff"/>
    </style:style>
    <style:style style:name="P500" style:family="paragraph" style:parent-style-name="Standard">
      <style:text-properties officeooo:paragraph-rsid="003c1931"/>
    </style:style>
    <style:style style:name="P501" style:family="paragraph" style:parent-style-name="Standard">
      <style:text-properties officeooo:paragraph-rsid="003fcbcf"/>
    </style:style>
    <style:style style:name="P502" style:family="paragraph" style:parent-style-name="Standard">
      <style:text-properties officeooo:paragraph-rsid="00432526"/>
    </style:style>
    <style:style style:name="P503" style:family="paragraph" style:parent-style-name="Standard">
      <style:text-properties officeooo:paragraph-rsid="004566c5"/>
    </style:style>
    <style:style style:name="P504" style:family="paragraph" style:parent-style-name="Standard">
      <style:text-properties officeooo:paragraph-rsid="004b8029"/>
    </style:style>
    <style:style style:name="P505" style:family="paragraph" style:parent-style-name="Standard">
      <style:text-properties officeooo:paragraph-rsid="0050b57f"/>
    </style:style>
    <style:style style:name="P506" style:family="paragraph" style:parent-style-name="Standard">
      <style:text-properties officeooo:rsid="00523bf9" officeooo:paragraph-rsid="00523bf9"/>
    </style:style>
    <style:style style:name="P507" style:family="paragraph" style:parent-style-name="Standard">
      <style:text-properties officeooo:paragraph-rsid="0055a125"/>
    </style:style>
    <style:style style:name="P508" style:family="paragraph" style:parent-style-name="Standard">
      <style:text-properties officeooo:paragraph-rsid="00572cb0"/>
    </style:style>
    <style:style style:name="P509" style:family="paragraph" style:parent-style-name="Standard">
      <style:text-properties officeooo:paragraph-rsid="005c5090"/>
    </style:style>
    <style:style style:name="P51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11" style:family="paragraph" style:parent-style-name="Standard">
      <style:text-properties fo:font-weight="bold" style:font-weight-asian="bold" style:font-weight-complex="bold"/>
    </style:style>
    <style:style style:name="P51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1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14" style:family="paragraph" style:parent-style-name="Standard">
      <style:text-properties fo:font-weight="bold" officeooo:paragraph-rsid="012e9465" style:font-weight-asian="bold" style:font-weight-complex="bold"/>
    </style:style>
    <style:style style:name="P51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1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17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18" style:family="paragraph" style:parent-style-name="Standard">
      <style:text-properties officeooo:rsid="001e2fb9" officeooo:paragraph-rsid="001e2fb9"/>
    </style:style>
    <style:style style:name="P51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2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21" style:family="paragraph" style:parent-style-name="Standard">
      <style:text-properties officeooo:paragraph-rsid="005f2637"/>
    </style:style>
    <style:style style:name="P522" style:family="paragraph" style:parent-style-name="Standard">
      <style:text-properties officeooo:rsid="005fb5cb" officeooo:paragraph-rsid="005fb5cb"/>
    </style:style>
    <style:style style:name="P523" style:family="paragraph" style:parent-style-name="Standard">
      <style:text-properties officeooo:paragraph-rsid="00607814"/>
    </style:style>
    <style:style style:name="P524" style:family="paragraph" style:parent-style-name="Standard">
      <style:text-properties officeooo:paragraph-rsid="0063f681"/>
    </style:style>
    <style:style style:name="P525" style:family="paragraph" style:parent-style-name="Standard">
      <style:text-properties officeooo:rsid="00644350" officeooo:paragraph-rsid="00644350"/>
    </style:style>
    <style:style style:name="P526" style:family="paragraph" style:parent-style-name="Standard">
      <style:text-properties officeooo:paragraph-rsid="00644350"/>
    </style:style>
    <style:style style:name="P527" style:family="paragraph" style:parent-style-name="Standard">
      <style:text-properties officeooo:paragraph-rsid="006579dd"/>
    </style:style>
    <style:style style:name="P528" style:family="paragraph" style:parent-style-name="Standard">
      <style:text-properties officeooo:paragraph-rsid="0066c57e"/>
    </style:style>
    <style:style style:name="P529" style:family="paragraph" style:parent-style-name="Standard">
      <style:text-properties officeooo:paragraph-rsid="0069643a"/>
    </style:style>
    <style:style style:name="P530" style:family="paragraph" style:parent-style-name="Standard">
      <style:text-properties officeooo:paragraph-rsid="0069ae1a"/>
    </style:style>
    <style:style style:name="P531" style:family="paragraph" style:parent-style-name="Standard">
      <style:text-properties officeooo:rsid="006f66ec" officeooo:paragraph-rsid="006f66ec"/>
    </style:style>
    <style:style style:name="P532" style:family="paragraph" style:parent-style-name="Standard">
      <style:text-properties officeooo:paragraph-rsid="006f66ec"/>
    </style:style>
    <style:style style:name="P533" style:family="paragraph" style:parent-style-name="Standard">
      <style:text-properties officeooo:paragraph-rsid="0071baff"/>
    </style:style>
    <style:style style:name="P534" style:family="paragraph" style:parent-style-name="Standard">
      <style:text-properties officeooo:rsid="0072cdc4" officeooo:paragraph-rsid="00751d17"/>
    </style:style>
    <style:style style:name="P535" style:family="paragraph" style:parent-style-name="Standard">
      <style:text-properties officeooo:paragraph-rsid="00751d17"/>
    </style:style>
    <style:style style:name="P536" style:family="paragraph" style:parent-style-name="Standard">
      <style:text-properties officeooo:rsid="00793c0d" officeooo:paragraph-rsid="00793c0d"/>
    </style:style>
    <style:style style:name="P537" style:family="paragraph" style:parent-style-name="Standard">
      <style:paragraph-properties fo:line-height="115%"/>
      <style:text-properties officeooo:rsid="00793c0d" officeooo:paragraph-rsid="00793c0d"/>
    </style:style>
    <style:style style:name="P538" style:family="paragraph" style:parent-style-name="Standard">
      <style:text-properties officeooo:rsid="00793c0d" officeooo:paragraph-rsid="007b2101"/>
    </style:style>
    <style:style style:name="P539" style:family="paragraph" style:parent-style-name="Standard">
      <style:text-properties officeooo:paragraph-rsid="00793c0d"/>
    </style:style>
    <style:style style:name="P540" style:family="paragraph" style:parent-style-name="Standard">
      <style:text-properties officeooo:paragraph-rsid="007b2101"/>
    </style:style>
    <style:style style:name="P541" style:family="paragraph" style:parent-style-name="Standard">
      <style:text-properties officeooo:rsid="007d92ff" officeooo:paragraph-rsid="007d92ff"/>
    </style:style>
    <style:style style:name="P542" style:family="paragraph" style:parent-style-name="Standard">
      <style:text-properties officeooo:paragraph-rsid="007d92ff"/>
    </style:style>
    <style:style style:name="P543" style:family="paragraph" style:parent-style-name="Standard">
      <style:text-properties officeooo:paragraph-rsid="0053faec"/>
    </style:style>
    <style:style style:name="P544" style:family="paragraph" style:parent-style-name="Standard">
      <style:text-properties officeooo:paragraph-rsid="008478a0"/>
    </style:style>
    <style:style style:name="P545" style:family="paragraph" style:parent-style-name="Standard">
      <style:text-properties officeooo:paragraph-rsid="008eeb87"/>
    </style:style>
    <style:style style:name="P546" style:family="paragraph" style:parent-style-name="Standard">
      <style:text-properties officeooo:paragraph-rsid="00905987"/>
    </style:style>
    <style:style style:name="P547" style:family="paragraph" style:parent-style-name="Standard">
      <style:text-properties officeooo:paragraph-rsid="00939859"/>
    </style:style>
    <style:style style:name="P548" style:family="paragraph" style:parent-style-name="Standard">
      <style:text-properties officeooo:paragraph-rsid="0097dc17"/>
    </style:style>
    <style:style style:name="P549" style:family="paragraph" style:parent-style-name="Standard">
      <style:text-properties officeooo:rsid="009d5b59" officeooo:paragraph-rsid="009d5b59"/>
    </style:style>
    <style:style style:name="P550" style:family="paragraph" style:parent-style-name="Standard">
      <style:text-properties officeooo:rsid="009d5b59" officeooo:paragraph-rsid="009ec4fc"/>
    </style:style>
    <style:style style:name="P551" style:family="paragraph" style:parent-style-name="Standard">
      <style:text-properties officeooo:paragraph-rsid="009d5b59"/>
    </style:style>
    <style:style style:name="P552" style:family="paragraph" style:parent-style-name="Standard">
      <style:text-properties officeooo:paragraph-rsid="009ec4fc"/>
    </style:style>
    <style:style style:name="P553" style:family="paragraph" style:parent-style-name="Standard">
      <style:text-properties officeooo:paragraph-rsid="009f187e"/>
    </style:style>
    <style:style style:name="P554" style:family="paragraph" style:parent-style-name="Standard">
      <style:text-properties officeooo:paragraph-rsid="007fd79d"/>
    </style:style>
    <style:style style:name="P555" style:family="paragraph" style:parent-style-name="Standard">
      <style:text-properties officeooo:paragraph-rsid="00a1d04f"/>
    </style:style>
    <style:style style:name="P556" style:family="paragraph" style:parent-style-name="Standard">
      <style:text-properties officeooo:rsid="00a6f347" officeooo:paragraph-rsid="00a6f347"/>
    </style:style>
    <style:style style:name="P557" style:family="paragraph" style:parent-style-name="Standard">
      <style:text-properties officeooo:paragraph-rsid="00aa7e9e"/>
    </style:style>
    <style:style style:name="P558" style:family="paragraph" style:parent-style-name="Standard">
      <style:text-properties officeooo:paragraph-rsid="00acfb9d"/>
    </style:style>
    <style:style style:name="P559" style:family="paragraph" style:parent-style-name="Standard">
      <style:text-properties officeooo:paragraph-rsid="00a1e031"/>
    </style:style>
    <style:style style:name="P560" style:family="paragraph" style:parent-style-name="Standard">
      <style:text-properties officeooo:paragraph-rsid="00635f1a"/>
    </style:style>
    <style:style style:name="P561" style:family="paragraph" style:parent-style-name="Standard">
      <style:text-properties officeooo:paragraph-rsid="00ba819c"/>
    </style:style>
    <style:style style:name="P562" style:family="paragraph" style:parent-style-name="Standard">
      <style:paragraph-properties fo:line-height="100%"/>
      <style:text-properties officeooo:rsid="00ba819c" officeooo:paragraph-rsid="00c12d1c"/>
    </style:style>
    <style:style style:name="P563" style:family="paragraph" style:parent-style-name="Standard">
      <style:text-properties officeooo:paragraph-rsid="00bc5e43"/>
    </style:style>
    <style:style style:name="P564" style:family="paragraph" style:parent-style-name="Standard">
      <style:text-properties officeooo:paragraph-rsid="00c50878"/>
    </style:style>
    <style:style style:name="P565" style:family="paragraph" style:parent-style-name="Standard">
      <style:text-properties officeooo:paragraph-rsid="00c7021f"/>
    </style:style>
    <style:style style:name="P566" style:family="paragraph" style:parent-style-name="Standard">
      <style:text-properties officeooo:paragraph-rsid="00c88326"/>
    </style:style>
    <style:style style:name="P567" style:family="paragraph" style:parent-style-name="Standard">
      <style:text-properties officeooo:paragraph-rsid="00af3424"/>
    </style:style>
    <style:style style:name="P568" style:family="paragraph" style:parent-style-name="Standard">
      <style:text-properties officeooo:paragraph-rsid="00cfa052"/>
    </style:style>
    <style:style style:name="P569" style:family="paragraph" style:parent-style-name="Standard">
      <style:text-properties officeooo:paragraph-rsid="00d63bc5"/>
    </style:style>
    <style:style style:name="P570" style:family="paragraph" style:parent-style-name="Standard">
      <style:text-properties officeooo:paragraph-rsid="00d833d3"/>
    </style:style>
    <style:style style:name="P571" style:family="paragraph" style:parent-style-name="Standard">
      <style:text-properties officeooo:paragraph-rsid="00dd44af"/>
    </style:style>
    <style:style style:name="P572" style:family="paragraph" style:parent-style-name="Standard">
      <style:text-properties officeooo:paragraph-rsid="00e1ae30"/>
    </style:style>
    <style:style style:name="P573" style:family="paragraph" style:parent-style-name="Standard">
      <style:text-properties officeooo:paragraph-rsid="00e56ddc"/>
    </style:style>
    <style:style style:name="P574" style:family="paragraph" style:parent-style-name="Standard">
      <style:text-properties officeooo:paragraph-rsid="00e6e228"/>
    </style:style>
    <style:style style:name="P575" style:family="paragraph" style:parent-style-name="Standard">
      <style:text-properties officeooo:paragraph-rsid="00e9938e"/>
    </style:style>
    <style:style style:name="P576" style:family="paragraph" style:parent-style-name="Standard">
      <style:text-properties officeooo:paragraph-rsid="00eb49f4"/>
    </style:style>
    <style:style style:name="P577" style:family="paragraph" style:parent-style-name="Standard">
      <style:text-properties officeooo:paragraph-rsid="00ec9cc0"/>
    </style:style>
    <style:style style:name="P578" style:family="paragraph" style:parent-style-name="Standard">
      <style:text-properties officeooo:paragraph-rsid="00f4c6c5"/>
    </style:style>
    <style:style style:name="P579" style:family="paragraph" style:parent-style-name="Standard">
      <style:text-properties officeooo:rsid="00f4c6c5" officeooo:paragraph-rsid="00f4c6c5"/>
    </style:style>
    <style:style style:name="P580" style:family="paragraph" style:parent-style-name="Standard">
      <style:text-properties officeooo:rsid="00f68ffb" officeooo:paragraph-rsid="00f68ffb"/>
    </style:style>
    <style:style style:name="P581" style:family="paragraph" style:parent-style-name="Standard">
      <style:text-properties officeooo:paragraph-rsid="00f9fdc0"/>
    </style:style>
    <style:style style:name="P582" style:family="paragraph" style:parent-style-name="Standard">
      <style:text-properties officeooo:paragraph-rsid="00fb5f7f"/>
    </style:style>
    <style:style style:name="P583" style:family="paragraph" style:parent-style-name="Standard">
      <style:text-properties officeooo:paragraph-rsid="00fc67ff"/>
    </style:style>
    <style:style style:name="P584" style:family="paragraph" style:parent-style-name="Standard">
      <style:text-properties officeooo:paragraph-rsid="00fdd6a8"/>
    </style:style>
    <style:style style:name="P585" style:family="paragraph" style:parent-style-name="Standard">
      <style:text-properties officeooo:rsid="010639c7" officeooo:paragraph-rsid="01078b3d"/>
    </style:style>
    <style:style style:name="P586" style:family="paragraph" style:parent-style-name="Standard">
      <style:text-properties officeooo:rsid="010639c7" officeooo:paragraph-rsid="01078ca1"/>
    </style:style>
    <style:style style:name="P587" style:family="paragraph" style:parent-style-name="Standard">
      <style:text-properties officeooo:paragraph-rsid="010639c7"/>
    </style:style>
    <style:style style:name="P588" style:family="paragraph" style:parent-style-name="Standard">
      <style:text-properties officeooo:paragraph-rsid="010c3ac9"/>
    </style:style>
    <style:style style:name="P589" style:family="paragraph" style:parent-style-name="Standard">
      <style:text-properties officeooo:paragraph-rsid="010f5523"/>
    </style:style>
    <style:style style:name="P590" style:family="paragraph" style:parent-style-name="Standard">
      <style:text-properties officeooo:paragraph-rsid="010ff277"/>
    </style:style>
    <style:style style:name="P591" style:family="paragraph" style:parent-style-name="Standard">
      <style:text-properties officeooo:paragraph-rsid="0111d037"/>
    </style:style>
    <style:style style:name="P592" style:family="paragraph" style:parent-style-name="Standard">
      <style:text-properties officeooo:paragraph-rsid="0113860e"/>
    </style:style>
    <style:style style:name="P593" style:family="paragraph" style:parent-style-name="Standard">
      <style:text-properties officeooo:paragraph-rsid="01148430"/>
    </style:style>
    <style:style style:name="P594" style:family="paragraph" style:parent-style-name="Standard">
      <style:text-properties officeooo:paragraph-rsid="01190d75"/>
    </style:style>
    <style:style style:name="P595" style:family="paragraph" style:parent-style-name="Standard">
      <style:text-properties officeooo:rsid="011e7671" officeooo:paragraph-rsid="011e7671"/>
    </style:style>
    <style:style style:name="P596" style:family="paragraph" style:parent-style-name="Standard">
      <style:text-properties officeooo:paragraph-rsid="011e7671"/>
    </style:style>
    <style:style style:name="P597" style:family="paragraph" style:parent-style-name="Standard">
      <style:text-properties officeooo:paragraph-rsid="01206a6e"/>
    </style:style>
    <style:style style:name="P598" style:family="paragraph" style:parent-style-name="Standard">
      <style:text-properties officeooo:paragraph-rsid="008c034a"/>
    </style:style>
    <style:style style:name="P599" style:family="paragraph" style:parent-style-name="Standard">
      <style:text-properties officeooo:paragraph-rsid="012b24b3"/>
    </style:style>
    <style:style style:name="P600" style:family="paragraph" style:parent-style-name="Standard">
      <style:text-properties officeooo:paragraph-rsid="012e9465"/>
    </style:style>
    <style:style style:name="P601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02" style:family="paragraph" style:parent-style-name="Standard">
      <style:text-properties officeooo:paragraph-rsid="01401741"/>
    </style:style>
    <style:style style:name="P603" style:family="paragraph" style:parent-style-name="Standard">
      <style:text-properties officeooo:paragraph-rsid="01466326"/>
    </style:style>
    <style:style style:name="P60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officeooo:paragraph-rsid="00d459e3"/>
    </style:style>
    <style:style style:name="P606" style:family="paragraph" style:parent-style-name="Standard">
      <style:text-properties officeooo:paragraph-rsid="0149fc19"/>
    </style:style>
    <style:style style:name="P607" style:family="paragraph" style:parent-style-name="Standard">
      <style:text-properties officeooo:paragraph-rsid="01078ca1"/>
    </style:style>
    <style:style style:name="P608" style:family="paragraph" style:parent-style-name="Standard">
      <style:text-properties officeooo:paragraph-rsid="010ab710"/>
    </style:style>
    <style:style style:name="P609" style:family="paragraph" style:parent-style-name="Standard">
      <style:text-properties officeooo:paragraph-rsid="014be95f"/>
    </style:style>
    <style:style style:name="P610" style:family="paragraph" style:parent-style-name="Standard">
      <style:text-properties officeooo:paragraph-rsid="014f285e"/>
    </style:style>
    <style:style style:name="P611" style:family="paragraph" style:parent-style-name="Standard">
      <style:text-properties officeooo:rsid="01528202" officeooo:paragraph-rsid="016331b0"/>
    </style:style>
    <style:style style:name="P612" style:family="paragraph" style:parent-style-name="Standard">
      <style:text-properties officeooo:paragraph-rsid="01549026"/>
    </style:style>
    <style:style style:name="P613" style:family="paragraph" style:parent-style-name="Standard">
      <style:text-properties officeooo:paragraph-rsid="015882c3"/>
    </style:style>
    <style:style style:name="P614" style:family="paragraph" style:parent-style-name="Standard">
      <style:text-properties officeooo:paragraph-rsid="015ee267"/>
    </style:style>
    <style:style style:name="P615" style:family="paragraph" style:parent-style-name="Standard">
      <style:text-properties officeooo:paragraph-rsid="01604964"/>
    </style:style>
    <style:style style:name="P616" style:family="paragraph" style:parent-style-name="Standard">
      <style:text-properties officeooo:paragraph-rsid="016331b0"/>
    </style:style>
    <style:style style:name="P617" style:family="paragraph" style:parent-style-name="Standard">
      <style:paragraph-properties fo:line-height="150%"/>
      <style:text-properties officeooo:paragraph-rsid="0166b397"/>
    </style:style>
    <style:style style:name="P61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1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28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29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30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31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32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33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3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3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3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3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3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3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4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41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42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43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44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46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647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 fo:break-before="page"/>
      <style:text-properties officeooo:paragraph-rsid="0166b397"/>
    </style:style>
    <style:style style:name="P650" style:family="paragraph" style:parent-style-name="Standard">
      <style:paragraph-properties fo:line-height="150%" fo:break-before="page"/>
      <style:text-properties officeooo:paragraph-rsid="0169df86"/>
    </style:style>
    <style:style style:name="P651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52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53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54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55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56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57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58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59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60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61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62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63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64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65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66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67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68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69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70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71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72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73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74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75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676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677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678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679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680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681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682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683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684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685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686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687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688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689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69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691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92" style:family="paragraph" style:parent-style-name="Standard" style:list-style-name="L1">
      <style:text-properties officeooo:paragraph-rsid="001c5680"/>
    </style:style>
    <style:style style:name="P693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694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695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696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697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698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699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00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01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02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03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04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05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06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07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08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09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10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11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12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13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14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15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16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17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18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19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20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21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22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23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24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25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26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27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28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29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30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31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32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33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34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35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36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37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38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3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4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4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4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4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4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4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4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4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4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49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50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51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52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53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54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55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56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57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58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59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60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6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6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63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6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6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66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67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68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69" style:family="paragraph" style:parent-style-name="Standard" style:list-style-name="L29">
      <style:text-properties officeooo:paragraph-rsid="00a8ca1b"/>
    </style:style>
    <style:style style:name="P770" style:family="paragraph" style:parent-style-name="Standard" style:list-style-name="L38">
      <style:text-properties officeooo:paragraph-rsid="00f9fdc0"/>
    </style:style>
    <style:style style:name="P771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72" style:family="paragraph" style:parent-style-name="Standard">
      <style:text-properties fo:font-style="normal" style:font-style-asian="normal" style:font-style-complex="normal"/>
    </style:style>
    <style:style style:name="P773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74" style:family="paragraph" style:parent-style-name="Standard" style:list-style-name="L63">
      <style:text-properties officeooo:paragraph-rsid="013e50cb"/>
    </style:style>
    <style:style style:name="P775" style:family="paragraph" style:parent-style-name="Standard" style:list-style-name="L63">
      <style:text-properties officeooo:paragraph-rsid="01401741"/>
    </style:style>
    <style:style style:name="P776" style:family="paragraph" style:parent-style-name="Standard" style:list-style-name="L63">
      <style:text-properties officeooo:paragraph-rsid="013db3b4"/>
    </style:style>
    <style:style style:name="P777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78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79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80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782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783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784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785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786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787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788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789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792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793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794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796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798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799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800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801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802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803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80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05f2637" style:font-style-asian="italic" style:font-style-complex="italic"/>
    </style:style>
    <style:style style:name="T18" style:family="text">
      <style:text-properties fo:font-style="italic" officeooo:rsid="005fb5cb" style:font-style-asian="italic" style:font-style-complex="italic"/>
    </style:style>
    <style:style style:name="T19" style:family="text">
      <style:text-properties fo:font-style="italic" officeooo:rsid="00607814" style:font-style-asian="italic" style:font-style-complex="italic"/>
    </style:style>
    <style:style style:name="T20" style:family="text">
      <style:text-properties fo:font-style="italic" officeooo:rsid="0063f681" style:font-style-asian="italic" style:font-style-complex="italic"/>
    </style:style>
    <style:style style:name="T21" style:family="text">
      <style:text-properties fo:font-style="italic" officeooo:rsid="006579dd" style:font-style-asian="italic" style:font-style-complex="italic"/>
    </style:style>
    <style:style style:name="T22" style:family="text">
      <style:text-properties fo:font-style="italic" officeooo:rsid="00644350" style:font-style-asian="italic" style:font-style-complex="italic"/>
    </style:style>
    <style:style style:name="T23" style:family="text">
      <style:text-properties fo:font-style="italic" officeooo:rsid="0066b31e" style:font-style-asian="italic" style:font-style-complex="italic"/>
    </style:style>
    <style:style style:name="T24" style:family="text">
      <style:text-properties fo:font-style="italic" officeooo:rsid="0069ae1a" style:font-style-asian="italic" style:font-style-complex="italic"/>
    </style:style>
    <style:style style:name="T25" style:family="text">
      <style:text-properties fo:font-style="italic" officeooo:rsid="006f66ec" style:font-style-asian="italic" style:font-style-complex="italic"/>
    </style:style>
    <style:style style:name="T26" style:family="text">
      <style:text-properties fo:font-style="italic" officeooo:rsid="0072cdc4" style:font-style-asian="italic" style:font-style-complex="italic"/>
    </style:style>
    <style:style style:name="T27" style:family="text">
      <style:text-properties fo:font-style="italic" officeooo:rsid="00751d17" style:font-style-asian="italic" style:font-style-complex="italic"/>
    </style:style>
    <style:style style:name="T28" style:family="text">
      <style:text-properties fo:font-style="italic" officeooo:rsid="00793c0d" style:font-style-asian="italic" style:font-style-complex="italic"/>
    </style:style>
    <style:style style:name="T29" style:family="text">
      <style:text-properties fo:font-style="italic" officeooo:rsid="007d92ff" style:font-style-asian="italic" style:font-style-complex="italic"/>
    </style:style>
    <style:style style:name="T30" style:family="text">
      <style:text-properties fo:font-style="italic" officeooo:rsid="00819260" style:font-style-asian="italic" style:font-style-complex="italic"/>
    </style:style>
    <style:style style:name="T31" style:family="text">
      <style:text-properties fo:font-style="italic" officeooo:rsid="009622c6" style:font-style-asian="italic" style:font-style-complex="italic"/>
    </style:style>
    <style:style style:name="T32" style:family="text">
      <style:text-properties fo:font-style="italic" officeooo:rsid="009d5b59" style:font-style-asian="italic" style:font-style-complex="italic"/>
    </style:style>
    <style:style style:name="T33" style:family="text">
      <style:text-properties fo:font-style="italic" officeooo:rsid="00a1d04f" style:font-style-asian="italic" style:font-style-complex="italic"/>
    </style:style>
    <style:style style:name="T34" style:family="text">
      <style:text-properties fo:font-style="italic" officeooo:rsid="00a8ca1b" style:font-style-asian="italic" style:font-style-complex="italic"/>
    </style:style>
    <style:style style:name="T35" style:family="text">
      <style:text-properties fo:font-style="italic" officeooo:rsid="00acfb9d" style:font-style-asian="italic" style:font-style-complex="italic"/>
    </style:style>
    <style:style style:name="T36" style:family="text">
      <style:text-properties fo:font-style="italic" officeooo:rsid="00b41267" style:font-style-asian="italic" style:font-style-complex="italic"/>
    </style:style>
    <style:style style:name="T37" style:family="text">
      <style:text-properties fo:font-style="italic" officeooo:rsid="00bbf4cd" style:font-style-asian="italic" style:font-style-complex="italic"/>
    </style:style>
    <style:style style:name="T38" style:family="text">
      <style:text-properties fo:font-style="italic" officeooo:rsid="00ba819c" style:font-style-asian="italic" style:font-style-complex="italic"/>
    </style:style>
    <style:style style:name="T39" style:family="text">
      <style:text-properties fo:font-style="italic" officeooo:rsid="00bdd473" style:font-style-asian="italic" style:font-style-complex="italic"/>
    </style:style>
    <style:style style:name="T40" style:family="text">
      <style:text-properties fo:font-style="italic" officeooo:rsid="00c495da" style:font-style-asian="italic" style:font-style-complex="italic"/>
    </style:style>
    <style:style style:name="T41" style:family="text">
      <style:text-properties fo:font-style="italic" officeooo:rsid="00c50878" style:font-style-asian="italic" style:font-style-complex="italic"/>
    </style:style>
    <style:style style:name="T42" style:family="text">
      <style:text-properties fo:font-style="italic" officeooo:rsid="00f9fdc0" style:font-style-asian="italic" style:font-style-complex="italic"/>
    </style:style>
    <style:style style:name="T43" style:family="text">
      <style:text-properties fo:font-style="italic" officeooo:rsid="00fb5f7f" style:font-style-asian="italic" style:font-style-complex="italic"/>
    </style:style>
    <style:style style:name="T44" style:family="text">
      <style:text-properties fo:font-style="italic" officeooo:rsid="0108e64c" style:font-style-asian="italic" style:font-style-complex="italic"/>
    </style:style>
    <style:style style:name="T45" style:family="text">
      <style:text-properties fo:font-style="italic" officeooo:rsid="010c3ac9" style:font-style-asian="italic" style:font-style-complex="italic"/>
    </style:style>
    <style:style style:name="T46" style:family="text">
      <style:text-properties fo:font-style="italic" officeooo:rsid="010f5523" style:font-style-asian="italic" style:font-style-complex="italic"/>
    </style:style>
    <style:style style:name="T47" style:family="text">
      <style:text-properties fo:font-style="italic" officeooo:rsid="010da598" style:font-style-asian="italic" style:font-style-complex="italic"/>
    </style:style>
    <style:style style:name="T48" style:family="text">
      <style:text-properties fo:font-style="italic" officeooo:rsid="0111d037" style:font-style-asian="italic" style:font-style-complex="italic"/>
    </style:style>
    <style:style style:name="T49" style:family="text">
      <style:text-properties fo:font-style="italic" officeooo:rsid="01190d75" style:font-style-asian="italic" style:font-style-complex="italic"/>
    </style:style>
    <style:style style:name="T50" style:family="text">
      <style:text-properties fo:font-style="italic" officeooo:rsid="008c034a" style:font-style-asian="italic" style:font-style-complex="italic"/>
    </style:style>
    <style:style style:name="T51" style:family="text">
      <style:text-properties fo:font-style="italic" officeooo:rsid="0128c6e8" style:font-style-asian="italic" style:font-style-complex="italic"/>
    </style:style>
    <style:style style:name="T52" style:family="text">
      <style:text-properties fo:font-style="italic" officeooo:rsid="012e9465" style:font-style-asian="italic" style:font-style-complex="italic"/>
    </style:style>
    <style:style style:name="T53" style:family="text">
      <style:text-properties fo:font-style="italic" officeooo:rsid="01305c41" style:font-style-asian="italic" style:font-style-complex="italic"/>
    </style:style>
    <style:style style:name="T54" style:family="text">
      <style:text-properties fo:font-style="italic" officeooo:rsid="014be95f" style:font-style-asian="italic" style:font-style-complex="italic"/>
    </style:style>
    <style:style style:name="T55" style:family="text">
      <style:text-properties fo:font-style="italic" officeooo:rsid="010639c7" style:font-style-asian="italic" style:font-style-complex="italic"/>
    </style:style>
    <style:style style:name="T56" style:family="text">
      <style:text-properties fo:font-style="italic" officeooo:rsid="01703db4" style:font-style-asian="italic" style:font-style-complex="italic"/>
    </style:style>
    <style:style style:name="T57" style:family="text">
      <style:text-properties fo:font-style="italic" officeooo:rsid="010ab710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style:font-style-asian="italic" style:font-style-complex="italic"/>
    </style:style>
    <style:style style:name="T111" style:family="text">
      <style:text-properties fo:font-style="italic" style:text-underline-style="none" officeooo:rsid="010f422a" style:font-style-asian="italic" style:font-style-complex="italic"/>
    </style:style>
    <style:style style:name="T112" style:family="text">
      <style:text-properties fo:font-style="italic" style:text-underline-style="none" officeooo:rsid="004caf23" style:font-style-asian="italic" style:font-style-complex="italic"/>
    </style:style>
    <style:style style:name="T11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1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2" style:family="text">
      <style:text-properties officeooo:rsid="0010e9b7"/>
    </style:style>
    <style:style style:name="T133" style:family="text">
      <style:text-properties fo:color="#ff0000"/>
    </style:style>
    <style:style style:name="T134" style:family="text">
      <style:text-properties fo:color="#ff0000" fo:font-style="italic" style:font-style-asian="italic" style:font-style-complex="italic"/>
    </style:style>
    <style:style style:name="T135" style:family="text">
      <style:text-properties fo:color="#ff0000" fo:font-style="italic" officeooo:rsid="0011b025" style:font-style-asian="italic" style:font-style-complex="italic"/>
    </style:style>
    <style:style style:name="T136" style:family="text">
      <style:text-properties fo:color="#ff0000" fo:font-style="italic" officeooo:rsid="00186c3f" style:font-style-asian="italic" style:font-style-complex="italic"/>
    </style:style>
    <style:style style:name="T137" style:family="text">
      <style:text-properties fo:color="#ff0000" officeooo:rsid="0013daba"/>
    </style:style>
    <style:style style:name="T138" style:family="text">
      <style:text-properties fo:color="#ff0000" officeooo:rsid="00186c3f"/>
    </style:style>
    <style:style style:name="T139" style:family="text">
      <style:text-properties fo:color="#ff0000" officeooo:rsid="00acfb9d"/>
    </style:style>
    <style:style style:name="T140" style:family="text">
      <style:text-properties fo:color="#ff0000" fo:font-weight="normal" style:font-weight-asian="normal" style:font-weight-complex="normal"/>
    </style:style>
    <style:style style:name="T141" style:family="text">
      <style:text-properties fo:color="#ff0000" fo:font-weight="normal" officeooo:rsid="014d6fa3" style:font-weight-asian="normal" style:font-weight-complex="normal"/>
    </style:style>
    <style:style style:name="T142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3" style:family="text">
      <style:text-properties fo:color="#0000ff"/>
    </style:style>
    <style:style style:name="T144" style:family="text">
      <style:text-properties fo:color="#0000ff" fo:font-style="italic" style:font-style-asian="italic" style:font-style-complex="italic"/>
    </style:style>
    <style:style style:name="T145" style:family="text">
      <style:text-properties fo:color="#0000ff" fo:font-style="italic" officeooo:rsid="0011b025" style:font-style-asian="italic" style:font-style-complex="italic"/>
    </style:style>
    <style:style style:name="T146" style:family="text">
      <style:text-properties fo:color="#0000ff" fo:font-style="italic" officeooo:rsid="0013daba" style:font-style-asian="italic" style:font-style-complex="italic"/>
    </style:style>
    <style:style style:name="T147" style:family="text">
      <style:text-properties fo:color="#0000ff" fo:font-style="italic" officeooo:rsid="00186c3f" style:font-style-asian="italic" style:font-style-complex="italic"/>
    </style:style>
    <style:style style:name="T148" style:family="text">
      <style:text-properties fo:color="#0000ff" fo:font-style="italic" officeooo:rsid="0012a0dc" style:font-style-asian="italic" style:font-style-complex="italic"/>
    </style:style>
    <style:style style:name="T149" style:family="text">
      <style:text-properties fo:color="#0000ff" fo:font-style="italic" officeooo:rsid="009f187e" style:font-style-asian="italic" style:font-style-complex="italic"/>
    </style:style>
    <style:style style:name="T150" style:family="text">
      <style:text-properties fo:color="#0000ff" officeooo:rsid="0013daba"/>
    </style:style>
    <style:style style:name="T151" style:family="text">
      <style:text-properties fo:color="#0000ff" officeooo:rsid="00186c3f"/>
    </style:style>
    <style:style style:name="T152" style:family="text">
      <style:text-properties fo:color="#0000ff" fo:background-color="transparent" loext:char-shading-value="0"/>
    </style:style>
    <style:style style:name="T153" style:family="text">
      <style:text-properties fo:color="#0000ff" officeooo:rsid="00acfb9d"/>
    </style:style>
    <style:style style:name="T154" style:family="text">
      <style:text-properties fo:color="#0000ff" fo:font-weight="normal" style:font-weight-asian="normal" style:font-weight-complex="normal"/>
    </style:style>
    <style:style style:name="T155" style:family="text">
      <style:text-properties fo:color="#0000ff" fo:font-weight="normal" officeooo:rsid="014d6fa3" style:font-weight-asian="normal" style:font-weight-complex="normal"/>
    </style:style>
    <style:style style:name="T156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57" style:family="text">
      <style:text-properties fo:color="#008000"/>
    </style:style>
    <style:style style:name="T158" style:family="text">
      <style:text-properties fo:color="#008000" fo:font-style="italic" style:font-style-asian="italic" style:font-style-complex="italic"/>
    </style:style>
    <style:style style:name="T159" style:family="text">
      <style:text-properties fo:color="#008000" fo:font-style="italic" officeooo:rsid="0011b025" style:font-style-asian="italic" style:font-style-complex="italic"/>
    </style:style>
    <style:style style:name="T160" style:family="text">
      <style:text-properties fo:color="#008000" fo:font-style="italic" officeooo:rsid="0013daba" style:font-style-asian="italic" style:font-style-complex="italic"/>
    </style:style>
    <style:style style:name="T161" style:family="text">
      <style:text-properties fo:color="#008000" fo:font-style="italic" officeooo:rsid="009f187e" style:font-style-asian="italic" style:font-style-complex="italic"/>
    </style:style>
    <style:style style:name="T162" style:family="text">
      <style:text-properties fo:color="#008000" officeooo:rsid="0013daba"/>
    </style:style>
    <style:style style:name="T163" style:family="text">
      <style:text-properties fo:color="#008000" officeooo:rsid="00acfb9d"/>
    </style:style>
    <style:style style:name="T164" style:family="text">
      <style:text-properties fo:color="#008000" fo:font-weight="normal" officeooo:rsid="007ca694" style:font-weight-asian="normal" style:font-weight-complex="normal"/>
    </style:style>
    <style:style style:name="T165" style:family="text">
      <style:text-properties fo:color="#ff00ff"/>
    </style:style>
    <style:style style:name="T166" style:family="text">
      <style:text-properties fo:color="#ff00ff" fo:font-style="italic" style:font-style-asian="italic" style:font-style-complex="italic"/>
    </style:style>
    <style:style style:name="T167" style:family="text">
      <style:text-properties fo:color="#ff00ff" fo:font-style="italic" officeooo:rsid="0011b025" style:font-style-asian="italic" style:font-style-complex="italic"/>
    </style:style>
    <style:style style:name="T168" style:family="text">
      <style:text-properties fo:color="#ff00ff" fo:font-style="italic" officeooo:rsid="0013daba" style:font-style-asian="italic" style:font-style-complex="italic"/>
    </style:style>
    <style:style style:name="T169" style:family="text">
      <style:text-properties fo:color="#ff00ff" fo:font-style="italic" officeooo:rsid="00186c3f" style:font-style-asian="italic" style:font-style-complex="italic"/>
    </style:style>
    <style:style style:name="T170" style:family="text">
      <style:text-properties fo:color="#ff00ff" officeooo:rsid="00186c3f"/>
    </style:style>
    <style:style style:name="T171" style:family="text">
      <style:text-properties fo:color="#ff00ff" officeooo:rsid="00acfb9d"/>
    </style:style>
    <style:style style:name="T172" style:family="text">
      <style:text-properties fo:color="#1e90ff"/>
    </style:style>
    <style:style style:name="T173" style:family="text">
      <style:text-properties fo:color="#1e90ff" fo:font-style="italic" style:font-style-asian="italic" style:font-style-complex="italic"/>
    </style:style>
    <style:style style:name="T174" style:family="text">
      <style:text-properties fo:color="#1e90ff" fo:font-style="italic" officeooo:rsid="0013daba" style:font-style-asian="italic" style:font-style-complex="italic"/>
    </style:style>
    <style:style style:name="T175" style:family="text">
      <style:text-properties fo:color="#1e90ff" fo:font-style="italic" officeooo:rsid="00186c3f" style:font-style-asian="italic" style:font-style-complex="italic"/>
    </style:style>
    <style:style style:name="T176" style:family="text">
      <style:text-properties fo:color="#1e90ff" fo:font-style="italic" officeooo:rsid="0011b025" style:font-style-asian="italic" style:font-style-complex="italic"/>
    </style:style>
    <style:style style:name="T177" style:family="text">
      <style:text-properties fo:color="#1e90ff" officeooo:rsid="0013daba"/>
    </style:style>
    <style:style style:name="T178" style:family="text">
      <style:text-properties fo:color="#1e90ff" officeooo:rsid="00186c3f"/>
    </style:style>
    <style:style style:name="T179" style:family="text">
      <style:text-properties officeooo:rsid="0013daba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fo:font-style="normal" officeooo:rsid="00134990" style:font-style-asian="normal" style:font-style-complex="normal"/>
    </style:style>
    <style:style style:name="T182" style:family="text">
      <style:text-properties fo:font-style="normal" officeooo:rsid="0013daba" style:font-style-asian="normal" style:font-style-complex="normal"/>
    </style:style>
    <style:style style:name="T183" style:family="text">
      <style:text-properties fo:font-style="normal" officeooo:rsid="00154f37" style:font-style-asian="normal" style:font-style-complex="normal"/>
    </style:style>
    <style:style style:name="T184" style:family="text">
      <style:text-properties fo:font-style="normal" officeooo:rsid="001819bc" style:font-style-asian="normal" style:font-style-complex="normal"/>
    </style:style>
    <style:style style:name="T185" style:family="text">
      <style:text-properties fo:font-style="normal" officeooo:rsid="00186c3f" style:font-style-asian="normal" style:font-style-complex="normal"/>
    </style:style>
    <style:style style:name="T186" style:family="text">
      <style:text-properties fo:font-style="normal" officeooo:rsid="0018e013" style:font-style-asian="normal" style:font-style-complex="normal"/>
    </style:style>
    <style:style style:name="T187" style:family="text">
      <style:text-properties fo:font-style="normal" officeooo:rsid="001c0ef5" style:font-style-asian="normal" style:font-style-complex="normal"/>
    </style:style>
    <style:style style:name="T188" style:family="text">
      <style:text-properties fo:font-style="normal" officeooo:rsid="0055a125" style:font-style-asian="normal" style:font-style-complex="normal"/>
    </style:style>
    <style:style style:name="T189" style:family="text">
      <style:text-properties fo:font-style="normal" officeooo:rsid="005fb5cb" style:font-style-asian="normal" style:font-style-complex="normal"/>
    </style:style>
    <style:style style:name="T190" style:family="text">
      <style:text-properties fo:font-style="normal" officeooo:rsid="00607814" style:font-style-asian="normal" style:font-style-complex="normal"/>
    </style:style>
    <style:style style:name="T191" style:family="text">
      <style:text-properties fo:font-style="normal" officeooo:rsid="00616041" style:font-style-asian="normal" style:font-style-complex="normal"/>
    </style:style>
    <style:style style:name="T192" style:family="text">
      <style:text-properties fo:font-style="normal" officeooo:rsid="0063f681" style:font-style-asian="normal" style:font-style-complex="normal"/>
    </style:style>
    <style:style style:name="T193" style:family="text">
      <style:text-properties fo:font-style="normal" officeooo:rsid="00644350" style:font-style-asian="normal" style:font-style-complex="normal"/>
    </style:style>
    <style:style style:name="T194" style:family="text">
      <style:text-properties fo:font-style="normal" officeooo:rsid="006579dd" style:font-style-asian="normal" style:font-style-complex="normal"/>
    </style:style>
    <style:style style:name="T195" style:family="text">
      <style:text-properties fo:font-style="normal" officeooo:rsid="0068aca7" style:font-style-asian="normal" style:font-style-complex="normal"/>
    </style:style>
    <style:style style:name="T196" style:family="text">
      <style:text-properties fo:font-style="normal" officeooo:rsid="0069ae1a" style:font-style-asian="normal" style:font-style-complex="normal"/>
    </style:style>
    <style:style style:name="T197" style:family="text">
      <style:text-properties fo:font-style="normal" officeooo:rsid="006b8991" style:font-style-asian="normal" style:font-style-complex="normal"/>
    </style:style>
    <style:style style:name="T198" style:family="text">
      <style:text-properties fo:font-style="normal" officeooo:rsid="0069643a" style:font-style-asian="normal" style:font-style-complex="normal"/>
    </style:style>
    <style:style style:name="T199" style:family="text">
      <style:text-properties fo:font-style="normal" officeooo:rsid="006f66ec" style:font-style-asian="normal" style:font-style-complex="normal"/>
    </style:style>
    <style:style style:name="T200" style:family="text">
      <style:text-properties fo:font-style="normal" officeooo:rsid="006d78d1" style:font-style-asian="normal" style:font-style-complex="normal"/>
    </style:style>
    <style:style style:name="T201" style:family="text">
      <style:text-properties fo:font-style="normal" officeooo:rsid="0071baff" style:font-style-asian="normal" style:font-style-complex="normal"/>
    </style:style>
    <style:style style:name="T202" style:family="text">
      <style:text-properties fo:font-style="normal" officeooo:rsid="00751d17" style:font-style-asian="normal" style:font-style-complex="normal"/>
    </style:style>
    <style:style style:name="T203" style:family="text">
      <style:text-properties fo:font-style="normal" officeooo:rsid="0075c7db" style:font-style-asian="normal" style:font-style-complex="normal"/>
    </style:style>
    <style:style style:name="T204" style:family="text">
      <style:text-properties fo:font-style="normal" officeooo:rsid="007b2101" style:font-style-asian="normal" style:font-style-complex="normal"/>
    </style:style>
    <style:style style:name="T205" style:family="text">
      <style:text-properties fo:font-style="normal" officeooo:rsid="007d92ff" style:font-style-asian="normal" style:font-style-complex="normal"/>
    </style:style>
    <style:style style:name="T206" style:family="text">
      <style:text-properties fo:font-style="normal" officeooo:rsid="00819260" style:font-style-asian="normal" style:font-style-complex="normal"/>
    </style:style>
    <style:style style:name="T207" style:family="text">
      <style:text-properties fo:font-style="normal" officeooo:rsid="008478a0" style:font-style-asian="normal" style:font-style-complex="normal"/>
    </style:style>
    <style:style style:name="T208" style:family="text">
      <style:text-properties fo:font-style="normal" officeooo:rsid="0085ac68" style:font-style-asian="normal" style:font-style-complex="normal"/>
    </style:style>
    <style:style style:name="T209" style:family="text">
      <style:text-properties fo:font-style="normal" officeooo:rsid="00941a11" style:font-style-asian="normal" style:font-style-complex="normal"/>
    </style:style>
    <style:style style:name="T210" style:family="text">
      <style:text-properties fo:font-style="normal" officeooo:rsid="009d5b59" style:font-style-asian="normal" style:font-style-complex="normal"/>
    </style:style>
    <style:style style:name="T211" style:family="text">
      <style:text-properties fo:font-style="normal" officeooo:rsid="009ec4fc" style:font-style-asian="normal" style:font-style-complex="normal"/>
    </style:style>
    <style:style style:name="T212" style:family="text">
      <style:text-properties fo:font-style="normal" officeooo:rsid="00a6f347" style:font-style-asian="normal" style:font-style-complex="normal"/>
    </style:style>
    <style:style style:name="T213" style:family="text">
      <style:text-properties fo:font-style="normal" officeooo:rsid="00a1e031" style:font-style-asian="normal" style:font-style-complex="normal"/>
    </style:style>
    <style:style style:name="T214" style:family="text">
      <style:text-properties fo:font-style="normal" officeooo:rsid="00acfb9d" style:font-style-asian="normal" style:font-style-complex="normal"/>
    </style:style>
    <style:style style:name="T215" style:family="text">
      <style:text-properties fo:font-style="normal" officeooo:rsid="00af3424" style:font-style-asian="normal" style:font-style-complex="normal"/>
    </style:style>
    <style:style style:name="T216" style:family="text">
      <style:text-properties fo:font-style="normal" officeooo:rsid="00ba819c" style:font-style-asian="normal" style:font-style-complex="normal"/>
    </style:style>
    <style:style style:name="T217" style:family="text">
      <style:text-properties fo:font-style="normal" officeooo:rsid="00bbf4cd" style:font-style-asian="normal" style:font-style-complex="normal"/>
    </style:style>
    <style:style style:name="T218" style:family="text">
      <style:text-properties fo:font-style="normal" officeooo:rsid="00bc5e43" style:font-style-asian="normal" style:font-style-complex="normal"/>
    </style:style>
    <style:style style:name="T219" style:family="text">
      <style:text-properties fo:font-style="normal" officeooo:rsid="00bdd473" style:font-style-asian="normal" style:font-style-complex="normal"/>
    </style:style>
    <style:style style:name="T220" style:family="text">
      <style:text-properties fo:font-style="normal" officeooo:rsid="00c12d1c" style:font-style-asian="normal" style:font-style-complex="normal"/>
    </style:style>
    <style:style style:name="T221" style:family="text">
      <style:text-properties fo:font-style="normal" officeooo:rsid="00c2c999" style:font-style-asian="normal" style:font-style-complex="normal"/>
    </style:style>
    <style:style style:name="T222" style:family="text">
      <style:text-properties fo:font-style="normal" officeooo:rsid="00c495da" style:font-style-asian="normal" style:font-style-complex="normal"/>
    </style:style>
    <style:style style:name="T223" style:family="text">
      <style:text-properties fo:font-style="normal" officeooo:rsid="00c50878" style:font-style-asian="normal" style:font-style-complex="normal"/>
    </style:style>
    <style:style style:name="T224" style:family="text">
      <style:text-properties fo:font-style="normal" officeooo:rsid="0066b31e" style:font-style-asian="normal" style:font-style-complex="normal"/>
    </style:style>
    <style:style style:name="T225" style:family="text">
      <style:text-properties fo:font-style="normal" officeooo:rsid="00684bfc" style:font-style-asian="normal" style:font-style-complex="normal"/>
    </style:style>
    <style:style style:name="T226" style:family="text">
      <style:text-properties fo:font-style="normal" officeooo:rsid="00c7021f" style:font-style-asian="normal" style:font-style-complex="normal"/>
    </style:style>
    <style:style style:name="T227" style:family="text">
      <style:text-properties fo:font-style="normal" officeooo:rsid="00c7cebc" style:font-style-asian="normal" style:font-style-complex="normal"/>
    </style:style>
    <style:style style:name="T228" style:family="text">
      <style:text-properties fo:font-style="normal" officeooo:rsid="00c88326" style:font-style-asian="normal" style:font-style-complex="normal"/>
    </style:style>
    <style:style style:name="T229" style:family="text">
      <style:text-properties fo:font-style="normal" officeooo:rsid="00d63bc5" style:font-style-asian="normal" style:font-style-complex="normal"/>
    </style:style>
    <style:style style:name="T230" style:family="text">
      <style:text-properties fo:font-style="normal" officeooo:rsid="00dd44af" style:font-style-asian="normal" style:font-style-complex="normal"/>
    </style:style>
    <style:style style:name="T231" style:family="text">
      <style:text-properties fo:font-style="normal" officeooo:rsid="00eb49f4" style:font-style-asian="normal" style:font-style-complex="normal"/>
    </style:style>
    <style:style style:name="T232" style:family="text">
      <style:text-properties fo:font-style="normal" officeooo:rsid="010c3ac9" style:font-style-asian="normal" style:font-style-complex="normal"/>
    </style:style>
    <style:style style:name="T233" style:family="text">
      <style:text-properties fo:font-style="normal" officeooo:rsid="010c4cb4" style:font-style-asian="normal" style:font-style-complex="normal"/>
    </style:style>
    <style:style style:name="T234" style:family="text">
      <style:text-properties fo:font-style="normal" officeooo:rsid="010da598" style:font-style-asian="normal" style:font-style-complex="normal"/>
    </style:style>
    <style:style style:name="T235" style:family="text">
      <style:text-properties fo:font-style="normal" officeooo:rsid="010f5523" style:font-style-asian="normal" style:font-style-complex="normal"/>
    </style:style>
    <style:style style:name="T236" style:family="text">
      <style:text-properties fo:font-style="normal" officeooo:rsid="0111d037" style:font-style-asian="normal" style:font-style-complex="normal"/>
    </style:style>
    <style:style style:name="T237" style:family="text">
      <style:text-properties fo:font-style="normal" officeooo:rsid="01148430" style:font-style-asian="normal" style:font-style-complex="normal"/>
    </style:style>
    <style:style style:name="T238" style:family="text">
      <style:text-properties fo:font-style="normal" officeooo:rsid="01190d75" style:font-style-asian="normal" style:font-style-complex="normal"/>
    </style:style>
    <style:style style:name="T239" style:family="text">
      <style:text-properties fo:font-style="normal" officeooo:rsid="011511c0" style:font-style-asian="normal" style:font-style-complex="normal"/>
    </style:style>
    <style:style style:name="T240" style:family="text">
      <style:text-properties fo:font-style="normal" officeooo:rsid="011e7671" style:font-style-asian="normal" style:font-style-complex="normal"/>
    </style:style>
    <style:style style:name="T241" style:family="text">
      <style:text-properties fo:font-style="normal" officeooo:rsid="01206a6e" style:font-style-asian="normal" style:font-style-complex="normal"/>
    </style:style>
    <style:style style:name="T242" style:family="text">
      <style:text-properties fo:font-style="normal" officeooo:rsid="008c034a" style:font-style-asian="normal" style:font-style-complex="normal"/>
    </style:style>
    <style:style style:name="T243" style:family="text">
      <style:text-properties fo:font-style="normal" officeooo:rsid="0128c6e8" style:font-style-asian="normal" style:font-style-complex="normal"/>
    </style:style>
    <style:style style:name="T244" style:family="text">
      <style:text-properties fo:font-style="normal" officeooo:rsid="012b24b3" style:font-style-asian="normal" style:font-style-complex="normal"/>
    </style:style>
    <style:style style:name="T245" style:family="text">
      <style:text-properties fo:font-style="normal" officeooo:rsid="012cecd7" style:font-style-asian="normal" style:font-style-complex="normal"/>
    </style:style>
    <style:style style:name="T246" style:family="text">
      <style:text-properties fo:font-style="normal" officeooo:rsid="012e9465" style:font-style-asian="normal" style:font-style-complex="normal"/>
    </style:style>
    <style:style style:name="T247" style:family="text">
      <style:text-properties fo:font-style="normal" officeooo:rsid="01305c41" style:font-style-asian="normal" style:font-style-complex="normal"/>
    </style:style>
    <style:style style:name="T248" style:family="text">
      <style:text-properties fo:font-style="normal" officeooo:rsid="01494a68" style:font-style-asian="normal" style:font-style-complex="normal"/>
    </style:style>
    <style:style style:name="T249" style:family="text">
      <style:text-properties fo:font-style="normal" officeooo:rsid="014be95f" style:font-style-asian="normal" style:font-style-complex="normal"/>
    </style:style>
    <style:style style:name="T250" style:family="text">
      <style:text-properties fo:font-style="normal" officeooo:rsid="000fecca" style:font-style-asian="normal" style:font-style-complex="normal"/>
    </style:style>
    <style:style style:name="T251" style:family="text">
      <style:text-properties fo:font-style="normal" officeooo:rsid="00b41267" style:font-style-asian="normal" style:font-style-complex="normal"/>
    </style:style>
    <style:style style:name="T252" style:family="text">
      <style:text-properties fo:font-style="normal" officeooo:rsid="0174886a" style:font-style-asian="normal" style:font-style-complex="normal"/>
    </style:style>
    <style:style style:name="T2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13860e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style:font-style-asian="normal" style:font-style-complex="normal"/>
    </style:style>
    <style:style style:name="T338" style:family="text">
      <style:text-properties fo:font-style="normal" style:text-underline-style="none" officeooo:rsid="00bbbf73" style:font-style-asian="normal" style:font-style-complex="normal"/>
    </style:style>
    <style:style style:name="T339" style:family="text">
      <style:text-properties fo:font-style="normal" style:text-underline-style="none" officeooo:rsid="08e9819c" style:font-style-asian="normal" style:font-style-complex="normal"/>
    </style:style>
    <style:style style:name="T340" style:family="text">
      <style:text-properties fo:font-style="normal" style:text-underline-style="none" officeooo:rsid="00be4749" style:font-style-asian="normal" style:font-style-complex="normal"/>
    </style:style>
    <style:style style:name="T341" style:family="text">
      <style:text-properties fo:font-style="normal" style:text-underline-style="none" officeooo:rsid="00d708a6" style:font-style-asian="normal" style:font-style-complex="normal"/>
    </style:style>
    <style:style style:name="T342" style:family="text">
      <style:text-properties fo:font-style="normal" style:text-underline-style="none" officeooo:rsid="00ec1e8c" style:font-style-asian="normal" style:font-style-complex="normal"/>
    </style:style>
    <style:style style:name="T343" style:family="text">
      <style:text-properties fo:font-style="normal" style:text-underline-style="none" officeooo:rsid="00d9c9e4" style:font-style-asian="normal" style:font-style-complex="normal"/>
    </style:style>
    <style:style style:name="T344" style:family="text">
      <style:text-properties fo:font-style="normal" style:text-underline-style="none" officeooo:rsid="08f0811a" style:font-style-asian="normal" style:font-style-complex="normal"/>
    </style:style>
    <style:style style:name="T345" style:family="text">
      <style:text-properties fo:font-style="normal" style:text-underline-style="none" officeooo:rsid="010f422a" style:font-style-asian="normal" style:font-style-complex="normal"/>
    </style:style>
    <style:style style:name="T346" style:family="text">
      <style:text-properties fo:font-style="normal" style:text-underline-style="none" officeooo:rsid="00476ae1" style:font-style-asian="normal" style:font-style-complex="normal"/>
    </style:style>
    <style:style style:name="T347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52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53" style:family="text">
      <style:text-properties officeooo:rsid="00154f37"/>
    </style:style>
    <style:style style:name="T354" style:family="text">
      <style:text-properties officeooo:rsid="0016b56f"/>
    </style:style>
    <style:style style:name="T355" style:family="text">
      <style:text-properties officeooo:rsid="00186c3f"/>
    </style:style>
    <style:style style:name="T356" style:family="text">
      <style:text-properties fo:color="#228b22" fo:font-style="italic" officeooo:rsid="00186c3f" style:font-style-asian="italic" style:font-style-complex="italic"/>
    </style:style>
    <style:style style:name="T357" style:family="text">
      <style:text-properties fo:color="#8b4513"/>
    </style:style>
    <style:style style:name="T358" style:family="text">
      <style:text-properties fo:color="#8b4513" officeooo:rsid="00186c3f"/>
    </style:style>
    <style:style style:name="T359" style:family="text">
      <style:text-properties officeooo:rsid="00205d85"/>
    </style:style>
    <style:style style:name="T360" style:family="text">
      <style:text-properties officeooo:rsid="001c5680"/>
    </style:style>
    <style:style style:name="T361" style:family="text">
      <style:text-properties officeooo:rsid="001e2fb9"/>
    </style:style>
    <style:style style:name="T36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63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officeooo:rsid="00a75993" style:font-weight-asian="bold" style:font-weight-complex="bold"/>
    </style:style>
    <style:style style:name="T366" style:family="text">
      <style:text-properties fo:font-weight="bold" officeooo:rsid="00beb82f" style:font-weight-asian="bold" style:font-weight-complex="bold"/>
    </style:style>
    <style:style style:name="T367" style:family="text">
      <style:text-properties fo:font-weight="bold" officeooo:rsid="00476ae1" style:font-weight-asian="bold" style:font-weight-complex="bold"/>
    </style:style>
    <style:style style:name="T368" style:family="text">
      <style:text-properties fo:font-weight="bold" officeooo:rsid="013013d9" style:font-weight-asian="bold" style:font-weight-complex="bold"/>
    </style:style>
    <style:style style:name="T369" style:family="text">
      <style:text-properties fo:font-weight="bold" officeooo:rsid="0053faec" style:font-weight-asian="bold" style:font-weight-complex="bold"/>
    </style:style>
    <style:style style:name="T370" style:family="text">
      <style:text-properties fo:font-weight="bold" officeooo:rsid="00bfa17d" style:font-weight-asian="bold" style:font-weight-complex="bold"/>
    </style:style>
    <style:style style:name="T371" style:family="text">
      <style:text-properties fo:font-weight="bold" officeooo:rsid="02a94de9" style:font-weight-asian="bold" style:font-weight-complex="bold"/>
    </style:style>
    <style:style style:name="T372" style:family="text">
      <style:text-properties fo:font-weight="bold" officeooo:rsid="00912fec" style:font-weight-asian="bold" style:font-weight-complex="bold"/>
    </style:style>
    <style:style style:name="T373" style:family="text">
      <style:text-properties fo:font-weight="bold" officeooo:rsid="008eb3ea" style:font-weight-asian="bold" style:font-weight-complex="bold"/>
    </style:style>
    <style:style style:name="T374" style:family="text">
      <style:text-properties fo:font-weight="bold" officeooo:rsid="00939859" style:font-weight-asian="bold" style:font-weight-complex="bold"/>
    </style:style>
    <style:style style:name="T375" style:family="text">
      <style:text-properties fo:font-weight="bold" officeooo:rsid="00a35d76" style:font-weight-asian="bold" style:font-weight-complex="bold"/>
    </style:style>
    <style:style style:name="T376" style:family="text">
      <style:text-properties fo:font-weight="bold" officeooo:rsid="00a6f347" style:font-weight-asian="bold" style:font-weight-complex="bold"/>
    </style:style>
    <style:style style:name="T377" style:family="text">
      <style:text-properties fo:font-weight="bold" officeooo:rsid="00ba819c" style:font-weight-asian="bold" style:font-weight-complex="bold"/>
    </style:style>
    <style:style style:name="T378" style:family="text">
      <style:text-properties fo:font-weight="bold" officeooo:rsid="00c50878" style:font-weight-asian="bold" style:font-weight-complex="bold"/>
    </style:style>
    <style:style style:name="T379" style:family="text">
      <style:text-properties fo:font-weight="bold" officeooo:rsid="00dd44af" style:font-weight-asian="bold" style:font-weight-complex="bold"/>
    </style:style>
    <style:style style:name="T380" style:family="text">
      <style:text-properties fo:font-weight="bold" officeooo:rsid="00f4c6c5" style:font-weight-asian="bold" style:font-weight-complex="bold"/>
    </style:style>
    <style:style style:name="T381" style:family="text">
      <style:text-properties fo:font-weight="bold" officeooo:rsid="00fc67ff" style:font-weight-asian="bold" style:font-weight-complex="bold"/>
    </style:style>
    <style:style style:name="T382" style:family="text">
      <style:text-properties fo:font-weight="bold" officeooo:rsid="00751d17" style:font-weight-asian="bold" style:font-weight-complex="bold"/>
    </style:style>
    <style:style style:name="T383" style:family="text">
      <style:text-properties fo:font-weight="bold" officeooo:rsid="0134038e" style:font-weight-asian="bold" style:font-weight-complex="bold"/>
    </style:style>
    <style:style style:name="T384" style:family="text">
      <style:text-properties fo:font-weight="bold" officeooo:rsid="01305c41" style:font-weight-asian="bold" style:font-weight-complex="bold"/>
    </style:style>
    <style:style style:name="T385" style:family="text">
      <style:text-properties fo:font-weight="bold" officeooo:rsid="02070606" style:font-weight-asian="bold" style:font-weight-complex="bold"/>
    </style:style>
    <style:style style:name="T386" style:family="text">
      <style:text-properties fo:font-weight="bold" officeooo:rsid="0206e857" style:font-weight-asian="bold" style:font-weight-complex="bold"/>
    </style:style>
    <style:style style:name="T387" style:family="text">
      <style:text-properties officeooo:rsid="0034ed8b"/>
    </style:style>
    <style:style style:name="T388" style:family="text">
      <style:text-properties fo:font-weight="normal" style:font-weight-asian="normal" style:font-weight-complex="normal"/>
    </style:style>
    <style:style style:name="T389" style:family="text">
      <style:text-properties fo:font-weight="normal" officeooo:rsid="00912fec" style:font-weight-asian="normal" style:font-weight-complex="normal"/>
    </style:style>
    <style:style style:name="T390" style:family="text">
      <style:text-properties fo:font-weight="normal" officeooo:rsid="02b807dc" style:font-weight-asian="normal" style:font-weight-complex="normal"/>
    </style:style>
    <style:style style:name="T391" style:family="text">
      <style:text-properties fo:font-weight="normal" officeooo:rsid="00bbbf73" style:font-weight-asian="normal" style:font-weight-complex="normal"/>
    </style:style>
    <style:style style:name="T392" style:family="text">
      <style:text-properties fo:font-weight="normal" officeooo:rsid="002ba0e7" style:font-weight-asian="normal" style:font-weight-complex="normal"/>
    </style:style>
    <style:style style:name="T393" style:family="text">
      <style:text-properties fo:font-weight="normal" officeooo:rsid="00bfa17d" style:font-weight-asian="normal" style:font-weight-complex="normal"/>
    </style:style>
    <style:style style:name="T394" style:family="text">
      <style:text-properties fo:font-weight="normal" officeooo:rsid="02a94de9" style:font-weight-asian="normal" style:font-weight-complex="normal"/>
    </style:style>
    <style:style style:name="T395" style:family="text">
      <style:text-properties fo:font-weight="normal" officeooo:rsid="004450ff" style:font-weight-asian="normal" style:font-weight-complex="normal"/>
    </style:style>
    <style:style style:name="T396" style:family="text">
      <style:text-properties fo:font-weight="normal" officeooo:rsid="01113d34" style:font-weight-asian="normal" style:font-weight-complex="normal"/>
    </style:style>
    <style:style style:name="T397" style:family="text">
      <style:text-properties fo:font-weight="normal" officeooo:rsid="00476ae1" style:font-weight-asian="normal" style:font-weight-complex="normal"/>
    </style:style>
    <style:style style:name="T398" style:family="text">
      <style:text-properties fo:font-weight="normal" officeooo:rsid="08ad15c9" style:font-weight-asian="normal" style:font-weight-complex="normal"/>
    </style:style>
    <style:style style:name="T399" style:family="text">
      <style:text-properties fo:font-weight="normal" officeooo:rsid="008eb3ea" style:font-weight-asian="normal" style:font-weight-complex="normal"/>
    </style:style>
    <style:style style:name="T400" style:family="text">
      <style:text-properties fo:font-weight="normal" officeooo:rsid="00939859" style:font-weight-asian="normal" style:font-weight-complex="normal"/>
    </style:style>
    <style:style style:name="T401" style:family="text">
      <style:text-properties fo:font-weight="normal" officeooo:rsid="00941a11" style:font-weight-asian="normal" style:font-weight-complex="normal"/>
    </style:style>
    <style:style style:name="T402" style:family="text">
      <style:text-properties fo:font-weight="normal" officeooo:rsid="00dd44af" style:font-weight-asian="normal" style:font-weight-complex="normal"/>
    </style:style>
    <style:style style:name="T403" style:family="text">
      <style:text-properties fo:font-weight="normal" officeooo:rsid="00e1ae30" style:font-weight-asian="normal" style:font-weight-complex="normal"/>
    </style:style>
    <style:style style:name="T404" style:family="text">
      <style:text-properties fo:font-weight="normal" officeooo:rsid="00f4c6c5" style:font-weight-asian="normal" style:font-weight-complex="normal"/>
    </style:style>
    <style:style style:name="T405" style:family="text">
      <style:text-properties fo:font-weight="normal" officeooo:rsid="00f51685" style:font-weight-asian="normal" style:font-weight-complex="normal"/>
    </style:style>
    <style:style style:name="T406" style:family="text">
      <style:text-properties fo:font-weight="normal" officeooo:rsid="00fc67ff" style:font-weight-asian="normal" style:font-weight-complex="normal"/>
    </style:style>
    <style:style style:name="T407" style:family="text">
      <style:text-properties fo:font-weight="normal" officeooo:rsid="00fdd3aa" style:font-weight-asian="normal" style:font-weight-complex="normal"/>
    </style:style>
    <style:style style:name="T408" style:family="text">
      <style:text-properties fo:font-weight="normal" officeooo:rsid="012e9465" style:font-weight-asian="normal" style:font-weight-complex="normal"/>
    </style:style>
    <style:style style:name="T409" style:family="text">
      <style:text-properties fo:font-weight="normal" officeooo:rsid="012edf56" style:font-weight-asian="normal" style:font-weight-complex="normal"/>
    </style:style>
    <style:style style:name="T410" style:family="text">
      <style:text-properties fo:font-weight="normal" officeooo:rsid="01305c41" style:font-weight-asian="normal" style:font-weight-complex="normal"/>
    </style:style>
    <style:style style:name="T411" style:family="text">
      <style:text-properties fo:font-weight="normal" officeooo:rsid="0134038e" style:font-weight-asian="normal" style:font-weight-complex="normal"/>
    </style:style>
    <style:style style:name="T412" style:family="text">
      <style:text-properties fo:font-weight="normal" officeooo:rsid="0139bd35" style:font-weight-asian="normal" style:font-weight-complex="normal"/>
    </style:style>
    <style:style style:name="T413" style:family="text">
      <style:text-properties fo:font-weight="normal" officeooo:rsid="01401741" style:font-weight-asian="normal" style:font-weight-complex="normal"/>
    </style:style>
    <style:style style:name="T414" style:family="text">
      <style:text-properties fo:font-weight="normal" officeooo:rsid="0142451b" style:font-weight-asian="normal" style:font-weight-complex="normal"/>
    </style:style>
    <style:style style:name="T415" style:family="text">
      <style:text-properties fo:font-weight="normal" officeooo:rsid="0149fc19" style:font-weight-asian="normal" style:font-weight-complex="normal"/>
    </style:style>
    <style:style style:name="T416" style:family="text">
      <style:text-properties fo:font-weight="normal" officeooo:rsid="014be95f" style:font-weight-asian="normal" style:font-weight-complex="normal"/>
    </style:style>
    <style:style style:name="T417" style:family="text">
      <style:text-properties fo:font-weight="normal" officeooo:rsid="03ee7eb1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style:use-window-font-color="true"/>
    </style:style>
    <style:style style:name="T421" style:family="text">
      <style:text-properties style:use-window-font-color="true" fo:font-weight="bold" style:font-weight-asian="bold" style:font-weight-complex="bold"/>
    </style:style>
    <style:style style:name="T422" style:family="text">
      <style:text-properties style:use-window-font-color="true" fo:font-weight="bold" officeooo:rsid="0044d7a4" style:font-weight-asian="bold" style:font-weight-complex="bold"/>
    </style:style>
    <style:style style:name="T423" style:family="text">
      <style:text-properties style:use-window-font-color="true" fo:font-weight="bold" officeooo:rsid="007ca694" style:font-weight-asian="bold" style:font-weight-complex="bold"/>
    </style:style>
    <style:style style:name="T424" style:family="text">
      <style:text-properties style:use-window-font-color="true" fo:font-weight="bold" officeooo:rsid="01536dcf" style:font-weight-asian="bold" style:font-weight-complex="bold"/>
    </style:style>
    <style:style style:name="T425" style:family="text">
      <style:text-properties style:use-window-font-color="true" fo:font-weight="bold" officeooo:rsid="01549026" style:font-weight-asian="bold" style:font-weight-complex="bold"/>
    </style:style>
    <style:style style:name="T426" style:family="text">
      <style:text-properties style:use-window-font-color="true" fo:font-weight="bold" officeooo:rsid="01549d31" style:font-weight-asian="bold" style:font-weight-complex="bold"/>
    </style:style>
    <style:style style:name="T42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2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2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3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3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3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3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3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3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37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38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39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40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officeooo:rsid="009f187e" style:font-style-asian="italic" style:font-style-complex="italic"/>
    </style:style>
    <style:style style:name="T44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4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47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4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49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50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51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52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5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4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55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56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57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style:font-style-asian="normal" style:font-style-complex="normal"/>
    </style:style>
    <style:style style:name="T470" style:family="text">
      <style:text-properties style:use-window-font-color="true" fo:font-style="normal" officeooo:rsid="0050063f" style:font-style-asian="normal" style:font-style-complex="normal"/>
    </style:style>
    <style:style style:name="T471" style:family="text">
      <style:text-properties style:use-window-font-color="true" fo:font-style="normal" officeooo:rsid="00523bf9" style:font-style-asian="normal" style:font-style-complex="normal"/>
    </style:style>
    <style:style style:name="T472" style:family="text">
      <style:text-properties style:use-window-font-color="true" fo:font-style="normal" officeooo:rsid="016f0506" style:font-style-asian="normal" style:font-style-complex="normal"/>
    </style:style>
    <style:style style:name="T473" style:family="text">
      <style:text-properties style:use-window-font-color="true" fo:font-style="normal" officeooo:rsid="0176ee1b" style:font-style-asian="normal" style:font-style-complex="normal"/>
    </style:style>
    <style:style style:name="T474" style:family="text">
      <style:text-properties style:use-window-font-color="true" fo:font-style="normal" officeooo:rsid="017029bc" style:font-style-asian="normal" style:font-style-complex="normal"/>
    </style:style>
    <style:style style:name="T475" style:family="text">
      <style:text-properties style:use-window-font-color="true" fo:font-style="normal" officeooo:rsid="00a1d04f" style:font-style-asian="normal" style:font-style-complex="normal"/>
    </style:style>
    <style:style style:name="T476" style:family="text">
      <style:text-properties style:use-window-font-color="true" fo:font-style="normal" officeooo:rsid="0050b57f" style:font-style-asian="normal" style:font-style-complex="normal"/>
    </style:style>
    <style:style style:name="T477" style:family="text">
      <style:text-properties style:use-window-font-color="true" fo:font-style="normal" officeooo:rsid="01148430" style:font-style-asian="normal" style:font-style-complex="normal"/>
    </style:style>
    <style:style style:name="T478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79" style:family="text">
      <style:text-properties style:use-window-font-color="true" officeooo:rsid="016f0506"/>
    </style:style>
    <style:style style:name="T480" style:family="text">
      <style:text-properties style:use-window-font-color="true" officeooo:rsid="009ff1c7"/>
    </style:style>
    <style:style style:name="T481" style:family="text">
      <style:text-properties style:use-window-font-color="true" fo:font-weight="normal" style:font-weight-asian="normal" style:font-weight-complex="normal"/>
    </style:style>
    <style:style style:name="T482" style:family="text">
      <style:text-properties style:use-window-font-color="true" fo:font-weight="normal" officeooo:rsid="007ca694" style:font-weight-asian="normal" style:font-weight-complex="normal"/>
    </style:style>
    <style:style style:name="T483" style:family="text">
      <style:text-properties style:use-window-font-color="true" fo:font-weight="normal" officeooo:rsid="01466326" style:font-weight-asian="normal" style:font-weight-complex="normal"/>
    </style:style>
    <style:style style:name="T484" style:family="text">
      <style:text-properties style:use-window-font-color="true" fo:font-weight="normal" officeooo:rsid="014d6fa3" style:font-weight-asian="normal" style:font-weight-complex="normal"/>
    </style:style>
    <style:style style:name="T485" style:family="text">
      <style:text-properties style:use-window-font-color="true" fo:font-weight="normal" officeooo:rsid="01536dcf" style:font-weight-asian="normal" style:font-weight-complex="normal"/>
    </style:style>
    <style:style style:name="T486" style:family="text">
      <style:text-properties style:use-window-font-color="true" fo:font-weight="normal" officeooo:rsid="01549026" style:font-weight-asian="normal" style:font-weight-complex="normal"/>
    </style:style>
    <style:style style:name="T487" style:family="text">
      <style:text-properties style:use-window-font-color="true" fo:font-weight="normal" officeooo:rsid="01549d31" style:font-weight-asian="normal" style:font-weight-complex="normal"/>
    </style:style>
    <style:style style:name="T488" style:family="text">
      <style:text-properties style:use-window-font-color="true" fo:font-weight="normal" officeooo:rsid="0159ad23" style:font-weight-asian="normal" style:font-weight-complex="normal"/>
    </style:style>
    <style:style style:name="T489" style:family="text">
      <style:text-properties style:use-window-font-color="true" fo:font-weight="normal" officeooo:rsid="015ee267" style:font-weight-asian="normal" style:font-weight-complex="normal"/>
    </style:style>
    <style:style style:name="T49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91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92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93" style:family="text">
      <style:text-properties style:use-window-font-color="true" officeooo:rsid="01549026"/>
    </style:style>
    <style:style style:name="T494" style:family="text">
      <style:text-properties style:text-underline-style="none"/>
    </style:style>
    <style:style style:name="T495" style:family="text">
      <style:text-properties style:text-underline-style="none" fo:font-weight="normal" style:font-weight-asian="normal" style:font-weight-complex="normal"/>
    </style:style>
    <style:style style:name="T496" style:family="text">
      <style:text-properties style:text-underline-style="none" fo:font-weight="normal" officeooo:rsid="0043121f" style:font-weight-asian="normal" style:font-weight-complex="normal"/>
    </style:style>
    <style:style style:name="T497" style:family="text">
      <style:text-properties style:text-underline-style="none" fo:font-weight="normal" officeooo:rsid="0044d7a4" style:font-weight-asian="normal" style:font-weight-complex="normal"/>
    </style:style>
    <style:style style:name="T498" style:family="text">
      <style:text-properties style:text-underline-style="none" fo:font-weight="normal" officeooo:rsid="00e7b674" style:font-weight-asian="normal" style:font-weight-complex="normal"/>
    </style:style>
    <style:style style:name="T499" style:family="text">
      <style:text-properties style:text-underline-style="none" fo:font-weight="normal" officeooo:rsid="002eb485" style:font-weight-asian="normal" style:font-weight-complex="normal"/>
    </style:style>
    <style:style style:name="T500" style:family="text">
      <style:text-properties style:text-underline-style="none" fo:font-weight="normal" officeooo:rsid="00d5826a" style:font-weight-asian="normal" style:font-weight-complex="normal"/>
    </style:style>
    <style:style style:name="T501" style:family="text">
      <style:text-properties style:text-underline-style="none" fo:font-weight="normal" officeooo:rsid="00476ae1" style:font-weight-asian="normal" style:font-weight-complex="normal"/>
    </style:style>
    <style:style style:name="T502" style:family="text">
      <style:text-properties style:text-underline-style="none" fo:font-weight="normal" officeooo:rsid="013282b3" style:font-weight-asian="normal" style:font-weight-complex="normal"/>
    </style:style>
    <style:style style:name="T503" style:family="text">
      <style:text-properties style:text-underline-style="none" fo:font-weight="normal" officeooo:rsid="004caf23" style:font-weight-asian="normal" style:font-weight-complex="normal"/>
    </style:style>
    <style:style style:name="T504" style:family="text">
      <style:text-properties style:text-underline-style="none" fo:font-weight="normal" officeooo:rsid="0128c6e8" style:font-weight-asian="normal" style:font-weight-complex="normal"/>
    </style:style>
    <style:style style:name="T505" style:family="text">
      <style:text-properties style:text-underline-style="none" fo:font-weight="bold" style:font-weight-asian="bold" style:font-weight-complex="bold"/>
    </style:style>
    <style:style style:name="T506" style:family="text">
      <style:text-properties style:text-underline-style="none" fo:font-weight="bold" officeooo:rsid="002eb485" style:font-weight-asian="bold" style:font-weight-complex="bold"/>
    </style:style>
    <style:style style:name="T507" style:family="text">
      <style:text-properties style:text-underline-style="none" fo:font-weight="bold" officeooo:rsid="00f74e17" style:font-weight-asian="bold" style:font-weight-complex="bold"/>
    </style:style>
    <style:style style:name="T508" style:family="text">
      <style:text-properties style:text-underline-style="none" officeooo:rsid="00bbbf73"/>
    </style:style>
    <style:style style:name="T509" style:family="text">
      <style:text-properties style:text-underline-style="none" officeooo:rsid="00d708a6"/>
    </style:style>
    <style:style style:name="T510" style:family="text">
      <style:text-properties style:text-underline-style="none" officeooo:rsid="00f74e17"/>
    </style:style>
    <style:style style:name="T511" style:family="text">
      <style:text-properties style:text-underline-style="none" officeooo:rsid="00378059"/>
    </style:style>
    <style:style style:name="T512" style:family="text">
      <style:text-properties style:text-underline-style="none" officeooo:rsid="0a1c7a91"/>
    </style:style>
    <style:style style:name="T513" style:family="text">
      <style:text-properties style:text-underline-style="none" officeooo:rsid="08ec3514"/>
    </style:style>
    <style:style style:name="T514" style:family="text">
      <style:text-properties officeooo:rsid="00722a19"/>
    </style:style>
    <style:style style:name="T515" style:family="text">
      <style:text-properties officeooo:rsid="00254a2e"/>
    </style:style>
    <style:style style:name="T516" style:family="text">
      <style:text-properties officeooo:rsid="008a06de"/>
    </style:style>
    <style:style style:name="T517" style:family="text">
      <style:text-properties officeooo:rsid="0099273a"/>
    </style:style>
    <style:style style:name="T518" style:family="text">
      <style:text-properties officeooo:rsid="01dac838"/>
    </style:style>
    <style:style style:name="T519" style:family="text">
      <style:text-properties officeooo:rsid="08e38a7d"/>
    </style:style>
    <style:style style:name="T520" style:family="text">
      <style:text-properties officeooo:rsid="00a75993"/>
    </style:style>
    <style:style style:name="T521" style:family="text">
      <style:text-properties officeooo:rsid="002ba0e7"/>
    </style:style>
    <style:style style:name="T522" style:family="text">
      <style:text-properties officeooo:rsid="00beb82f"/>
    </style:style>
    <style:style style:name="T523" style:family="text">
      <style:text-properties officeooo:rsid="00ba4170"/>
    </style:style>
    <style:style style:name="T524" style:family="text">
      <style:text-properties officeooo:rsid="00bbbf73"/>
    </style:style>
    <style:style style:name="T525" style:family="text">
      <style:text-properties officeooo:rsid="00bd3f9d"/>
    </style:style>
    <style:style style:name="T526" style:family="text">
      <style:text-properties officeooo:rsid="002f336e"/>
    </style:style>
    <style:style style:name="T527" style:family="text">
      <style:text-properties officeooo:rsid="0043008e"/>
    </style:style>
    <style:style style:name="T528" style:family="text">
      <style:text-properties officeooo:rsid="004450ff"/>
    </style:style>
    <style:style style:name="T529" style:family="text">
      <style:text-properties officeooo:rsid="00f5260b"/>
    </style:style>
    <style:style style:name="T530" style:family="text">
      <style:text-properties officeooo:rsid="010c486e"/>
    </style:style>
    <style:style style:name="T531" style:family="text">
      <style:text-properties officeooo:rsid="010db770"/>
    </style:style>
    <style:style style:name="T532" style:family="text">
      <style:text-properties officeooo:rsid="004a157b"/>
    </style:style>
    <style:style style:name="T533" style:family="text">
      <style:text-properties officeooo:rsid="013013d9"/>
    </style:style>
    <style:style style:name="T534" style:family="text">
      <style:text-properties officeooo:rsid="0137af9f"/>
    </style:style>
    <style:style style:name="T535" style:family="text">
      <style:text-properties officeooo:rsid="004acb3b"/>
    </style:style>
    <style:style style:name="T536" style:family="text">
      <style:text-properties officeooo:rsid="016860b9"/>
    </style:style>
    <style:style style:name="T537" style:family="text">
      <style:text-properties officeooo:rsid="0050b57f"/>
    </style:style>
    <style:style style:name="T538" style:family="text">
      <style:text-properties officeooo:rsid="0188ed42"/>
    </style:style>
    <style:style style:name="T539" style:family="text">
      <style:text-properties officeooo:rsid="0055a125"/>
    </style:style>
    <style:style style:name="T540" style:family="text">
      <style:text-properties officeooo:rsid="00572cb0"/>
    </style:style>
    <style:style style:name="T541" style:family="text">
      <style:text-properties officeooo:rsid="0176ee1b"/>
    </style:style>
    <style:style style:name="T542" style:family="text">
      <style:text-properties officeooo:rsid="005c5090"/>
    </style:style>
    <style:style style:name="T543" style:family="text">
      <style:text-properties officeooo:rsid="005f2637"/>
    </style:style>
    <style:style style:name="T544" style:family="text">
      <style:text-properties officeooo:rsid="005fb5cb"/>
    </style:style>
    <style:style style:name="T545" style:family="text">
      <style:text-properties officeooo:rsid="0063f681"/>
    </style:style>
    <style:style style:name="T546" style:family="text">
      <style:text-properties officeooo:rsid="00644350"/>
    </style:style>
    <style:style style:name="T547" style:family="text">
      <style:text-properties officeooo:rsid="006579dd"/>
    </style:style>
    <style:style style:name="T548" style:family="text">
      <style:text-properties officeooo:rsid="0066b31e"/>
    </style:style>
    <style:style style:name="T549" style:family="text">
      <style:text-properties officeooo:rsid="0066c57e"/>
    </style:style>
    <style:style style:name="T550" style:family="text">
      <style:text-properties officeooo:rsid="00684bfc"/>
    </style:style>
    <style:style style:name="T551" style:family="text">
      <style:text-properties officeooo:rsid="0069643a"/>
    </style:style>
    <style:style style:name="T552" style:family="text">
      <style:text-properties officeooo:rsid="00703df9"/>
    </style:style>
    <style:style style:name="T553" style:family="text">
      <style:text-properties officeooo:rsid="0072cdc4"/>
    </style:style>
    <style:style style:name="T554" style:family="text">
      <style:text-properties officeooo:rsid="00751d17"/>
    </style:style>
    <style:style style:name="T555" style:family="text">
      <style:text-properties officeooo:rsid="0076848f"/>
    </style:style>
    <style:style style:name="T556" style:family="text">
      <style:text-properties officeooo:rsid="0077a442"/>
    </style:style>
    <style:style style:name="T557" style:family="text">
      <style:text-properties officeooo:rsid="00793c0d"/>
    </style:style>
    <style:style style:name="T558" style:family="text">
      <style:text-properties officeooo:rsid="007b2101"/>
    </style:style>
    <style:style style:name="T559" style:family="text">
      <style:text-properties officeooo:rsid="007ca694"/>
    </style:style>
    <style:style style:name="T560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61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62" style:family="text">
      <style:text-properties fo:font-size="14pt" fo:font-weight="bold" style:font-size-asian="14pt" style:font-weight-asian="bold" style:font-size-complex="14pt" style:font-weight-complex="bold"/>
    </style:style>
    <style:style style:name="T563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65" style:family="text">
      <style:text-properties fo:font-size="14pt" fo:font-style="normal" style:font-size-asian="14pt" style:font-style-asian="normal" style:font-size-complex="14pt" style:font-style-complex="normal"/>
    </style:style>
    <style:style style:name="T566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6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8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69" style:family="text">
      <style:text-properties fo:font-size="14pt" fo:font-style="italic" style:font-size-asian="14pt" style:font-style-asian="italic" style:font-size-complex="14pt" style:font-style-complex="italic"/>
    </style:style>
    <style:style style:name="T570" style:family="text">
      <style:text-properties officeooo:rsid="007d92ff"/>
    </style:style>
    <style:style style:name="T571" style:family="text">
      <style:text-properties officeooo:rsid="007fd79d"/>
    </style:style>
    <style:style style:name="T572" style:family="text">
      <style:text-properties officeooo:rsid="00819260"/>
    </style:style>
    <style:style style:name="T573" style:family="text">
      <style:text-properties officeooo:rsid="0082c116"/>
    </style:style>
    <style:style style:name="T574" style:family="text">
      <style:text-properties officeooo:rsid="008478a0"/>
    </style:style>
    <style:style style:name="T575" style:family="text">
      <style:text-properties officeooo:rsid="00941a11"/>
    </style:style>
    <style:style style:name="T576" style:family="text">
      <style:text-properties officeooo:rsid="009d5b59"/>
    </style:style>
    <style:style style:name="T577" style:family="text">
      <style:text-properties officeooo:rsid="00a1d04f"/>
    </style:style>
    <style:style style:name="T578" style:family="text">
      <style:text-properties fo:color="#ff8c00"/>
    </style:style>
    <style:style style:name="T579" style:family="text">
      <style:text-properties fo:color="#ff8c00" fo:font-style="italic" style:font-style-asian="italic" style:font-style-complex="italic"/>
    </style:style>
    <style:style style:name="T580" style:family="text">
      <style:text-properties officeooo:rsid="00a1e031"/>
    </style:style>
    <style:style style:name="T581" style:family="text">
      <style:text-properties officeooo:rsid="00a35d76"/>
    </style:style>
    <style:style style:name="T582" style:family="text">
      <style:text-properties officeooo:rsid="00a69dce"/>
    </style:style>
    <style:style style:name="T583" style:family="text">
      <style:text-properties officeooo:rsid="00a6f347"/>
    </style:style>
    <style:style style:name="T584" style:family="text">
      <style:text-properties officeooo:rsid="00a8ca1b"/>
    </style:style>
    <style:style style:name="T585" style:family="text">
      <style:text-properties officeooo:rsid="00acfb9d"/>
    </style:style>
    <style:style style:name="T586" style:family="text">
      <style:text-properties officeooo:rsid="00ad6801"/>
    </style:style>
    <style:style style:name="T587" style:family="text">
      <style:text-properties officeooo:rsid="00b41267"/>
    </style:style>
    <style:style style:name="T588" style:family="text">
      <style:text-properties officeooo:rsid="00ba819c"/>
    </style:style>
    <style:style style:name="T589" style:family="text">
      <style:text-properties officeooo:rsid="00bbf4cd"/>
    </style:style>
    <style:style style:name="T590" style:family="text">
      <style:text-properties officeooo:rsid="00bdd473"/>
    </style:style>
    <style:style style:name="T591" style:family="text">
      <style:text-properties officeooo:rsid="00c12d1c"/>
    </style:style>
    <style:style style:name="T592" style:family="text">
      <style:text-properties officeooo:rsid="00c2c999"/>
    </style:style>
    <style:style style:name="T593" style:family="text">
      <style:text-properties officeooo:rsid="00c50878"/>
    </style:style>
    <style:style style:name="T594" style:family="text">
      <style:text-properties officeooo:rsid="00c88326"/>
    </style:style>
    <style:style style:name="T595" style:family="text">
      <style:text-properties officeooo:rsid="00cbb52c"/>
    </style:style>
    <style:style style:name="T596" style:family="text">
      <style:text-properties officeooo:rsid="00d04e1a"/>
    </style:style>
    <style:style style:name="T597" style:family="text">
      <style:text-properties officeooo:rsid="00d23a32"/>
    </style:style>
    <style:style style:name="T598" style:family="text">
      <style:text-properties officeooo:rsid="00d3f114"/>
    </style:style>
    <style:style style:name="T599" style:family="text">
      <style:text-properties officeooo:rsid="00d833d3"/>
    </style:style>
    <style:style style:name="T600" style:family="text">
      <style:text-properties officeooo:rsid="00d873e2"/>
    </style:style>
    <style:style style:name="T601" style:family="text">
      <style:text-properties officeooo:rsid="00eb49f4"/>
    </style:style>
    <style:style style:name="T602" style:family="text">
      <style:text-properties officeooo:rsid="00fb5f7f"/>
    </style:style>
    <style:style style:name="T603" style:family="text">
      <style:text-properties officeooo:rsid="00fc67ff"/>
    </style:style>
    <style:style style:name="T604" style:family="text">
      <style:text-properties officeooo:rsid="00fdd3aa"/>
    </style:style>
    <style:style style:name="T605" style:family="text">
      <style:text-properties officeooo:rsid="00ffe4b9"/>
    </style:style>
    <style:style style:name="T606" style:family="text">
      <style:text-properties officeooo:rsid="010639c7"/>
    </style:style>
    <style:style style:name="T607" style:family="text">
      <style:text-properties officeooo:rsid="010ab710"/>
    </style:style>
    <style:style style:name="T608" style:family="text">
      <style:text-properties officeooo:rsid="010ff277"/>
    </style:style>
    <style:style style:name="T609" style:family="text">
      <style:text-properties officeooo:rsid="0111d037"/>
    </style:style>
    <style:style style:name="T610" style:family="text">
      <style:text-properties officeooo:rsid="011511c0"/>
    </style:style>
    <style:style style:name="T611" style:family="text">
      <style:text-properties officeooo:rsid="01185712"/>
    </style:style>
    <style:style style:name="T612" style:family="text">
      <style:text-properties officeooo:rsid="01190d75"/>
    </style:style>
    <style:style style:name="T613" style:family="text">
      <style:text-properties officeooo:rsid="01206a6e"/>
    </style:style>
    <style:style style:name="T614" style:family="text">
      <style:text-properties officeooo:rsid="0128c6e8"/>
    </style:style>
    <style:style style:name="T615" style:family="text">
      <style:text-properties officeooo:rsid="00201bd5"/>
    </style:style>
    <style:style style:name="T616" style:family="text">
      <style:text-properties officeooo:rsid="012b24b3"/>
    </style:style>
    <style:style style:name="T617" style:family="text">
      <style:text-properties officeooo:rsid="012cecd7"/>
    </style:style>
    <style:style style:name="T618" style:family="text">
      <style:text-properties officeooo:rsid="012e9465"/>
    </style:style>
    <style:style style:name="T619" style:family="text">
      <style:text-properties officeooo:rsid="01305c41"/>
    </style:style>
    <style:style style:name="T620" style:family="text">
      <style:text-properties officeooo:rsid="0140be6f"/>
    </style:style>
    <style:style style:name="T621" style:family="text">
      <style:text-properties officeooo:rsid="0149fc19"/>
    </style:style>
    <style:style style:name="T622" style:family="text">
      <style:text-properties officeooo:rsid="014be95f"/>
    </style:style>
    <style:style style:name="T623" style:family="text">
      <style:text-properties officeooo:rsid="010185dc"/>
    </style:style>
    <style:style style:name="T624" style:family="text">
      <style:text-properties officeooo:rsid="0437fd59"/>
    </style:style>
    <style:style style:name="T625" style:family="text">
      <style:text-properties officeooo:rsid="03ee7eb1"/>
    </style:style>
    <style:style style:name="T626" style:family="text">
      <style:text-properties officeooo:rsid="03f7049e"/>
    </style:style>
    <style:style style:name="T627" style:family="text">
      <style:text-properties officeooo:rsid="0735889c"/>
    </style:style>
    <style:style style:name="T628" style:family="text">
      <style:text-properties officeooo:rsid="0739531b"/>
    </style:style>
    <style:style style:name="T629" style:family="text">
      <style:text-properties officeooo:rsid="0166b397"/>
    </style:style>
    <style:style style:name="T630" style:family="text">
      <style:text-properties officeooo:rsid="066f3d61"/>
    </style:style>
    <style:style style:name="T631" style:family="text">
      <style:text-properties officeooo:rsid="067106c6"/>
    </style:style>
    <style:style style:name="T632" style:family="text">
      <style:text-properties officeooo:rsid="08cb2076"/>
    </style:style>
    <style:style style:name="T633" style:family="text">
      <style:text-properties officeooo:rsid="066eeab0"/>
    </style:style>
    <style:style style:name="T634" style:family="text">
      <style:text-properties officeooo:rsid="017488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79">совершенное</text:span> автор<text:span text:style-name="T179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2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53">одним или несколькими </text:span><text:span text:style-name="T1">существительным</text:span><text:span text:style-name="T353">и</text:span><text:span text:style-name="T1">, перед которым</text:span><text:span text:style-name="T354">и</text:span><text:span text:style-name="T1"> обычно идет предлог или </text:span><text:span text:style-name="T353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53">или </text:span><text:span text:style-name="T1">способ действия. Оно выражено словом или группой слов, отвечающих на вопросы: «</text:span><text:span text:style-name="T183">где?»</text:span><text:span text:style-name="T252">,</text:span><text:span text:style-name="T183"> «</text:span><text:span text:style-name="T250">когда?», «</text:span><text:span text:style-name="T185">к</text:span><text:span text:style-name="T250">ак?» </text:span><text:span text:style-name="T251">(это тоже дополнение)</text:span></text:p>
      <text:p text:style-name="P67"/>
      <text:p text:style-name="P17">Английское предложение иногда удобнее переводить с конца. Для удобства можно добавлять дополнительные уточняющие слова.</text:p>
      <text:p text:style-name="P16"/>
      <text:p text:style-name="P413"><text:span text:style-name="T186">В а</text:span><text:span text:style-name="T181">нглийско</text:span><text:span text:style-name="T186">м</text:span><text:span text:style-name="T181"> предложени</text:span><text:span text:style-name="T186">и важно</text:span><text:span text:style-name="T181"> </text:span><text:span text:style-name="T188">соблюдать</text:span><text:span text:style-name="T181"> </text:span><text:span text:style-name="T186">правильн</text:span><text:span text:style-name="T188">ый</text:span><text:span text:style-name="T186"> </text:span><text:span text:style-name="T181">поряд</text:span><text:span text:style-name="T188">о</text:span><text:span text:style-name="T181">к слов.</text:span></text:p>
      <text:p text:style-name="P772">Сначала <text:span text:style-name="T539">идет</text:span> <text:span text:style-name="T133">подлежащее</text:span>, затем <text:span text:style-name="T143">сказуемое</text:span>, после <text:span text:style-name="T157">дополнение</text:span> и/или <text:span text:style-name="T165">обстоятельство</text:span>.</text:p>
      <text:p text:style-name="P18"/>
      <text:p text:style-name="P246"><text:span text:style-name="T135">We</text:span><text:span text:style-name="T4"> </text:span><text:span text:style-name="T145">do</text:span><text:span text:style-name="T4"> </text:span><text:span text:style-name="T158">the</text:span><text:span text:style-name="T159"> </text:span><text:span text:style-name="T160">job</text:span><text:span text:style-name="T4"> </text:span><text:span text:style-name="T168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248"/>
      <text:p text:style-name="P414"><text:span text:style-name="T183">С</text:span><text:span text:style-name="T182">казуемое часто разделяется</text:span><text:span text:style-name="T183"> на</text:span><text:span text:style-name="T182"> </text:span><text:span text:style-name="T174">вспомогательный </text:span><text:span text:style-name="T182">и </text:span><text:span text:style-name="T146">смысловой</text:span><text:span text:style-name="T5"> </text:span>глаголы<text:span text:style-name="T182">. </text:span><text:span text:style-name="T187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9"/>
      <text:p text:style-name="P412"><text:span text:style-name="T135">They</text:span><text:span text:style-name="T4"> </text:span><text:span text:style-name="T176">have </text:span><text:span text:style-name="T173">not</text:span><text:span text:style-name="T145"> finish</text:span><text:span text:style-name="T148">ed</text:span><text:span text:style-name="T4"> </text:span><text:span text:style-name="T159">their work</text:span><text:span text:style-name="T4"> </text:span><text:span text:style-name="T167">in time</text:span><text:span text:style-name="T4"> — </text:span><text:span text:style-name="T6">Они не закончили работу вовремя.</text:span></text:p>
      <text:p text:style-name="P249"><text:span text:style-name="T137">I</text:span><text:span text:style-name="T179"> </text:span><text:span text:style-name="T177">will</text:span><text:span text:style-name="T150"> give</text:span><text:span text:style-name="T179"> </text:span><text:span text:style-name="T162">you money</text:span><text:span text:style-name="T179"> — Я дам тебе деньги </text:span><text:span text:style-name="T355">(два дополнения)</text:span><text:span text:style-name="T179">.</text:span></text:p>
      <text:p text:style-name="P20"/>
      <text:p text:style-name="P412"><text:span text:style-name="T183">В вопросительных предложениях порядок слов другой. Сначала идет вспомогательный глагол, затем подлежащее, </text:span><text:span text:style-name="T184">а после — смысловой глагол, дополнение и/</text:span><text:span text:style-name="T185">или</text:span><text:span text:style-name="T184"> обстоятельство.</text:span></text:p>
      <text:p text:style-name="P21">Перед вспомогательным глаголом может также идти вопросительное слово.</text:p>
      <text:p text:style-name="P21"/>
      <text:p text:style-name="P413"><text:span text:style-name="T175">Do</text:span><text:span text:style-name="T8"> </text:span><text:span text:style-name="T136">you</text:span><text:span text:style-name="T8"> </text:span><text:span text:style-name="T147">want</text:span><text:span text:style-name="T356"> </text:span><text:span text:style-name="T2">to live</text:span><text:span text:style-name="T356"> </text:span><text:span text:style-name="T169">in Spain</text:span><text:span text:style-name="T8">? — Ты хочешь жить в Испании?</text:span></text:p>
      <text:p text:style-name="P250"><text:span text:style-name="T358">What</text:span><text:span text:style-name="T355"> </text:span><text:span text:style-name="T178">are</text:span><text:span text:style-name="T355"> </text:span><text:span text:style-name="T138">you</text:span><text:span text:style-name="T355"> </text:span><text:span text:style-name="T151">doing</text:span><text:span text:style-name="T355"> </text:span><text:span text:style-name="T170">here</text:span><text:span text:style-name="T355">? </text:span><text:span text:style-name="T359">—</text:span><text:span text:style-name="T355"> Что ты здесь делаешь?</text:span></text:p>
      <text:p text:style-name="P250"/>
      <text:p text:style-name="P105">Если обстоятельство состоит из нескольких слов, то оно может переехать в самое начало:</text:p>
      <text:p text:style-name="P105"/>
      <text:p text:style-name="P326">Tom walks to work <text:span text:style-name="T165">every morning</text:span> / <text:span text:style-name="T165">Every morning</text:span> Tom walks to work —</text:p>
      <text:p text:style-name="P326">Том ходит на работу каждое утро.</text:p>
      <text:p text:style-name="P326"/>
      <text:p text:style-name="P105">Глаголы, требующие 2х дополнений: <text:span text:style-name="T2">give, lend, pass, send, show.</text:span></text:p>
      <text:p text:style-name="P115"/>
      <text:p text:style-name="P596"><text:span text:style-name="T248">Сами д</text:span><text:span text:style-name="T240">ополнения могут указываться </text:span><text:span text:style-name="T241">2мя</text:span><text:span text:style-name="T240"> способами:</text:span></text:p>
      <text:p text:style-name="P105"/>
      <text:p text:style-name="P105">1. После глагола указывается человек, а затем предмет; без предлогов.</text:p>
      <text:p text:style-name="P595"><text:span text:style-name="T180"><text:s text:c="2"/></text:span><text:span text:style-name="T2"><text:s text:c="2"/>I lent </text:span><text:span text:style-name="T158">Mike</text:span><text:span text:style-name="T2"> some </text:span><text:span text:style-name="T158">money</text:span><text:span text:style-name="T2"> — Я одолжил Майку деньги.</text:span></text:p>
      <text:p text:style-name="P326"/>
      <text:p text:style-name="P105">2. После глагола указывается предмет, а затем человек; перед человеком будет предлог <text:span text:style-name="T2">to</text:span>.</text:p>
      <text:p text:style-name="P105"><text:s text:c="4"/><text:span text:style-name="T2">I </text:span><text:span text:style-name="T158">lent</text:span><text:span text:style-name="T2"> some money </text:span><text:span text:style-name="T579">to</text:span><text:span text:style-name="T2"> </text:span><text:span text:style-name="T158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80">и</text:span><text:span text:style-name="T2"> Perfect Continuous</text:span>. Каждая<text:span text:style-name="T572"> </text:span>групп<text:span text:style-name="T572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3242157520" text:style-name="L1">
        <text:list-item>
          <text:p text:style-name="P692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693"><text:span text:style-name="T360">регулярны</text:span><text:span text:style-name="T532">е</text:span><text:span text:style-name="T360"> события настоящего;</text:span></text:p>
        </text:list-item>
      </text:list>
      <text:p text:style-name="P520"/>
      <text:p text:style-name="P455"><text:span text:style-name="T362">I </text:span><text:span text:style-name="T117">live</text:span><text:span text:style-name="T362"> in New York — Я </text:span><text:span text:style-name="T363">живу</text:span><text:span text:style-name="T362"> в Нью Йорке.</text:span></text:p>
      <text:p text:style-name="P422"/>
      <text:p text:style-name="P518">В утверждениях, когда подлежащее в третьем лице, единственном числе <text:span text:style-name="T2">(he, she, it), </text:span></text:p>
      <text:p text:style-name="P446"><text:span text:style-name="T361">к сказуемому добавляется окончание </text:span><text:span text:style-name="T10">-s</text:span><text:span text:style-name="T361"> (</text:span><text:span text:style-name="T10">-es</text:span><text:span text:style-name="T361"> если заканчивается на гласную или шипящий). </text:span></text:p>
      <text:p text:style-name="P519"/>
      <text:p text:style-name="P447"><text:span text:style-name="T362">Peter </text:span><text:span text:style-name="T117">works</text:span><text:span text:style-name="T362"> in New York — Питер </text:span><text:span text:style-name="T363">работает</text:span><text:span text:style-name="T362"> в Нью Йорке;</text:span></text:p>
      <text:p text:style-name="P420"/>
      <text:p text:style-name="P430"><text:span text:style-name="T614">Слова-маячки</text:span><text:span text:style-name="T615"> (перед сказуемым):</text:span></text:p>
      <text:list xml:id="list3251415374" text:style-name="L2">
        <text:list-item>
          <text:p text:style-name="P694">always - <text:span text:style-name="T387">всегда</text:span>;</text:p>
        </text:list-item>
        <text:list-item>
          <text:p text:style-name="P694">usually - <text:span text:style-name="T387">обычно</text:span>;</text:p>
        </text:list-item>
        <text:list-item>
          <text:p text:style-name="P694">often - <text:span text:style-name="T387">часто</text:span>;</text:p>
        </text:list-item>
        <text:list-item>
          <text:p text:style-name="P694">sometimes - <text:span text:style-name="T387">иногда</text:span>;</text:p>
        </text:list-item>
        <text:list-item>
          <text:p text:style-name="P694">never — <text:span text:style-name="T387">никогда;</text:span></text:p>
        </text:list-item>
      </text:list>
      <text:p text:style-name="P251"/>
      <text:p text:style-name="P252">I <text:span text:style-name="T364">always</text:span> wash my hands before eating — Я <text:span text:style-name="T364">всегда</text:span> мою руки перед едой.</text:p>
      <text:p text:style-name="Standard"/>
      <text:p text:style-name="P508"><text:span text:style-name="T540">Отрицание образуется с помощью частицы </text:span><text:span text:style-name="T15">not</text:span><text:span text:style-name="T540">, </text:span>которая идет в паре со вспомогательным глаголом <text:span text:style-name="T2">do</text:span>. <text:span text:style-name="T497">Если подлежащее </text:span><text:span text:style-name="T91">he/she/it</text:span><text:span text:style-name="T497">, то </text:span><text:span text:style-name="T101">do</text:span><text:span text:style-name="T501"> меняется на</text:span><text:span text:style-name="T497"> </text:span><text:span text:style-name="T91">does</text:span><text:span text:style-name="T497">.</text:span></text:p>
      <text:p text:style-name="P448"/>
      <text:p text:style-name="P340">People <text:span text:style-name="T421">do </text:span><text:span text:style-name="T422">not</text:span><text:span text:style-name="T420"> live</text:span> in space — Люди <text:span text:style-name="T364">не</text:span> живут в космосе.</text:p>
      <text:p text:style-name="P340">Water <text:span text:style-name="T421">does </text:span><text:span text:style-name="T422">not</text:span><text:span text:style-name="T420"> boil</text:span> at 50 degrees Celsius — Вода <text:span text:style-name="T364">не</text:span> кипит при 50 грудусах.</text:p>
      <text:p text:style-name="P340"/>
      <text:p text:style-name="P435"><text:span text:style-name="T296">Практически всегда </text:span><text:span text:style-name="T91">do not</text:span><text:span text:style-name="T296"> использу</text:span><text:span text:style-name="T297">е</text:span><text:span text:style-name="T296">тся в сокращении: </text:span></text:p>
      <text:p text:style-name="P124"/>
      <text:p text:style-name="P341">We <text:span text:style-name="T364">don`t</text:span> drink whisky — Мы <text:span text:style-name="T364">не</text:span> пьем виски. </text:p>
      <text:p text:style-name="P339">He <text:span text:style-name="T364">doesn`t</text:span> drink tea — Он <text:span text:style-name="T364">не</text:span> пьет чай.</text:p>
      <text:p text:style-name="P256"/>
      <text:p text:style-name="P507"><text:span text:style-name="T539">В вопросах вспомогательный глагол </text:span><text:span text:style-name="T14">do</text:span><text:span text:style-name="T298"> ставится перед подлежащим:</text:span></text:p>
      <text:p text:style-name="P126"/>
      <text:p text:style-name="P457"><text:span text:style-name="T505">Do</text:span><text:span text:style-name="T495"> you like action movies? </text:span><text:span text:style-name="T496">— </text:span><text:span text:style-name="T495">Тебе нравятся экшен фильмы? </text:span></text:p>
      <text:p text:style-name="P449"><text:span text:style-name="T427">What books </text:span><text:span text:style-name="T430">do</text:span><text:span text:style-name="T431">es</text:span><text:span text:style-name="T427"> </text:span><text:span text:style-name="T428">he</text:span><text:span text:style-name="T427"> read? </text:span><text:span text:style-name="T429">—</text:span><text:span text:style-name="T427"> Какие книги </text:span><text:span text:style-name="T428">он</text:span><text:span text:style-name="T427"> </text:span><text:span text:style-name="T428">читает</text:span><text:span text:style-name="T427">?</text:span></text:p>
      <text:p text:style-name="P126"/>
      <text:p text:style-name="P360">Present Continuous</text:p>
      <text:p text:style-name="P127"/>
      <text:p text:style-name="P450"><text:span text:style-name="T299">Используется, чтобы </text:span><text:span text:style-name="T317">сообщить</text:span><text:span text:style-name="T299"> о </text:span><text:span text:style-name="T309">действии</text:span><text:span text:style-name="T299">, </text:span><text:span text:style-name="T310">которое происходит</text:span><text:span text:style-name="T299"> </text:span><text:span text:style-name="T347">сейчас</text:span><text:span text:style-name="T299"> и еще не законч</text:span><text:span text:style-name="T317">ено</text:span><text:span text:style-name="T299">.</text:span></text:p>
      <text:p text:style-name="P128">Состоит из связки вспомогательного глагола <text:span text:style-name="T2">be</text:span> и смыслового <text:span text:style-name="T535">глагола </text:span>с окончанием <text:span text:style-name="T2">-ing</text:span>:</text:p>
      <text:p text:style-name="P463"/>
      <text:p text:style-name="P463">She <text:span text:style-name="T364">is driving</text:span> to work. <text:span text:style-name="T514">—</text:span> Она <text:span text:style-name="T364">едет</text:span> на работу.</text:p>
      <text:p text:style-name="P464">I <text:span text:style-name="T369">a</text:span><text:span text:style-name="T364">m not listening</text:span> to you. <text:span text:style-name="T516">—</text:span> Я <text:span text:style-name="T364">не слушаю</text:span> тебя.</text:p>
      <text:p text:style-name="P465">Where <text:span text:style-name="T364">is </text:span>he <text:span text:style-name="T364">going</text:span>? <text:span text:style-name="T516">—</text:span> Куда он <text:span text:style-name="T364">идет</text:span>?</text:p>
      <text:p text:style-name="P125"/>
      <text:p text:style-name="P148"><text:soft-page-break/><text:span text:style-name="T614">Слова-маячки</text:span> <text:span text:style-name="T521">(в разных местах)</text:span>:</text:p>
      <text:list xml:id="list1690986627" text:style-name="L3">
        <text:list-item>
          <text:p text:style-name="P733">look — смотри;</text:p>
        </text:list-item>
        <text:list-item>
          <text:p text:style-name="P733">now — сейчас (<text:span text:style-name="T515">обычно </text:span>в конце);</text:p>
        </text:list-item>
        <text:list-item>
          <text:p text:style-name="P733">at the moment — в этот момент (<text:span text:style-name="T515">обычно </text:span>в конце).</text:p>
        </text:list-item>
      </text:list>
      <text:p text:style-name="P343"/>
      <text:p text:style-name="P342">I am working right <text:span text:style-name="T364">now</text:span>. — Прямо сейчас я работаю.</text:p>
      <text:p text:style-name="P342"><text:span text:style-name="T364">Look</text:span> out of the window! It`s raining. — Посмотри в окно. Идет дождь.</text:p>
      <text:p text:style-name="P157"/>
      <text:p text:style-name="P156"><text:span text:style-name="T517">Глаголы, которые не использ</text:span><text:span text:style-name="T518">уются</text:span><text:span text:style-name="T517"> в </text:span><text:span text:style-name="T31">Continuous</text:span></text:p>
      <text:p text:style-name="P156"/>
      <text:p text:style-name="P143">Как правило это глаголы, описывающие чувства или мысли.</text:p>
      <text:p text:style-name="P504"><text:span text:style-name="T321">Но если они </text:span><text:span text:style-name="T322">идут</text:span><text:span text:style-name="T321"> </text:span><text:span text:style-name="T322">внутри</text:span><text:span text:style-name="T321"> </text:span><text:span text:style-name="T322">какой-</text:span><text:span text:style-name="T323">то</text:span><text:span text:style-name="T322"> </text:span><text:span text:style-name="T321">устойчивой связки, то могут быть и с </text:span><text:span text:style-name="T102">-ing</text:span><text:span text:style-name="T321">.</text:span></text:p>
      <text:p text:style-name="P345"/>
      <text:p text:style-name="P130">Глаголы восприятия:</text:p>
      <text:list xml:id="list3277451442" text:style-name="L4">
        <text:list-item>
          <text:p text:style-name="P734">see — видеть;</text:p>
        </text:list-item>
        <text:list-item>
          <text:p text:style-name="P734">hear — слышать;</text:p>
        </text:list-item>
        <text:list-item>
          <text:p text:style-name="P734">feel — чувствовать <text:span text:style-name="T519">себя</text:span>;</text:p>
        </text:list-item>
        <text:list-item>
          <text:p text:style-name="P734">taste — чувствовать вкус (пробовать);</text:p>
        </text:list-item>
        <text:list-item>
          <text:p text:style-name="P734">smell — чувствовать запах (нюхать);</text:p>
        </text:list-item>
      </text:list>
      <text:p text:style-name="P131"/>
      <text:p text:style-name="P130">Глаголы для выражения мнения:</text:p>
      <text:list xml:id="list4033077493" text:style-name="L5">
        <text:list-item>
          <text:p text:style-name="P735">belive — верить;</text:p>
        </text:list-item>
        <text:list-item>
          <text:p text:style-name="P735">doubt — сомневаться;</text:p>
        </text:list-item>
        <text:list-item>
          <text:p text:style-name="P735">think — думать;</text:p>
        </text:list-item>
      </text:list>
      <text:p text:style-name="P129"/>
      <text:p text:style-name="P130">Глаголы, показывающие состояние мыслей:</text:p>
      <text:list xml:id="list1238115862" text:style-name="L6">
        <text:list-item>
          <text:p text:style-name="P736">forget — забывать;</text:p>
        </text:list-item>
        <text:list-item>
          <text:p text:style-name="P736">imagine — представлять;</text:p>
        </text:list-item>
        <text:list-item>
          <text:p text:style-name="P736">know — знать;</text:p>
        </text:list-item>
        <text:list-item>
          <text:p text:style-name="P736">understand — понимать;</text:p>
        </text:list-item>
      </text:list>
      <text:p text:style-name="P131"/>
      <text:p text:style-name="P132">Глаголы, указывающие на эмоции и желания:</text:p>
      <text:list xml:id="list2089968989" text:style-name="L7">
        <text:list-item>
          <text:p text:style-name="P737">love — любить;</text:p>
        </text:list-item>
        <text:list-item>
          <text:p text:style-name="P737">like — нравиться;</text:p>
        </text:list-item>
        <text:list-item>
          <text:p text:style-name="P737">hate — ненавидеть;</text:p>
        </text:list-item>
        <text:list-item>
          <text:p text:style-name="P737">hope — надеяться;</text:p>
        </text:list-item>
        <text:list-item>
          <text:p text:style-name="P737">want — хотеть;</text:p>
        </text:list-item>
        <text:list-item>
          <text:p text:style-name="P737">wish — желать;</text:p>
        </text:list-item>
      </text:list>
      <text:p text:style-name="P132"/>
      <text:p text:style-name="P132">Другие глаголы:</text:p>
      <text:list xml:id="list4155267757" text:style-name="L8">
        <text:list-item>
          <text:p text:style-name="P738">look — выглядеть;</text:p>
        </text:list-item>
        <text:list-item>
          <text:p text:style-name="P738">have — иметь;</text:p>
        </text:list-item>
      </text:list>
      <text:p text:style-name="P133"/>
      <text:p text:style-name="P346">I <text:span text:style-name="T364">think</text:span> Amy is a strange girl. - Я <text:span text:style-name="T364">думаю</text:span>, Эмми странная девушка.</text:p>
      <text:p text:style-name="P346">You <text:span text:style-name="T364">look</text:span> great! - Ты <text:span text:style-name="T364">выглядишь</text:span> отлично!</text:p>
      <text:p text:style-name="P344"/>
      <text:p text:style-name="P361">Present Perfect</text:p>
      <text:p text:style-name="P147"/>
      <text:p text:style-name="P501"><text:span text:style-name="T300">И</text:span><text:span text:style-name="T312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5"><text:soft-page-break/>Состоит из связки вспомогательного глагола have и смыслового глагола в 3й форме.</text:p>
      <text:p text:style-name="P452"><text:span text:style-name="T340">В </text:span><text:span text:style-name="T337">отрицаниях почти всегда используется сокращенная форма глагола </text:span><text:span text:style-name="T110">haven`t</text:span><text:span text:style-name="T337">.</text:span></text:p>
      <text:p text:style-name="P137"><text:span text:style-name="T522">Сокращени</text:span><text:span text:style-name="T541">е</text:span><text:span text:style-name="T522"> </text:span><text:span text:style-name="T16">`ve not</text:span><text:span text:style-name="T522"> не используется.</text:span></text:p>
      <text:p text:style-name="P136"/>
      <text:p text:style-name="P451"><text:span text:style-name="T97">You </text:span><text:span text:style-name="T114">have</text:span><text:span text:style-name="T97"> </text:span><text:span text:style-name="T114">broken</text:span><text:span text:style-name="T97"> the vase. </text:span><text:span text:style-name="T98">— </text:span><text:span text:style-name="T97">Ты </text:span><text:span text:style-name="T114">разбил</text:span><text:span text:style-name="T97"> вазу (результат, кот. </text:span><text:span text:style-name="T99">важен сейчас</text:span><text:span text:style-name="T97">).</text:span></text:p>
      <text:p text:style-name="P645"><text:span text:style-name="T389">I </text:span><text:span text:style-name="T372">haven</text:span><text:span text:style-name="T366">`</text:span><text:span text:style-name="T372">t</text:span><text:span text:style-name="T389"> </text:span><text:span text:style-name="T372">expected</text:span><text:span text:style-name="T389"> that. </text:span><text:span text:style-name="T391">—</text:span><text:span text:style-name="T389"> Я этого </text:span><text:span text:style-name="T372">не</text:span><text:span text:style-name="T389"> </text:span><text:span text:style-name="T372">ожидал</text:span><text:span text:style-name="T389">.</text:span></text:p>
      <text:p text:style-name="P645"><text:span text:style-name="T370">Ha</text:span><text:span text:style-name="T371">s</text:span><text:span text:style-name="T393"> </text:span><text:span text:style-name="T394">he</text:span><text:span text:style-name="T393"> </text:span><text:span text:style-name="T370">been</text:span><text:span text:style-name="T393"> to Rome? </text:span><text:span text:style-name="T391">—</text:span><text:span text:style-name="T393"> </text:span><text:span text:style-name="T394">Он</text:span><text:span text:style-name="T393"> </text:span><text:span text:style-name="T370">бывал</text:span><text:span text:style-name="T393"> в Риме?</text:span></text:p>
      <text:p text:style-name="P350"/>
      <text:p text:style-name="P543"><text:span text:style-name="T300">Также использу</text:span><text:span text:style-name="T307">ется</text:span><text:span text:style-name="T300">, </text:span><text:span text:style-name="T301">если</text:span><text:span text:style-name="T300"> что-то произошло впервые.</text:span></text:p>
      <text:p text:style-name="P347"><text:span text:style-name="T520">It`s the fitst time I </text:span><text:span text:style-name="T365">have</text:span><text:span text:style-name="T520"> </text:span><text:span text:style-name="T365">driven</text:span><text:span text:style-name="T520"> a car — Это впервые, когда я </text:span><text:span text:style-name="T365">веду</text:span><text:span text:style-name="T520"> машину.</text:span></text:p>
      <text:p text:style-name="P347"/>
      <text:p text:style-name="P138">Как образуется 3я форма глагола:</text:p>
      <text:list xml:id="list2770901060" text:style-name="L9">
        <text:list-item>
          <text:p text:style-name="P739">если глагол правильный, то к нему добавляется окончание -ed;</text:p>
        </text:list-item>
        <text:list-item>
          <text:p text:style-name="P740">если глагол неправильный, то <text:span text:style-name="T526">его <text:s/></text:span>нужно<text:span text:style-name="T526"> </text:span>искать в таблице неправильных глаголов;</text:p>
        </text:list-item>
      </text:list>
      <text:p text:style-name="P134"/>
      <text:p text:style-name="P139"><text:span text:style-name="T614">Слова-маячки</text:span>:</text:p>
      <text:list xml:id="list2913021152" text:style-name="L10">
        <text:list-item>
          <text:p text:style-name="P744">just — только что;</text:p>
        </text:list-item>
        <text:list-item>
          <text:p text:style-name="P744">already — уже;</text:p>
        </text:list-item>
        <text:list-item>
          <text:p text:style-name="P741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388">Слово </text:span><text:span text:style-name="T58">yet</text:span><text:span text:style-name="T388"> стоит </text:span><text:span text:style-name="T390">всегда </text:span><text:span text:style-name="T388">в конце предложения. </text:span><text:span text:style-name="T58">Just</text:span><text:span text:style-name="T388"> и </text:span><text:span text:style-name="T58">already</text:span><text:span text:style-name="T388"> использ</text:span><text:span text:style-name="T392">уются</text:span><text:span text:style-name="T388"> в утверждениях. </text:span><text:span text:style-name="T58">Yet</text:span><text:span text:style-name="T388"> — в вопросах и отрицаниях</text:span><text:span text:style-name="T391">. </text:span></text:p>
      <text:p text:style-name="P348"/>
      <text:p text:style-name="P355">I have <text:span text:style-name="T364">just</text:span> eaten a sandwich. <text:span text:style-name="T523">—</text:span> Я <text:span text:style-name="T364">только что</text:span> съел бутерброд.</text:p>
      <text:p text:style-name="P349">We have n<text:span text:style-name="T522">o</text:span>t finished <text:span text:style-name="T364">yet</text:span>. <text:span text:style-name="T523">—</text:span> Мы <text:span text:style-name="T364">еще не</text:span> закончили.</text:p>
      <text:p text:style-name="P349"/>
      <text:p text:style-name="P423"><text:span text:style-name="T338">Другие </text:span><text:span text:style-name="T339">маячки</text:span><text:span text:style-name="T338">:</text:span></text:p>
      <text:list xml:id="list798067406" text:style-name="L11">
        <text:list-item>
          <text:p text:style-name="P695"><text:span text:style-name="T508">ever — когда-</text:span><text:span text:style-name="T512">либо, всегда</text:span><text:span text:style-name="T508">;</text:span></text:p>
        </text:list-item>
        <text:list-item>
          <text:p text:style-name="P745">never — никогда;</text:p>
        </text:list-item>
        <text:list-item>
          <text:p text:style-name="P745">recently — в последнее время;</text:p>
        </text:list-item>
        <text:list-item>
          <text:p text:style-name="P745">these days — в последние дни;</text:p>
        </text:list-item>
        <text:list-item>
          <text:p text:style-name="P695"><text:span text:style-name="T508">словосочетани</text:span><text:span text:style-name="T513">я</text:span><text:span text:style-name="T508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25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6">I <text:span text:style-name="T522">ha</text:span>ve <text:span text:style-name="T364">never</text:span> been to New York. <text:span text:style-name="T524">— </text:span>Я <text:span text:style-name="T364">никогда</text:span> не был в Нью Йорке.</text:p>
      <text:p text:style-name="P500"><text:span text:style-name="T95">I </text:span><text:span text:style-name="T92">ha</text:span><text:span text:style-name="T95">ve worked a lot </text:span><text:span text:style-name="T113">these days</text:span><text:span text:style-name="T95">. </text:span><text:span text:style-name="T96">—</text:span><text:span text:style-name="T95"> Я много работал </text:span><text:span text:style-name="T113">в эти дни</text:span><text:span text:style-name="T95">.</text:span></text:p>
      <text:p text:style-name="P635"/>
      <text:p text:style-name="P627">Present Perfect Continuous</text:p>
      <text:p text:style-name="P621"/>
      <text:p text:style-name="P629"><text:span text:style-name="T302">И</text:span><text:span text:style-name="T308">спользуется чтобы сообщить о действии, которое еще не закончено и при этом известна </text:span></text:p>
      <text:p text:style-name="P630"><text:span text:style-name="T308">его продолжительность, </text:span><text:span text:style-name="T310">т. е. «</text:span><text:span text:style-name="T311">я </text:span><text:span text:style-name="T310">делал и продолжаю делать». </text:span></text:p>
      <text:p text:style-name="P622"/>
      <text:p text:style-name="P643"><text:span text:style-name="T304">С</text:span><text:span text:style-name="T295">остоит из связки вспомогательного глагола </text:span><text:span text:style-name="T90">have</text:span><text:span text:style-name="T295">, cлова </text:span><text:span text:style-name="T90">been</text:span><text:span text:style-name="T295"> </text:span><text:span text:style-name="T306">(особая форма глагола </text:span><text:span text:style-name="T93">be</text:span><text:span text:style-name="T306">) </text:span></text:p>
      <text:p text:style-name="P630"><text:span text:style-name="T305">и смыслового глагола с окончанием </text:span><text:span text:style-name="T94">-ing</text:span><text:span text:style-name="T305">. </text:span><text:span text:style-name="T303">Переводится</text:span><text:span text:style-name="T308"> настоящим</text:span><text:span text:style-name="T102">.</text:span></text:p>
      <text:p text:style-name="P637"/>
      <text:p text:style-name="P253"><text:span text:style-name="T494">I </text:span><text:span text:style-name="T505">have been learning</text:span><text:span text:style-name="T494"> English for 2 years. </text:span><text:span text:style-name="T508">—</text:span><text:span text:style-name="T494"> Я </text:span><text:span text:style-name="T505">учу</text:span><text:span text:style-name="T494"> английский уже 2 года (и еще не закончил).</text:span></text:p>
      <text:p text:style-name="P358"/>
      <text:p text:style-name="P597"><text:span text:style-name="T106">I </text:span><text:span text:style-name="T116">have not been waiting</text:span><text:span text:style-name="T106"> long. </text:span><text:span text:style-name="T104">—</text:span><text:span text:style-name="T106"> Я </text:span><text:span text:style-name="T116">не жду</text:span><text:span text:style-name="T106"> долго </text:span></text:p>
      <text:p text:style-name="P597"><text:span text:style-name="T107">(это не происходит в течении указанного времени)</text:span><text:span text:style-name="T106">.</text:span></text:p>
      <text:p text:style-name="P351"/>
      <text:p text:style-name="P509"><text:soft-page-break/><text:span text:style-name="T115">Have</text:span><text:span text:style-name="T103"> you </text:span><text:span text:style-name="T115">been</text:span><text:span text:style-name="T103"> </text:span><text:span text:style-name="T115">waiting</text:span><text:span text:style-name="T103"> long? </text:span><text:span text:style-name="T104">— </text:span><text:span text:style-name="T103">Вы </text:span><text:span text:style-name="T105">долго</text:span><text:span text:style-name="T103"> </text:span><text:span text:style-name="T115">ждете</text:span><text:span text:style-name="T103">? </text:span></text:p>
      <text:p text:style-name="P509"><text:span text:style-name="T107">(как долго происходит действие вплоть до текущего момента)</text:span><text:span text:style-name="T103"> </text:span></text:p>
      <text:p text:style-name="P144"/>
      <text:p text:style-name="P644"><text:span text:style-name="T329">Слова-маячки</text:span><text:span text:style-name="T295">:</text:span></text:p>
      <text:list xml:id="list3811502499" text:style-name="L12">
        <text:list-item>
          <text:p text:style-name="P746">for — в течении;</text:p>
        </text:list-item>
        <text:list-item>
          <text:p text:style-name="P746">since — с какого-то времени;</text:p>
        </text:list-item>
        <text:list-item>
          <text:p text:style-name="P804">how long — как долго.</text:p>
        </text:list-item>
      </text:list>
      <text:p text:style-name="P639"/>
      <text:p text:style-name="P641"><text:span text:style-name="T499">We`ve been staying in this hotel </text:span><text:span text:style-name="T506">since</text:span><text:span text:style-name="T499"> Tuesday. </text:span><text:span text:style-name="T500">— </text:span><text:span text:style-name="T499">Мы находимся в этом отеле </text:span><text:span text:style-name="T506">со</text:span><text:span text:style-name="T499"> вторника.</text:span></text:p>
      <text:p text:style-name="P623"/>
      <text:p text:style-name="P453"><text:span text:style-name="T341">Е</text:span><text:span text:style-name="T337">сли используется глагол </text:span><text:span text:style-name="T110">be</text:span><text:span text:style-name="T337"> или глаголы состояния, которые не стоят в Continuous</text:span><text:span text:style-name="T342">,</text:span><text:span text:style-name="T337"> </text:span></text:p>
      <text:p text:style-name="P454"><text:span text:style-name="T343">то </text:span><text:span text:style-name="T344">Present Perfect Continuous</text:span><text:span text:style-name="T343"> будет в </text:span><text:span text:style-name="T344">форме</text:span><text:span text:style-name="T343"> Present Perfect. </text:span></text:p>
      <text:p text:style-name="P254"><text:span text:style-name="T495">I have known</text:span><text:span text:style-name="T505"> </text:span><text:span text:style-name="T495">(</text:span><text:span text:style-name="T498">а </text:span><text:span text:style-name="T495">не have been knowing)</text:span><text:span text:style-name="T494"> Alice for 3 years. </text:span><text:span text:style-name="T509">—</text:span><text:span text:style-name="T494"> Я </text:span><text:span text:style-name="T495">знаю</text:span><text:span text:style-name="T494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18"><text:span text:style-name="T398">Если у смыслового глагола окончание</text:span><text:span text:style-name="T59"> -ing</text:span><text:span text:style-name="T398">, то </text:span><text:span text:style-name="T59">have</text:span><text:span text:style-name="T398"> применяется только с </text:span><text:span text:style-name="T59">been</text:span><text:span text:style-name="T398">.</text:span></text:p>
      <text:p text:style-name="P359"/>
      <text:p text:style-name="P405"><text:span text:style-name="T494">Past </text:span><text:span text:style-name="T511">Simple</text:span></text:p>
      <text:p text:style-name="P140"/>
      <text:p text:style-name="P141">Используется, чтобы сообщить:</text:p>
      <text:list xml:id="list3456172886" text:style-name="L13">
        <text:list-item>
          <text:p text:style-name="P742">факт<text:span text:style-name="T527">ы</text:span> прошлого, историю, биографию;</text:p>
        </text:list-item>
        <text:list-item>
          <text:p text:style-name="P742">результат, который не важен в настоящем;</text:p>
        </text:list-item>
      </text:list>
      <text:p text:style-name="P352"/>
      <text:p text:style-name="P502"><text:span text:style-name="T324">Глагол</text:span><text:span text:style-name="T313"> </text:span><text:span text:style-name="T320">принимает</text:span><text:span text:style-name="T313"> 2ю форму. </text:span><text:span text:style-name="T324">Она</text:span><text:span text:style-name="T313"> образуется с пом</text:span><text:span text:style-name="T324">ощью</text:span><text:span text:style-name="T313"> окончания -ed для правильных глоголов, </text:span><text:span text:style-name="T320">а н</text:span><text:span text:style-name="T313">еправильные глаголы находится в таблице.</text:span></text:p>
      <text:p text:style-name="P145"/>
      <text:p text:style-name="P255"><text:span text:style-name="T494">Mozart </text:span><text:span text:style-name="T505">lived</text:span><text:span text:style-name="T494"> from 1756 to 1791 — Моцарт </text:span><text:span text:style-name="T505">жил</text:span><text:span text:style-name="T494"> с 1756 по 1791 год. </text:span></text:p>
      <text:p text:style-name="P257"><text:span text:style-name="T507">Did</text:span><text:span text:style-name="T510"> you </text:span><text:span text:style-name="T507">go</text:span><text:span text:style-name="T510"> to Los Angeles last week? - Ты </text:span><text:span text:style-name="T507">ездил</text:span><text:span text:style-name="T510"> в Лос Анжелес на прошлой неделе?</text:span></text:p>
      <text:p text:style-name="P638"><text:span text:style-name="T397">I </text:span><text:span text:style-name="T367">didn`t go</text:span><text:span text:style-name="T397"> to Los Angeles — Я </text:span><text:span text:style-name="T367">не ездил</text:span><text:span text:style-name="T397"> в Лос Анжелес.</text:span></text:p>
      <text:p text:style-name="P353"/>
      <text:p text:style-name="P111"><text:span text:style-name="T504">Слова-маячки</text:span><text:span text:style-name="T495">:</text:span></text:p>
      <text:list xml:id="list2056058077" text:style-name="L14">
        <text:list-item>
          <text:p text:style-name="P696">ago — <text:span text:style-name="T529">тому назад</text:span>;</text:p>
        </text:list-item>
        <text:list-item>
          <text:p text:style-name="P696">last — <text:span text:style-name="T529">прошлый</text:span>;</text:p>
        </text:list-item>
        <text:list-item>
          <text:p text:style-name="P743">yesterday — вчера;</text:p>
        </text:list-item>
      </text:list>
      <text:p text:style-name="P142"/>
      <text:p text:style-name="P142"><text:span text:style-name="T530">Past Simple часто путают с Present Perfect, потому что на русский они переводятся </text:span><text:span text:style-name="T531">почти</text:span><text:span text:style-name="T530"> одинаково. Главное отличие </text:span><text:span text:style-name="T528">здесь </text:span><text:span text:style-name="T530">в том, что Present Perfect всегда будет сообщать доп</text:span><text:span text:style-name="T531">олнительную</text:span><text:span text:style-name="T530"> информацию, указывающ</text:span><text:span text:style-name="T531">ую </text:span><text:span text:style-name="T530">на настоящее время.</text:span></text:p>
      <text:p text:style-name="P146"/>
      <text:p text:style-name="P592"><text:span text:style-name="T315">Если </text:span><text:span text:style-name="T314">мы знаем</text:span><text:span text:style-name="T315">, когда произошло событие, то Present Perfect </text:span><text:span text:style-name="T325">уже </text:span><text:span text:style-name="T315">нельзя использовать.</text:span></text:p>
      <text:p text:style-name="P590"><text:span text:style-name="T100">Tom has lost his key last weak </text:span><text:span text:style-name="T107">(неправильно) </text:span><text:span text:style-name="T100">Tom lost his key last weak </text:span><text:span text:style-name="T107">(правильно) </text:span></text:p>
      <text:p text:style-name="P354"/>
      <text:p text:style-name="P503"><text:span text:style-name="T345">Если вопрос содержит слово </text:span><text:span text:style-name="T111">when</text:span><text:span text:style-name="T345">, то он автоматич. привязывает </text:span><text:span text:style-name="T346">предложение</text:span><text:span text:style-name="T345"> к моменту </text:span></text:p>
      <text:p text:style-name="P161"><text:span text:style-name="T395">в прошлом. </text:span><text:span text:style-name="T396">Поэтому Present Perfect в вопросах с </text:span><text:span text:style-name="T60">when</text:span><text:span text:style-name="T396"> не используется.</text:span></text:p>
      <text:p text:style-name="P640"/>
      <text:p text:style-name="P640">Past Continuous</text:p>
      <text:p text:style-name="P624"/>
      <text:p text:style-name="P631"><text:span text:style-name="T316">И</text:span><text:span text:style-name="T317">спользуется, чтобы сообщить о действии, которое происходило в </text:span><text:span text:style-name="T320">точный</text:span><text:span text:style-name="T317"> момент</text:span></text:p>
      <text:p text:style-name="P631"><text:span text:style-name="T317">прошлого, </text:span><text:span text:style-name="T318">и </text:span><text:span text:style-name="T317">не было закончено.</text:span></text:p>
      <text:p text:style-name="P625"/>
      <text:p text:style-name="P632"><text:span text:style-name="T318">В предложении не обязательно должен </text:span><text:span text:style-name="T320">указываться</text:span><text:span text:style-name="T318"> точный момент. Он может только подразумеваться и быть понятен по контексту (</text:span><text:span text:style-name="T320">по</text:span><text:span text:style-name="T318"> </text:span><text:span text:style-name="T319">ситуаци</text:span><text:span text:style-name="T320">и</text:span><text:span text:style-name="T318">).</text:span></text:p>
      <text:p text:style-name="P620"><text:soft-page-break/>Cхема такая же, как и в Present Continuous, только глагол <text:span text:style-name="T2">be</text:span> записывается </text:p>
      <text:p text:style-name="P620">в прошедшей форме (<text:span text:style-name="T2">was/were</text:span>):</text:p>
      <text:p text:style-name="P619"/>
      <text:p text:style-name="P357">Last Sunday at 5 I <text:span text:style-name="T364">was having</text:span> dinner with my friends — В прошлое воскресенье в 5 </text:p>
      <text:p text:style-name="P357">я <text:span text:style-name="T364">ужинал</text:span> со своими друзьями (привязка к точному моменту в прошлом).</text:p>
      <text:p text:style-name="P357"/>
      <text:p text:style-name="P634"><text:span text:style-name="T533">My parents </text:span><text:span text:style-name="T368">were watching</text:span><text:span text:style-name="T533"> TV when I came home yesterday — Мои родители </text:span><text:span text:style-name="T368">смотрели</text:span><text:span text:style-name="T533"> телевизор, когда я пришел вчера домой (незаконченное действие </text:span><text:span text:style-name="T534">в тот момент</text:span><text:span text:style-name="T533">).</text:span></text:p>
      <text:p text:style-name="P634"/>
      <text:p text:style-name="P642"><text:span text:style-name="T502">W</text:span><text:span text:style-name="T503">e weren`t reading — Мы не читали (именно тогда). </text:span></text:p>
      <text:p text:style-name="P636">Was I running? — Я бежал?</text:p>
      <text:p text:style-name="P480"/>
      <text:p text:style-name="P480">Future Simple</text:p>
      <text:p text:style-name="P481"/>
      <text:p text:style-name="P505"><text:span text:style-name="T537">Используется чтобы сообщить о будущих </text:span><text:span text:style-name="T542">действиях</text:span><text:span text:style-name="T537">. </text:span><text:span text:style-name="T445">Эта форма говорит о том, что человек сделает что-то в будущем, но решение он принял в момент речи.</text:span></text:p>
      <text:p text:style-name="Standard"/>
      <text:p text:style-name="P506">Состоит из вспомогательного глагола <text:span text:style-name="T2">will</text:span> и смыслового глагола в начальной форме.</text:p>
      <text:p text:style-name="P483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38">о</text:span> <text:span text:style-name="T2">won`t</text:span>.</text:p>
      <text:p text:style-name="P506"/>
      <text:p text:style-name="P470">We <text:span text:style-name="T364">will</text:span> proobably <text:span text:style-name="T364">meet</text:span> soon — Мы, возможно, скоро <text:span text:style-name="T364">встретимся</text:span>.</text:p>
      <text:p text:style-name="P470">I hope everything <text:span text:style-name="T364">will be</text:span> fine — Надеюсь, все <text:span text:style-name="T364">будет </text:span>хорошо.</text:p>
      <text:p text:style-name="P483"><text:span text:style-name="T117">Will</text:span><text:span text:style-name="T2"> you </text:span><text:span text:style-name="T117">be</text:span><text:span text:style-name="T2"> at home toworrow? No, I won`t — </text:span><text:span text:style-name="T13">Ты </text:span><text:span text:style-name="T118">будешь</text:span><text:span text:style-name="T13"> завтра дома? Нет</text:span><text:span text:style-name="T2">.</text:span></text:p>
      <text:p text:style-name="P471"/>
      <text:p text:style-name="P436"><text:span text:style-name="T446">В</text:span><text:span text:style-name="T447"> предложени</text:span><text:span text:style-name="T446">ях</text:span><text:span text:style-name="T447"> </text:span><text:span text:style-name="T446">будут </text:span><text:span text:style-name="T447">часто </text:span><text:span text:style-name="T446">попадаться слова</text:span><text:span text:style-name="T447">, </text:span><text:span text:style-name="T446">выражающие</text:span><text:span text:style-name="T447"> мнение: <text:s/></text:span></text:p>
      <text:p text:style-name="P436"><text:span text:style-name="T435">I think </text:span><text:span text:style-name="T436">(я думаю)</text:span><text:span text:style-name="T435">, I`m sure </text:span><text:span text:style-name="T436">(я уверен), I hope (я надеюсь), </text:span><text:span text:style-name="T435">probably (возможно).</text:span></text:p>
      <text:p text:style-name="P473"/>
      <text:p text:style-name="P437"><text:span text:style-name="T478">Оборот </text:span><text:span text:style-name="T432">be going to</text:span></text:p>
      <text:p text:style-name="P509"/>
      <text:p text:style-name="P438"><text:span text:style-name="T446">Также позволяет </text:span><text:span text:style-name="T451">сообщить</text:span><text:span text:style-name="T446"> о будущем. </text:span><text:span text:style-name="T451">Но п</text:span><text:span text:style-name="T448">одразумевает, что человек говорит не о спонтанном </text:span><text:span text:style-name="T451">решении</text:span><text:span text:style-name="T448">, </text:span><text:span text:style-name="T449">а о заранее </text:span><text:span text:style-name="T450">продуманных</text:span><text:span text:style-name="T449"> действиях. </text:span><text:span text:style-name="T451">Означает</text:span><text:span text:style-name="T448"> «собираюсь сделать».</text:span></text:p>
      <text:p text:style-name="P485"/>
      <text:p text:style-name="P468">I`m going to meet my friends tomorrow — Я собираюсь встретиться с друзьями завтра.</text:p>
      <text:p text:style-name="P510"><text:span text:style-name="T420">I`m going to go</text:span><text:span text:style-name="T479"> out after I finish my work — Я собираюсь погулять после, как закончу работу.</text:span></text:p>
      <text:p text:style-name="P474"/>
      <text:p text:style-name="P440"><text:span text:style-name="T454">Когда очевидно что вот-вот случится какое-то действие, то </text:span><text:span text:style-name="T437">be going to</text:span><text:span text:style-name="T454"> </text:span><text:span text:style-name="T453">передает оттенок неизбежности происходящего и применяется по отношению к </text:span><text:span text:style-name="T454">другому </text:span><text:span text:style-name="T453">человеку или объетку.</text:span></text:p>
      <text:p text:style-name="P484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10"><text:span text:style-name="T469">В разговорной </text:span><text:span text:style-name="T473">стиле</text:span><text:span text:style-name="T472"> </text:span><text:span text:style-name="T474">этот </text:span><text:span text:style-name="T472">оборот </text:span><text:span text:style-name="T469">очень часто </text:span><text:span text:style-name="T473">записывается</text:span><text:span text:style-name="T469"> как </text:span><text:span text:style-name="T420">gonna</text:span><text:span text:style-name="T469"> </text:span><text:span text:style-name="T420">[гона].</text:span></text:p>
      <text:p text:style-name="P475"/>
      <text:p text:style-name="P628"><text:span text:style-name="T112">P</text:span><text:span text:style-name="T110">resent</text:span><text:span text:style-name="T494"> в значении будущего</text:span></text:p>
      <text:p text:style-name="P626"/>
      <text:p text:style-name="P633"><text:span text:style-name="T328">О</text:span><text:span text:style-name="T326"> будущем можно </text:span><text:span text:style-name="T328">также </text:span><text:span text:style-name="T326">говорить с помощью </text:span><text:span text:style-name="T327">формы </text:span><text:span text:style-name="T326">Present. </text:span><text:span text:style-name="T470">Present Simple </text:span><text:span text:style-name="T471">часто </text:span><text:span text:style-name="T470">использ</text:span><text:span text:style-name="T471">уется</text:span><text:span text:style-name="T470">, когда речь идет о рассписании, которое не зависит от говорящего. </text:span></text:p>
      <text:p text:style-name="P633"><text:span text:style-name="T470">Present Continuous </text:span><text:span text:style-name="T477">используется</text:span><text:span text:style-name="T470"> </text:span><text:span text:style-name="T476">когда говорят о личных планах.</text:span></text:p>
      <text:p text:style-name="P458"/>
      <text:p text:style-name="P467">I am flying to London tomorrow — <text:span text:style-name="T536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496"><text:soft-page-break/>Модальные глаголы</text:p>
      <text:p text:style-name="Standard"/>
      <text:p text:style-name="P521"><text:span text:style-name="T543">Это особенные глаголы, которые </text:span><text:span text:style-name="T587">могут</text:span><text:span text:style-name="T543"> </text:span><text:span text:style-name="T587">использоваться</text:span><text:span text:style-name="T543"> и как смысловые, и как вспомогательные, притендуя со </text:span><text:span text:style-name="T587">вспомогательными</text:span><text:span text:style-name="T543"> на одну позицию в предложении.</text:span></text:p>
      <text:p text:style-name="P560"><text:span text:style-name="T544">Основные модальные глаголы: </text:span><text:span text:style-name="T18">will, </text:span><text:span text:style-name="T19">shall, </text:span><text:span text:style-name="T18">can, could, might, may, must, should, would</text:span><text:span text:style-name="T544">.</text:span></text:p>
      <text:p text:style-name="P560"/>
      <text:p text:style-name="P528"><text:span text:style-name="T543">Модальные глаголы не меняют свою форму (не </text:span><text:span text:style-name="T549">имеют</text:span><text:span text:style-name="T543"> окончаний </text:span><text:span text:style-name="T17">-s, -ed</text:span><text:span text:style-name="T543">). В связи с </text:span><text:span text:style-name="T549">этим</text:span><text:span text:style-name="T543">, </text:span></text:p>
      <text:p text:style-name="P528"><text:span text:style-name="T543">они не могут </text:span><text:span text:style-name="T549">применяться</text:span><text:span text:style-name="T543"> во всех временах и поэтому, дополняют</text:span><text:span text:style-name="T549">ся</text:span><text:span text:style-name="T543"> модальны</text:span><text:span text:style-name="T549">ми</text:span><text:span text:style-name="T543"> конструкци</text:span><text:span text:style-name="T549">ями</text:span><text:span text:style-name="T543">: </text:span><text:span text:style-name="T18">be able to, have to </text:span><text:span text:style-name="T189">и</text:span><text:span text:style-name="T18"> used to</text:span><text:span text:style-name="T544">.</text:span></text:p>
      <text:p text:style-name="P521"/>
      <text:p text:style-name="P522">После модальных глаголов и конструкций почти всегда идет <text:span text:style-name="T587">голый </text:span>инфинитив.</text:p>
      <text:p text:style-name="P517"/>
      <text:p text:style-name="P522"><text:span text:style-name="T364">Глаголы </text:span><text:span text:style-name="T117">will</text:span><text:span text:style-name="T364"> и </text:span><text:span text:style-name="T117">shall</text:span></text:p>
      <text:p text:style-name="P522"/>
      <text:p text:style-name="P522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22">а с <text:span text:style-name="T2">won`t</text:span> — настоящим. <text:span text:style-name="T2">Won`t</text:span> означает «отказывается».</text:p>
      <text:p text:style-name="P522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23"><text:span text:style-name="T19">S</text:span><text:span text:style-name="T18">hall</text:span><text:span text:style-name="T189"> не используется в современном английском. Он </text:span><text:span text:style-name="T191">встречается</text:span><text:span text:style-name="T189"> в вопросах вместо </text:span><text:span text:style-name="T18">will, </text:span><text:span text:style-name="T190">когда нужно получить одобрение от собеседника (только когда подлежащее </text:span><text:span text:style-name="T19">I</text:span><text:span text:style-name="T190"> или </text:span><text:span text:style-name="T19">we</text:span><text:span text:style-name="T190">).</text:span></text:p>
      <text:p text:style-name="P22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4"><text:span text:style-name="T2">Can</text:span> переводится как «могу», «умею». <text:s/>С частицей <text:span text:style-name="T2">not</text:span> он пишется либо слитно, </text:p>
      <text:p text:style-name="P24">либо сокращенно (<text:span text:style-name="T2">cannot <text:s/></text:span>или<text:span text:style-name="T2"> can`t</text:span>).</text:p>
      <text:p text:style-name="P23"/>
      <text:p text:style-name="P260">He can understand my English — Он может понимать мой английский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21"><text:span text:style-name="T2">Could [куд]</text:span> переводится как «мог» и является прошедшей формой от <text:span text:style-name="T2">can</text:span><text:span text:style-name="T19">.</text:span></text:p>
      <text:p text:style-name="P23">Он часто применяется в качестве официальной формы обращения.</text:p>
      <text:p text:style-name="P23"/>
      <text:p text:style-name="P260">I could read at the age of 4 — Я мог читать в 4 года.</text:p>
      <text:p text:style-name="P174"/>
      <text:p text:style-name="P23"><text:span text:style-name="T364">Глаголы </text:span><text:span text:style-name="T117">might</text:span><text:span text:style-name="T364"> и </text:span><text:span text:style-name="T117">may</text:span></text:p>
      <text:p text:style-name="P23"/>
      <text:p text:style-name="P524"><text:span text:style-name="T19">Might [майт]</text:span><text:span text:style-name="T190"> переводится как «может </text:span><text:span text:style-name="T192">ли</text:span><text:span text:style-name="T190">», «мог бы», </text:span><text:span text:style-name="T192">или</text:span><text:span text:style-name="T190"> «должно быть»</text:span><text:span text:style-name="T192">, </text:span><text:span text:style-name="T190">«наверное». </text:span></text:p>
      <text:p text:style-name="P35">Он указывает на вероятность того, что что-то произойдет сейчас или в будущем. </text:p>
      <text:p text:style-name="P524"><text:span text:style-name="T190">Отрицание </text:span><text:span text:style-name="T19">might not</text:span><text:span text:style-name="T190"> сокращается до </text:span><text:span text:style-name="T19">mightn`t [майтэнт].</text:span></text:p>
      <text:p text:style-name="P524"/>
      <text:p text:style-name="P261">Might Tom call in the evening? - <text:span text:style-name="T545">Может ли </text:span>Том позвонить вечером?</text:p>
      <text:p text:style-name="P521"><text:span text:style-name="T2">Look at the sky. It might rain — Посмотри на небо. </text:span><text:span text:style-name="T21">Наверное</text:span><text:span text:style-name="T2"> пойдет дождь.</text:span></text:p>
      <text:p text:style-name="P261"/>
      <text:p text:style-name="P521"><text:span text:style-name="T20">M</text:span><text:span text:style-name="T2">ay</text:span><text:span text:style-name="T180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92">ю</text:span><text:span text:style-name="T180"> возможность».</text:span></text:p>
      <text:p text:style-name="P36"/>
      <text:p text:style-name="P261">May I help you, sir? — <text:span text:style-name="T545">И</text:span>мею ли я возможность вам помочь?</text:p>
      <text:p text:style-name="P36"><text:soft-page-break/><text:span text:style-name="T364">Глагол </text:span><text:span text:style-name="T117">must</text:span></text:p>
      <text:p text:style-name="P36"/>
      <text:p text:style-name="P37">Переводится как «должен», «обязан» или «должно быть», «наверное». </text:p>
      <text:p text:style-name="P526"><text:span text:style-name="T193">Он указывает на обязанност</text:span><text:span text:style-name="T195">ь</text:span><text:span text:style-name="T193">, долг, приказ.</text:span></text:p>
      <text:p text:style-name="P36"/>
      <text:p text:style-name="P261">I must go — Я должен идти.</text:p>
      <text:p text:style-name="P261">Must we hurry? — Нам нужно торопиться?</text:p>
      <text:p text:style-name="P36"/>
      <text:p text:style-name="P521"><text:span text:style-name="T180">Отрицание </text:span><text:span text:style-name="T2">must not</text:span><text:span text:style-name="T180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6"/>
      <text:p text:style-name="P525"><text:span text:style-name="T180">В отличие от </text:span><text:span text:style-name="T2">might</text:span><text:span text:style-name="T180">, в значениях «должно быть», «наверное», он передает не вероятность, </text:span></text:p>
      <text:p text:style-name="P25">а неуверенное предположение.</text:p>
      <text:p text:style-name="P25"/>
      <text:p text:style-name="P263">She must be very tired — Она, наверное, очень уставшая.</text:p>
      <text:p text:style-name="P263"/>
      <text:p text:style-name="P165">Глагол should</text:p>
      <text:p text:style-name="P25"/>
      <text:p text:style-name="P25"><text:span text:style-name="T2">Should [шуд]</text:span> <text:span text:style-name="T547">переводится как «нужно», «следует сделать». Подходит чтобы дать совет.</text:span></text:p>
      <text:p text:style-name="P527"><text:span text:style-name="T193">Для совета, </text:span><text:span text:style-name="T194">к</text:span><text:span text:style-name="T193"> </text:span><text:span text:style-name="T22">should</text:span><text:span text:style-name="T193"> можно также </text:span><text:span text:style-name="T194">добавить</text:span><text:span text:style-name="T193"> обороты, </text:span><text:span text:style-name="T194">в</text:span><text:span text:style-name="T193">ыра</text:span><text:span text:style-name="T194">жающие</text:span><text:span text:style-name="T193"> мне</text:span><text:span text:style-name="T194">н</text:span><text:span text:style-name="T193">ие, </text:span></text:p>
      <text:p text:style-name="P527"><text:span text:style-name="T193">например: </text:span><text:span text:style-name="T22">I think, I don`t think</text:span><text:span text:style-name="T193">.</text:span></text:p>
      <text:p text:style-name="P30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5"><text:span text:style-name="T2">Should</text:span> также выражает: недоумение, удивление, возмущение. В этом случае он передает</text:p>
      <text:p text:style-name="P25">эмоциональную окраску высказыванию. Отрицательная форма говорит о плохой затее.</text:p>
      <text:p text:style-name="P25"/>
      <text:p text:style-name="P264">Why should I go there? — Скакой стати мне туда идти?</text:p>
      <text:p text:style-name="P263"/>
      <text:p text:style-name="P165">Глагол would</text:p>
      <text:p text:style-name="P25"/>
      <text:p text:style-name="P565"><text:span text:style-name="T22">Would </text:span><text:span text:style-name="T23">[вуд]</text:span><text:span text:style-name="T224"> соответствует частице «бы» </text:span><text:span text:style-name="T225">(</text:span><text:span text:style-name="T224">когда люди представляют ситуацию</text:span><text:span text:style-name="T225">)</text:span><text:span text:style-name="T224"> или сообщает </text:span></text:p>
      <text:p text:style-name="P565"><text:span text:style-name="T224">о привычках прошлого. </text:span><text:span text:style-name="T225">Он ч</text:span><text:span text:style-name="T224">асто сокращается до `d. </text:span><text:span text:style-name="T226">Я</text:span><text:span text:style-name="T224">вляется прошедшей формой от </text:span><text:span text:style-name="T23">will</text:span><text:span text:style-name="T224">.</text:span></text:p>
      <text:p text:style-name="P26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26"/>
      <text:p text:style-name="P26">Фраза <text:span text:style-name="T2">would you like</text:span> часто используется, когда человеку хотят <text:span text:style-name="T548">что-то </text:span>предложить.</text:p>
      <text:p text:style-name="P26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7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1"/>
      <text:p text:style-name="P166">Конструкция <text:span text:style-name="T2">be able to</text:span></text:p>
      <text:p text:style-name="P26"/>
      <text:p text:style-name="P28">Дублирует по значению модальные глаголы <text:span text:style-name="T2">can/could</text:span>. <text:span text:style-name="T550">В основном используется в будущем, </text:span></text:p>
      <text:p text:style-name="P38">в значении «смогу»; или в прошлом, в значении «смог», а не «мог».</text:p>
      <text:p text:style-name="P28"/>
      <text:p text:style-name="P266"><text:span text:style-name="T546">If I learn </text:span><text:span text:style-name="T550">Eng</text:span><text:span text:style-name="T546">, I will be able to understand it — Если я буду учить </text:span><text:span text:style-name="T550">англ</text:span><text:span text:style-name="T546">, я смогу понимать его.</text:span></text:p>
      <text:p text:style-name="P266"><text:span text:style-name="T550">He</text:span><text:span text:style-name="T546"> talked quickly, but I was able to understand h</text:span><text:span text:style-name="T550">im </text:span><text:span text:style-name="T546">— <text:s/></text:span><text:span text:style-name="T550">Он</text:span><text:span text:style-name="T546"> говорил быстр</text:span><text:span text:style-name="T550">о</text:span><text:span text:style-name="T546">, но я смог </text:span><text:span text:style-name="T550">его </text:span><text:span text:style-name="T546">понять</text:span></text:p>
      <text:p text:style-name="P26"/>
      <text:p text:style-name="P166"><text:soft-page-break/>Конструкция <text:span text:style-name="T2">have to</text:span></text:p>
      <text:p text:style-name="P26"/>
      <text:p text:style-name="P529"><text:span text:style-name="T193">Дублирует по значению модальный глагол </text:span><text:span text:style-name="T22">must</text:span><text:span text:style-name="T193">. </text:span><text:span text:style-name="T195">Указывает</text:span><text:span text:style-name="T193"> </text:span><text:span text:style-name="T195">на </text:span><text:span text:style-name="T193">обязанност</text:span><text:span text:style-name="T195">ь</text:span><text:span text:style-name="T193">, котор</text:span><text:span text:style-name="T195">ую</text:span><text:span text:style-name="T193"> человек вынежден выполнять не по свое воле.</text:span></text:p>
      <text:p text:style-name="P26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6"/>
      <text:p text:style-name="P29">В отрицательных предложениях <text:span text:style-name="T2">must</text:span> <text:span text:style-name="T551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6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530"><text:span text:style-name="T196">Дублирует по значению глагол </text:span><text:span text:style-name="T24">would</text:span><text:span text:style-name="T196">, когда говорят о привычках прошлого. </text:span><text:span text:style-name="T197">В основном используется б</text:span><text:span text:style-name="T198">ританц</text:span><text:span text:style-name="T197">ами. </text:span><text:span text:style-name="T196">Переводится как «раньше» </text:span><text:span text:style-name="T197">либо</text:span><text:span text:style-name="T196"> </text:span><text:span text:style-name="T197">вообще </text:span><text:span text:style-name="T196">выпадает при переводе.</text:span></text:p>
      <text:p text:style-name="P39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39"/>
      <text:p text:style-name="P39"/>
      <text:p text:style-name="P5"><text:span text:style-name="T196">П</text:span><text:span text:style-name="T180">овелительное наклонение </text:span><text:span text:style-name="T2">(Imperative)</text:span></text:p>
      <text:p text:style-name="P40"/>
      <text:p text:style-name="P533"><text:span text:style-name="T200">Это способ озвучить просьбу, приказ, призыв к действию </text:span><text:span text:style-name="T201">или </text:span><text:span text:style-name="T199">пожелание</text:span><text:span text:style-name="T200">. </text:span><text:span text:style-name="T199">Предложение в повелительном наклонении не имеет подлежащего и начинается с </text:span><text:span text:style-name="T210">начальной формы глагола</text:span><text:span text:style-name="T199">.</text:span></text:p>
      <text:p text:style-name="P268"/>
      <text:p text:style-name="P269">Don`t come here — Не подходи сюда <text:span text:style-name="T552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1"/>
      <text:p text:style-name="P531"><text:span text:style-name="T199">Ч</text:span><text:span text:style-name="T180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1"/>
      <text:p text:style-name="P532"><text:span text:style-name="T199">Если нужно призвать человека или группу людей совершить что-то вместе, то перед глаголом нужно добавить фразу </text:span><text:span text:style-name="T25">let`s</text:span><text:span text:style-name="T199"> (</text:span><text:span text:style-name="T25">let us — давай</text:span><text:span text:style-name="T199">). Это один из способом быть вежливее.</text:span></text:p>
      <text:p text:style-name="P41"/>
      <text:p text:style-name="P276">Let`s not watch this movie — Давай не будем смотреть этот фильм.</text:p>
      <text:p text:style-name="P276">Let`s do it — Давай сделаем это.</text:p>
      <text:p text:style-name="P41"/>
      <text:p text:style-name="P41"/>
      <text:p text:style-name="P6"><text:span text:style-name="T199">П</text:span><text:span text:style-name="T180">ассивный залог </text:span><text:span text:style-name="T2">(Passive Voice)</text:span></text:p>
      <text:p text:style-name="P77"/>
      <text:p text:style-name="P566"><text:span text:style-name="T228">В английском язые есть 2 вида залогов</text:span><text:span text:style-name="T227">: активный и пассивный. В активном залоге дейсвие совершает автор, а в пассивном —</text:span><text:span text:style-name="T228"> </text:span><text:span text:style-name="T227">дейс</text:span><text:span text:style-name="T228">т</text:span><text:span text:style-name="T227">вие совершается над автором.</text:span></text:p>
      <text:p text:style-name="P78"/>
      <text:p text:style-name="P534"><text:soft-page-break/><text:span text:style-name="T180">Сказуемое в пассивном залоге состоит из </text:span><text:span text:style-name="T202">вспомогательного глагола </text:span><text:span text:style-name="T27">be</text:span><text:span text:style-name="T202"> и смыслового глагола в 3й форме (для группы Simple).</text:span></text:p>
      <text:p text:style-name="P42"/>
      <text:p text:style-name="P270"><text:span text:style-name="T554">The work </text:span><text:span text:style-name="T382">was finished</text:span><text:span text:style-name="T554"> yesterday — Работа </text:span><text:span text:style-name="T382">закончена</text:span><text:span text:style-name="T554"> вчера (пассивный залог).</text:span></text:p>
      <text:p text:style-name="P270"><text:span text:style-name="T554">I </text:span><text:span text:style-name="T382">finished</text:span><text:span text:style-name="T554"> my work yesterday — Я </text:span><text:span text:style-name="T382">закончил</text:span><text:span text:style-name="T554"> работу вчера (активный залог).</text:span></text:p>
      <text:p text:style-name="P42"/>
      <text:p text:style-name="P535"><text:span text:style-name="T202">Если нужно указать автора действия, то это можно сделать с помощью предлога </text:span><text:span text:style-name="T27">by</text:span><text:span text:style-name="T202">:</text:span></text:p>
      <text:p text:style-name="P534"><text:span text:style-name="T27">Ann Karenina was written </text:span><text:span text:style-name="T61">by Leo Tolstoy</text:span><text:span text:style-name="T27"> — Анна Каренина была написана Львом Толстым.</text:span></text:p>
      <text:p text:style-name="P270"/>
      <text:p text:style-name="P32"><text:span text:style-name="T553">Подлежащие </text:span><text:span text:style-name="T26">I</text:span><text:span text:style-name="T553">, в пассивн</text:span><text:span text:style-name="T554">ом</text:span><text:span text:style-name="T553"> залог</text:span><text:span text:style-name="T554">е</text:span><text:span text:style-name="T553"> </text:span><text:span text:style-name="T554">часто </text:span><text:span text:style-name="T553">переводится не как «я», а как «мне/мной/меня».</text:span></text:p>
      <text:p text:style-name="P32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1"/>
      <text:p text:style-name="P42">Present Perfect Passive требует дополнительного слова been, после have. Если его не указать,</text:p>
      <text:p text:style-name="P42">то предложение получится в форме активного залога Present Perfect.</text:p>
      <text:p text:style-name="P42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1"/>
      <text:p text:style-name="P41">Предложение в Present Perfect Passive можно перепутать с Present Perfect Continuous.</text:p>
      <text:p text:style-name="P532"><text:span text:style-name="T199">Здесь главное </text:span><text:span text:style-name="T203">отличие</text:span><text:span text:style-name="T199"> в том, что в Passive смысловой глагол стоит в 3й форме,</text:span></text:p>
      <text:p text:style-name="P41">а в Continuous — с окончанием ing.</text:p>
      <text:p text:style-name="P41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3">Также можно легко перепутать ситуации, когда be используется с прилагательным и когда</text:p>
      <text:p text:style-name="P532"><text:span text:style-name="T203">в </text:span><text:span text:style-name="T180">пассивн</text:span><text:span text:style-name="T203">о</text:span><text:span text:style-name="T180">м залог</text:span><text:span text:style-name="T203">е</text:span><text:span text:style-name="T180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55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59">Помимо этого </text:span><text:span text:style-name="T605">по особенному</text:span><text:span text:style-name="T559"> формируются вопросы с предлогами.</text:span></text:p>
      <text:p text:style-name="Standard"/>
      <text:p text:style-name="P511">Общий вопрос</text:p>
      <text:p text:style-name="Standard"/>
      <text:p text:style-name="Standard"><text:span text:style-name="T555">В</text:span>опрос, предполага<text:span text:style-name="T558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39"><text:span text:style-name="T254">З</text:span><text:span text:style-name="T255">адается</text:span><text:span text:style-name="T253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56">п</text:span>осле <text:span text:style-name="T556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11">Специальный вопрос</text:p>
      <text:p text:style-name="Standard"/>
      <text:p text:style-name="P540"><text:span text:style-name="T558">З</text:span><text:span text:style-name="T557">адается для получения дополнительной информации и поэтому всегда начинается </text:span></text:p>
      <text:p text:style-name="P538">с вопросительного слова или вопросительной связки.</text:p>
      <text:p text:style-name="P536"/>
      <text:p text:style-name="P537">Вопросительные слова:</text:p>
      <text:list xml:id="list399535423" text:style-name="L15">
        <text:list-item>
          <text:p text:style-name="P697">who [ху] — кто;</text:p>
        </text:list-item>
        <text:list-item>
          <text:p text:style-name="P697">whom [хум] — кого;</text:p>
        </text:list-item>
        <text:list-item>
          <text:p text:style-name="P697">whose [хуз] — чей;</text:p>
        </text:list-item>
        <text:list-item>
          <text:p text:style-name="P697">what — что, какой;</text:p>
        </text:list-item>
        <text:list-item>
          <text:p text:style-name="P697">which — который;</text:p>
        </text:list-item>
        <text:list-item>
          <text:p text:style-name="P697">where [вэа] — где, куда;</text:p>
        </text:list-item>
        <text:list-item>
          <text:p text:style-name="P697">when — когда;</text:p>
        </text:list-item>
        <text:list-item>
          <text:p text:style-name="P697">why [вай] — зачем, почему;</text:p>
        </text:list-item>
        <text:list-item>
          <text:p text:style-name="P697">how [хау] — как;</text:p>
        </text:list-item>
        <text:list-item>
          <text:p text:style-name="P697">how often [хау офэн] — как часто;</text:p>
        </text:list-item>
        <text:list-item>
          <text:p text:style-name="P697">how many — сколько (исчисляемые существительные);</text:p>
        </text:list-item>
        <text:list-item>
          <text:p text:style-name="P697">how much — сколько (неисчесляемые существительные);</text:p>
        </text:list-item>
        <text:list-item>
          <text:p text:style-name="P697">how long [хау лон] — как долго;</text:p>
        </text:list-item>
        <text:list-item>
          <text:p text:style-name="P697">how long ago — как давно;</text:p>
        </text:list-item>
        <text:list-item>
          <text:p text:style-name="P697">how old — сколько лет.</text:p>
        </text:list-item>
      </text:list>
      <text:p text:style-name="Standard"/>
      <text:p text:style-name="P53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57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4"><text:span text:style-name="T28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539"><text:span text:style-name="T204">как</text:span><text:span text:style-name="T180"> и в утверждении. Вспомогательный глагол часто отсутсвует в таком вопросе.</text:span></text:p>
      <text:p text:style-name="P34"/>
      <text:p text:style-name="P273">Who is in the Room? — Кто в комнате?</text:p>
      <text:p text:style-name="P273">What was that? — Что это было?</text:p>
      <text:p text:style-name="P44"/>
      <text:p text:style-name="P43">Если подлежащее предполагается во множественном числе, то в форму множественного</text:p>
      <text:p text:style-name="P43">числа нужно поставить и глагол.</text:p>
      <text:p text:style-name="P43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58">В</text:span>опрос, <text:span text:style-name="T558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64">your mother </text:span>or<text:span text:style-name="T364"> your father</text:span> help you? (<text:span text:style-name="T558">альтернатива в </text:span>подлежаще<text:span text:style-name="T558">м</text:span>)</text:p>
      <text:p text:style-name="P364">Has he just <text:span text:style-name="T364">arrived </text:span>or<text:span text:style-name="T364"> left</text:span>? (в смыслово<text:span text:style-name="T558">м</text:span> глагол<text:span text:style-name="T558">е</text:span>)</text:p>
      <text:p text:style-name="P540"><text:span text:style-name="T58">Will you go to Kiev </text:span><text:span text:style-name="T117">by train </text:span><text:span text:style-name="T58">or</text:span><text:span text:style-name="T117"> by plane</text:span><text:span text:style-name="T58">? (</text:span><text:span text:style-name="T62">в </text:span><text:span text:style-name="T58">дополнени</text:span><text:span text:style-name="T62">и</text:span><text:span text:style-name="T58">)</text:span></text:p>
      <text:p text:style-name="P364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5"><text:span text:style-name="T357">Who</text:span> do you meet <text:span text:style-name="T364">with</text:span>? — <text:span text:style-name="T364">С</text:span> <text:span text:style-name="T357">кем</text:span> ты встречаешься?</text:p>
      <text:p text:style-name="P365"><text:span text:style-name="T357">What</text:span> are you looking <text:span text:style-name="T364">at</text:span>? — <text:span text:style-name="T364">На</text:span> <text:span text:style-name="T357">что</text:span> ты смотришь?</text:p>
      <text:p text:style-name="P366"/>
      <text:p text:style-name="P365"/>
      <text:p text:style-name="P497">Отрицательные предложения</text:p>
      <text:p text:style-name="P456"/>
      <text:p text:style-name="P498">Чтобы придать мысли отрицательное значение используется частица <text:span text:style-name="T2">not </text:span><text:span text:style-name="T180">или</text:span> слово <text:span text:style-name="T2">never</text:span> </text:p>
      <text:p text:style-name="P498"/>
      <text:p text:style-name="P499"><text:span text:style-name="T205">Частица</text:span><text:span text:style-name="T29"> not</text:span><text:span text:style-name="T570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499"/>
      <text:p text:style-name="P499"><text:span text:style-name="T2">I not like horror movies (неправильно, остуствует вспомогательный/</text:span><text:span text:style-name="T29">модальный </text:span><text:span text:style-name="T2">глагол)</text:span></text:p>
      <text:p text:style-name="P498"/>
      <text:p text:style-name="P498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41"/>
      <text:p text:style-name="P8">Самые важные глаголы</text:p>
      <text:p text:style-name="Standard"/>
      <text:p text:style-name="P542"><text:span text:style-name="T570">Это глаголы: </text:span><text:span text:style-name="T29">be</text:span><text:span text:style-name="T570">, </text:span><text:span text:style-name="T29">do</text:span><text:span text:style-name="T570">, </text:span><text:span text:style-name="T29">have</text:span><text:span text:style-name="T570"> и </text:span><text:span text:style-name="T29">get</text:span><text:span text:style-name="T570">. Они могут быть как смысловыми, так и вспомогательными. (кроме </text:span><text:span text:style-name="T29">get</text:span><text:span text:style-name="T570">). А также входить в устойчивые обороты, меняя свое основное значение.</text:span></text:p>
      <text:p text:style-name="P542"/>
      <text:p text:style-name="P512">Глагол <text:span text:style-name="T2">be</text:span></text:p>
      <text:p text:style-name="Standard"/>
      <text:p text:style-name="P425"><text:span text:style-name="T208">Переводится как</text:span><text:span text:style-name="T571"> «быть» </text:span><text:span text:style-name="T594">и</text:span><text:span text:style-name="T572"> </text:span><text:span text:style-name="T571">меняется в зависимости от подлежащего.</text:span></text:p>
      <text:p text:style-name="P424"><text:soft-page-break/><text:span text:style-name="T572">В </text:span><text:span text:style-name="T30">Present</text:span><text:span text:style-name="T572"> </text:span><text:span text:style-name="T574">этот глагол</text:span><text:span text:style-name="T573"> </text:span><text:span text:style-name="T572">принимает следующие формы:</text:span></text:p>
      <text:list xml:id="list463068525" text:style-name="L16">
        <text:list-item>
          <text:p text:style-name="P698">am — если подлежащее в первом лице (I);</text:p>
        </text:list-item>
        <text:list-item>
          <text:p text:style-name="P698">is — если подлежащее в третьем лице, единственном числе (he/she/it);</text:p>
        </text:list-item>
        <text:list-item>
          <text:p text:style-name="P698">are — если подлежащее во множественном числе (you/we/they).</text:p>
        </text:list-item>
      </text:list>
      <text:p text:style-name="P280"/>
      <text:p text:style-name="P45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54">После <text:span text:style-name="T2">be</text:span> обычно указывается характеристика (какой) или место (где).</text:p>
      <text:p text:style-name="P45"/>
      <text:p text:style-name="P280">This dress is blue — Это платье синие.</text:p>
      <text:p text:style-name="P280">I am in my office now — Я у себя в офисе сейчас.</text:p>
      <text:p text:style-name="P45"/>
      <text:p text:style-name="P46">Связка <text:span text:style-name="T2">be </text:span>+ прилагательное, <text:span text:style-name="T613">очень </text:span>часто переводится глаголом:</text:p>
      <text:p text:style-name="P367">I am interested in art — Я интересуюсь искусством.</text:p>
      <text:p text:style-name="P46"/>
      <text:p text:style-name="P544"><text:span text:style-name="T206">В вопрос</text:span><text:span text:style-name="T207">ах</text:span><text:span text:style-name="T206"> глагол </text:span><text:span text:style-name="T30">be</text:span><text:span text:style-name="T206"> меняется местами с подлежащим, а в отрица</text:span><text:span text:style-name="T207">ниях</text:span><text:span text:style-name="T206">, используется </text:span></text:p>
      <text:p text:style-name="P544"><text:span text:style-name="T206">с частицей </text:span><text:span text:style-name="T30">not</text:span><text:span text:style-name="T206">: В корешке ответа, вместо </text:span><text:span text:style-name="T30">do/does,</text:span><text:span text:style-name="T206"> используется </text:span><text:span text:style-name="T30">am/is/are</text:span><text:span text:style-name="T206">:</text:span></text:p>
      <text:p text:style-name="P46"/>
      <text:p text:style-name="P281">Is John married? No, he isn`t. — Джон женат? Нет.</text:p>
      <text:p text:style-name="P281"/>
      <text:p text:style-name="P47">Очень часто <text:span text:style-name="T2">am/is/are</text:span> сокращают:</text:p>
      <text:list xml:id="list214874340" text:style-name="L17">
        <text:list-item>
          <text:p text:style-name="P699">I am → I`m;</text:p>
        </text:list-item>
        <text:list-item>
          <text:p text:style-name="P699">he is → he`s;</text:p>
        </text:list-item>
        <text:list-item>
          <text:p text:style-name="P699">you are → you`re;</text:p>
        </text:list-item>
        <text:list-item>
          <text:p text:style-name="P699">John is → John`s;</text:p>
        </text:list-item>
      </text:list>
      <text:p text:style-name="P281"/>
      <text:p text:style-name="P46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6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6">В </text:span><text:span text:style-name="T30">Past</text:span><text:span text:style-name="T206"> </text:span><text:span text:style-name="T207">он </text:span><text:span text:style-name="T206">принимает слудеющие формы:</text:span></text:p>
      <text:list xml:id="list1868692390" text:style-name="L18">
        <text:list-item>
          <text:p text:style-name="P700">was — если подлежащее в единственном числе (I/he/she/it);</text:p>
        </text:list-item>
        <text:list-item>
          <text:p text:style-name="P700">were — если подлежащее во множественном числе (you/we/they).</text:p>
        </text:list-item>
      </text:list>
      <text:p text:style-name="P281"/>
      <text:p text:style-name="P46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64">do</text:span>? — Что ты <text:span text:style-name="T364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6"/>
      <text:p text:style-name="P46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><text:soft-page-break/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8"/>
      <text:p text:style-name="P58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83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49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8"><text:span text:style-name="T609">Глагол</text:span><text:span text:style-name="T48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8"/>
      <text:p text:style-name="P46">В разговорной речи часто используется оборот <text:span text:style-name="T2">have got</text:span>. Он обозначает тоже самое,</text:p>
      <text:p text:style-name="P46">что и <text:span text:style-name="T2">have</text:span> (иметь/владеть), но используется только в настоящем времени.</text:p>
      <text:p text:style-name="P46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591"><text:span text:style-name="T206">Глагол </text:span><text:span text:style-name="T30">have</text:span><text:span text:style-name="T206"> может входить в состав устойчивых словосочетаний. В этом он переводится по другому. Также здесь отменяется правило, </text:span><text:span text:style-name="T236">когда</text:span><text:span text:style-name="T206"> </text:span><text:span text:style-name="T30">have</text:span><text:span text:style-name="T206"> нельзя употребять в </text:span><text:span text:style-name="T30">Continuous</text:span><text:span text:style-name="T206">:</text:span></text:p>
      <text:p text:style-name="P50"/>
      <text:p text:style-name="P55"><text:span text:style-name="T575">В</text:span><text:span text:style-name="T572">ыражения, связанные с приемом пищи:</text:span></text:p>
      <text:list xml:id="list1972034139" text:style-name="L19">
        <text:list-item>
          <text:p text:style-name="P701">have a coffee/tea/drink — пить кофе/чай/напиток;</text:p>
        </text:list-item>
        <text:list-item>
          <text:p text:style-name="P701">have a meal — принимать пищу;</text:p>
        </text:list-item>
        <text:list-item>
          <text:p text:style-name="P701">have a breakfast/luch/dinner — завтракать/обедать/ужинать;</text:p>
        </text:list-item>
      </text:list>
      <text:p text:style-name="P116"/>
      <text:p text:style-name="P427"><text:span text:style-name="T209">В</text:span><text:span text:style-name="T206">ыражения, связанные с времяпровождением:</text:span></text:p>
      <text:list xml:id="list1521494325" text:style-name="L20">
        <text:list-item>
          <text:p text:style-name="P702">have a date — ходить на свидание;</text:p>
        </text:list-item>
        <text:list-item>
          <text:p text:style-name="P702">have a good time — хорошо проводить время;</text:p>
        </text:list-item>
        <text:list-item>
          <text:p text:style-name="P702">have a meeting / an appointment — назначать встречу;</text:p>
        </text:list-item>
        <text:list-item>
          <text:p text:style-name="P702">have a nice day — удачного дня (пожелание);</text:p>
        </text:list-item>
      </text:list>
      <text:p text:style-name="P55"/>
      <text:p text:style-name="P55"><text:span text:style-name="T575">В</text:span><text:span text:style-name="T572">ыражения, связанные с внешностью:</text:span></text:p>
      <text:list xml:id="list3592012288" text:style-name="L21">
        <text:list-item>
          <text:p text:style-name="P703">have a bath/shower— принимать ванну/душ;</text:p>
        </text:list-item>
        <text:list-item>
          <text:p text:style-name="P703">have a shave/haircat — побриться/постричься;</text:p>
        </text:list-item>
      </text:list>
      <text:p text:style-name="P284"/>
      <text:p text:style-name="P426"><text:span text:style-name="T209">В</text:span><text:span text:style-name="T206">ыражения, связанные с общением:</text:span></text:p>
      <text:list xml:id="list1324850293" text:style-name="L22">
        <text:list-item>
          <text:p text:style-name="P704">have a guess — угадывать, догадываться;</text:p>
        </text:list-item>
        <text:list-item>
          <text:p text:style-name="P704">have a talk/discussion/chat — беседовать/обсуждать/болтать;</text:p>
        </text:list-item>
        <text:list-item>
          <text:p text:style-name="P704">have a call — позвонить;</text:p>
        </text:list-item>
      </text:list>
      <text:p text:style-name="P281"/>
      <text:p text:style-name="P424"><text:soft-page-break/><text:span text:style-name="T209">В</text:span><text:span text:style-name="T206">ыражения связанные со здоровьем:</text:span></text:p>
      <text:list xml:id="list3351210247" text:style-name="L23">
        <text:list-item>
          <text:p text:style-name="P705">have a baby — родить;</text:p>
        </text:list-item>
        <text:list-item>
          <text:p text:style-name="P706">have a cold/cough — простудиться/кашлять;</text:p>
        </text:list-item>
        <text:list-item>
          <text:p text:style-name="P705">have a headache — болит голова;</text:p>
        </text:list-item>
      </text:list>
      <text:p text:style-name="P281"/>
      <text:p text:style-name="P424"><text:span text:style-name="T209">В</text:span><text:span text:style-name="T206">ыражения, связанные с отдыхом:</text:span></text:p>
      <text:list xml:id="list1984818917" text:style-name="L24">
        <text:list-item>
          <text:p text:style-name="P707">have a day off — взять выходной;</text:p>
        </text:list-item>
        <text:list-item>
          <text:p text:style-name="P707">have a dream/nightmare — видеть сон/кошмар;</text:p>
        </text:list-item>
        <text:list-item>
          <text:p text:style-name="P707">have a rest — отдыхать;</text:p>
        </text:list-item>
        <text:list-item>
          <text:p text:style-name="P707">have a sleep — спать.</text:p>
        </text:list-item>
      </text:list>
      <text:p text:style-name="P281"/>
      <text:p text:style-name="P54"><text:span text:style-name="T575">В</text:span><text:span text:style-name="T572">ыражения, свяханые с физической активностью:</text:span></text:p>
      <text:list xml:id="list1425404841" text:style-name="L25">
        <text:list-item>
          <text:p text:style-name="P708">have a good journey — добраться без проблем (пожелание);</text:p>
        </text:list-item>
        <text:list-item>
          <text:p text:style-name="P708">have a good flight — хорошо долететь (пожелание);</text:p>
        </text:list-item>
        <text:list-item>
          <text:p text:style-name="P708">have a lift — подвести (на машине);</text:p>
        </text:list-item>
        <text:list-item>
          <text:p text:style-name="P708">have a ride — проехаться;</text:p>
        </text:list-item>
        <text:list-item>
          <text:p text:style-name="P708">have a walk — пройтись (прогуляться);</text:p>
        </text:list-item>
        <text:list-item>
          <text:p text:style-name="P708">have a swim — поплавать;</text:p>
        </text:list-item>
        <text:list-item>
          <text:p text:style-name="P708">have a hug — обняться;</text:p>
        </text:list-item>
        <text:list-item>
          <text:p text:style-name="P708">have a kiss — поцеловаться.</text:p>
        </text:list-item>
      </text:list>
      <text:p text:style-name="P173"/>
      <text:p text:style-name="P172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/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85">He <text:span text:style-name="T364">got dressed</text:span> quickly and left — Он <text:span text:style-name="T364">оделся</text:span> быстро и ушел.</text:p>
      <text:p text:style-name="P285"/>
      <text:p text:style-name="P51"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1">Если <text:span text:style-name="T2">get</text:span> используется со средством передвижения, то он приобретает значение</text:p>
      <text:p text:style-name="P598"><text:span text:style-name="T242">«сесть в транспорт». В этом случае он может </text:span><text:span text:style-name="T241">идти</text:span><text:span text:style-name="T242"> с предлогом </text:span><text:span text:style-name="T50">on</text:span><text:span text:style-name="T242">.</text:span></text:p>
      <text:p text:style-name="P51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предлоги, от которых он может сильно меняться:</text:p>
      <text:list xml:id="list401918604" text:style-name="L26">
        <text:list-item>
          <text:p text:style-name="P709">get along — ладить друг с другом;</text:p>
        </text:list-item>
        <text:list-item>
          <text:p text:style-name="P709"><text:soft-page-break/>get away — удирать;</text:p>
        </text:list-item>
        <text:list-item>
          <text:p text:style-name="P709">get back — вернуться;</text:p>
        </text:list-item>
        <text:list-item>
          <text:p text:style-name="P709">get in — попасть внутрь;</text:p>
        </text:list-item>
        <text:list-item>
          <text:p text:style-name="P709">get on — справиться с ситуацией.</text:p>
        </text:list-item>
      </text:list>
      <text:p text:style-name="P51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45"><text:span text:style-name="T63">Tell</text:span><text:span text:style-name="T256"> и </text:span><text:span text:style-name="T63">say</text:span><text:span text:style-name="T256"> </text:span><text:span text:style-name="T257">передают значение</text:span><text:span text:style-name="T256"> «сказать». Только </text:span><text:span text:style-name="T63">tell</text:span><text:span text:style-name="T256"> </text:span><text:span text:style-name="T257">означает</text:span><text:span text:style-name="T256"> «рассказать кому-то» или «рассказать что-то» и требует дополнения. А </text:span><text:span text:style-name="T63">say</text:span><text:span text:style-name="T256"> означает просто «сказать».</text:span></text:p>
      <text:p text:style-name="P202"/>
      <text:p text:style-name="P286"><text:span text:style-name="T373">Tell me</text:span><text:span text:style-name="T399"> the truth — </text:span><text:span text:style-name="T373">Скажи мне</text:span><text:span text:style-name="T399"> правду.</text:span></text:p>
      <text:p text:style-name="P287"><text:span text:style-name="T388">`It is good,` Mr Bean </text:span><text:span text:style-name="T364">said</text:span><text:span text:style-name="T388"> — «Это хорошо», </text:span><text:span text:style-name="T364">сказал</text:span><text:span text:style-name="T388"> мистер Бин.</text:span></text:p>
      <text:p text:style-name="P368"/>
      <text:p text:style-name="P546"><text:span text:style-name="T64">See, look, watch </text:span><text:span text:style-name="T257">передают значение «видеть». </text:span><text:span text:style-name="T65">See</text:span><text:span text:style-name="T258"> означает «видеть», как визическую возможность. </text:span><text:span text:style-name="T65">Look</text:span><text:span text:style-name="T258"> означает «смотреть» </text:span><text:span text:style-name="T259">как осознанное действие</text:span><text:span text:style-name="T258">. Если смотрят </text:span><text:span text:style-name="T348">на</text:span><text:span text:style-name="T258"> какой-то объект, то доб. предлог </text:span><text:span text:style-name="T65">at</text:span><text:span text:style-name="T258">. W</text:span><text:span text:style-name="T65">atch</text:span><text:span text:style-name="T258"> означает «наблюдать за объектом» и требует дополнения.</text:span></text:p>
      <text:p text:style-name="P203"/>
      <text:p text:style-name="P288"><text:span text:style-name="T388">I </text:span><text:span text:style-name="T364">see</text:span><text:span text:style-name="T388"> a bird in the tree — Я </text:span><text:span text:style-name="T364">вижу</text:span><text:span text:style-name="T388"> птицу на дереве.</text:span></text:p>
      <text:p text:style-name="P287"><text:span text:style-name="T388">Don`t worry, I`m not </text:span><text:span text:style-name="T364">looking</text:span><text:span text:style-name="T388"> — Не волнуйся, я не </text:span><text:span text:style-name="T364">смотрю</text:span><text:span text:style-name="T388">.</text:span></text:p>
      <text:p text:style-name="P287"><text:span text:style-name="T388">I`m </text:span><text:span text:style-name="T364">looking at</text:span><text:span text:style-name="T388"> the dog — Я </text:span><text:span text:style-name="T364">смотрю на</text:span><text:span text:style-name="T388"> собаку.</text:span></text:p>
      <text:p text:style-name="P287"><text:span text:style-name="T388">I like </text:span><text:span text:style-name="T364">watching birds</text:span><text:span text:style-name="T388"> — Мне нравится </text:span><text:span text:style-name="T364">наблюдать за птицами</text:span><text:span text:style-name="T388">.</text:span></text:p>
      <text:p text:style-name="P368"/>
      <text:p text:style-name="P547"><text:span text:style-name="T66">Hear</text:span><text:span text:style-name="T260"> и </text:span><text:span text:style-name="T66">list</text:span><text:span text:style-name="T260"> переводятся как «слышать» и «слушать». Первый означает физическую возможность (подобно </text:span><text:span text:style-name="T66">see</text:span><text:span text:style-name="T260">) а второй — осознанное действие (подобно </text:span><text:span text:style-name="T66">look</text:span><text:span text:style-name="T260">). Когда говорят </text:span></text:p>
      <text:p text:style-name="P547"><text:span text:style-name="T260">о том, что именно слушают, то к </text:span><text:span text:style-name="T66">listen</text:span><text:span text:style-name="T260"> доб. предлог </text:span><text:span text:style-name="T66">to</text:span><text:span text:style-name="T260">, но при переводе он выпадает.</text:span></text:p>
      <text:p text:style-name="P204"/>
      <text:p text:style-name="P289"><text:span text:style-name="T400">Can you </text:span><text:span text:style-name="T374">hear</text:span><text:span text:style-name="T400"> some noise? — Ты </text:span><text:span text:style-name="T374">слышишь</text:span><text:span text:style-name="T400"> шум?</text:span></text:p>
      <text:p text:style-name="P289"><text:span text:style-name="T374">Listen to</text:span><text:span text:style-name="T400"> me, please — Пожалуйста, </text:span><text:span text:style-name="T374">послушай</text:span><text:span text:style-name="T400"> меня.</text:span></text:p>
      <text:p text:style-name="P289"><text:span text:style-name="T400">What music do you </text:span><text:span text:style-name="T374">listen to</text:span><text:span text:style-name="T400">? - Какую музыку ты </text:span><text:span text:style-name="T374">слушает</text:span><text:span text:style-name="T400">?</text:span></text:p>
      <text:p text:style-name="P369"/>
      <text:p text:style-name="P53"><text:span text:style-name="T67">D</text:span><text:span text:style-name="T66">o</text:span><text:span text:style-name="T400"> </text:span><text:span text:style-name="T401">и</text:span><text:span text:style-name="T400"> </text:span><text:span text:style-name="T66">make</text:span><text:span text:style-name="T400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00">Could you </text:span><text:span text:style-name="T374">do</text:span><text:span text:style-name="T400"> me a favour — Не мог бы ты </text:span><text:span text:style-name="T374">оказать</text:span><text:span text:style-name="T400"> мне услугу?</text:span></text:p>
      <text:p text:style-name="P290"><text:span text:style-name="T400">I belive she`ll </text:span><text:span text:style-name="T374">make</text:span><text:span text:style-name="T400"> the right choice — Я верю, что она </text:span><text:span text:style-name="T374">сделает</text:span><text:span text:style-name="T400"> правильный выбор.</text:span></text:p>
      <text:p text:style-name="P204"/>
      <text:p text:style-name="P205">Устойчивые выражения с do:</text:p>
      <text:list xml:id="list1429280560" text:style-name="L27">
        <text:list-item>
          <text:p text:style-name="P747">do an exam/test — сдавать экзамен/тест;</text:p>
        </text:list-item>
        <text:list-item>
          <text:p text:style-name="P747">do a course — пройти курс;</text:p>
        </text:list-item>
        <text:list-item>
          <text:p text:style-name="P747">do work/homework/housework — делать работу / домашнюю работу / работу по дому;</text:p>
        </text:list-item>
        <text:list-item>
          <text:p text:style-name="P747">do a favour — оказывать услугу;</text:p>
        </text:list-item>
        <text:list-item>
          <text:p text:style-name="P747">do business — заниматься бизнесом;</text:p>
        </text:list-item>
        <text:list-item>
          <text:p text:style-name="P747">do right/wrong — поступать правильно/неправильно;</text:p>
        </text:list-item>
        <text:list-item>
          <text:p text:style-name="P747">do the shopping — делать покупки;</text:p>
        </text:list-item>
        <text:list-item>
          <text:p text:style-name="P747">do the wassing up — мыть посуду;</text:p>
        </text:list-item>
      </text:list>
      <text:p text:style-name="P204"/>
      <text:p text:style-name="P205">Устойчивые выражения с make:</text:p>
      <text:list xml:id="list3821094215" text:style-name="L28">
        <text:list-item>
          <text:p text:style-name="P748">make a noise — шуметь;</text:p>
        </text:list-item>
        <text:list-item>
          <text:p text:style-name="P748"><text:soft-page-break/>make a bed — застилать постель;</text:p>
        </text:list-item>
        <text:list-item>
          <text:p text:style-name="P748">make a cake/tea/dinner — приготовить торт/чай/ужин;</text:p>
        </text:list-item>
        <text:list-item>
          <text:p text:style-name="P748">make a choice — сделать выбор;</text:p>
        </text:list-item>
        <text:list-item>
          <text:p text:style-name="P748">make a scision — принять решение;</text:p>
        </text:list-item>
        <text:list-item>
          <text:p text:style-name="P748">make a promise — обещать, дать обещание;</text:p>
        </text:list-item>
        <text:list-item>
          <text:p text:style-name="P748">make a friends — подружиться.</text:p>
        </text:list-item>
      </text:list>
      <text:p text:style-name="Standard"/>
      <text:p text:style-name="Standard"/>
      <text:p text:style-name="P57"><text:span text:style-name="T560">И</text:span><text:span text:style-name="T561">нфинитив и герундий</text:span></text:p>
      <text:p text:style-name="P548"/>
      <text:p text:style-name="P552">Когда в английском предложении несколько глаголов идут подряд, то первый является <text:span text:style-name="T576">смысловым</text:span>, а следующ<text:span text:style-name="T576">ие</text:span>, свободны<text:span text:style-name="T576">е</text:span> от времени, <text:span text:style-name="T576">будут</text:span> в форме инфинитива или герундия.</text:p>
      <text:p text:style-name="P548"/>
      <text:p text:style-name="P548">Инфинитив и герундий дополняют по смыслу сказуемое. Они являются взаимозаменяемы</text:p>
      <text:p text:style-name="P548">и в основном используются по наитию либо в зависимости от диалекта.</text:p>
      <text:p text:style-name="Standard"/>
      <text:p text:style-name="P513">Инфинитив</text:p>
      <text:p text:style-name="P549"/>
      <text:p text:style-name="P549">Это глагол в начальной форме, который почти всегда пишется с частицей to.</text:p>
      <text:p text:style-name="P550"/>
      <text:p text:style-name="P292">We <text:span text:style-name="T143">promise</text:span> <text:span text:style-name="T364">to get</text:span> the money — Мы обещали <text:span text:style-name="T364">достать</text:span> денег.</text:p>
      <text:p text:style-name="P292">Don`t <text:span text:style-name="T143">forget</text:span> <text:span text:style-name="T364">to write</text:span> importang things — Не забывай <text:span text:style-name="T364">записывать</text:span> самое главное.</text:p>
      <text:p text:style-name="P549"/>
      <text:p text:style-name="P59">Между смысловым глаголом и идущим за ним инфинитивом часто стоит дополнение.</text:p>
      <text:p text:style-name="P428"><text:span text:style-name="T210">Обычно дополнение </text:span><text:span text:style-name="T211">ставиться</text:span><text:span text:style-name="T210"> после: </text:span><text:span text:style-name="T32">ask, tell, advice, expect, pesuade, teach.</text:span></text:p>
      <text:p text:style-name="P292"/>
      <text:p text:style-name="P292">I <text:span text:style-name="T152">asked</text:span> <text:span text:style-name="T157">Mike</text:span> <text:span text:style-name="T364">to come</text:span> in — Я просила Майка войти.</text:p>
      <text:p text:style-name="P292"><text:span text:style-name="T152">Tell</text:span> <text:span text:style-name="T157">them</text:span> <text:span text:style-name="T364">to leave</text:span> us alone — Попроси их оставить нас в покое.</text:p>
      <text:p text:style-name="P292"/>
      <text:p text:style-name="P60">Если после смыслового глагола указано дополнение, то такие предложения удобней</text:p>
      <text:p text:style-name="P60">переводить с использованием придаточного предложения.</text:p>
      <text:p text:style-name="P292"/>
      <text:p text:style-name="P551"><text:span text:style-name="T32">I </text:span><text:span text:style-name="T2">promise you</text:span><text:span text:style-name="T32"> </text:span><text:span text:style-name="T119">to be</text:span><text:span text:style-name="T32"> there always — Я обещаю тебе, </text:span><text:span text:style-name="T119">что буду</text:span><text:span text:style-name="T32"> рядом всегда.</text:span></text:p>
      <text:p text:style-name="P293"/>
      <text:p text:style-name="P61"><text:span text:style-name="T576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415"/>
      <text:p text:style-name="P492"><text:span text:style-name="T32">I went out </text:span><text:span text:style-name="T119">to buy</text:span><text:span text:style-name="T32"> food — Я вышел, </text:span><text:span text:style-name="T119">чтобы купить</text:span><text:span text:style-name="T32"> еды.</text:span></text:p>
      <text:p text:style-name="P492"><text:span text:style-name="T32">I went out </text:span><text:span text:style-name="T119">for</text:span><text:span text:style-name="T32"> food — Я вышел </text:span><text:span text:style-name="T119">за</text:span><text:span text:style-name="T32"> едой.</text:span></text:p>
      <text:p text:style-name="P461"/>
      <text:p text:style-name="P493">Есть глаголы, после который инфинитив идет без частицы <text:span text:style-name="T2">to</text:span> (голый инфинитив).</text:p>
      <text:p text:style-name="P493">Самыми распространенным из них являются <text:span text:style-name="T2">let</text:span> и <text:span text:style-name="T2">make</text:span>.</text:p>
      <text:p text:style-name="P493"/>
      <text:p text:style-name="P460"><text:span text:style-name="T143">Let</text:span> Peter <text:span text:style-name="T364">explain</text:span> himself — Позволь Питеру <text:span text:style-name="T388">объясниться</text:span>.</text:p>
      <text:p text:style-name="P460"><text:span text:style-name="T143">Let</text:span> us (let`s) <text:span text:style-name="T364">watch</text:span> this movie — Давай посмотрим этот фильм.</text:p>
      <text:p text:style-name="P460"/>
      <text:p text:style-name="P49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494">а как «заставлять». Также после <text:span text:style-name="T2">make</text:span> нужно указать дополнение.</text:p>
      <text:p text:style-name="P460"/>
      <text:p text:style-name="P553"><text:span text:style-name="T443">I can`t </text:span><text:span text:style-name="T149">make</text:span><text:span text:style-name="T443"> </text:span><text:span text:style-name="T161">John</text:span><text:span text:style-name="T443"> </text:span><text:span text:style-name="T433">work</text:span><text:span text:style-name="T443"> — Я не могу заставить Джона работать.</text:span></text:p>
      <text:p text:style-name="P462"/>
      <text:p text:style-name="P482"/>
      <text:p text:style-name="P646"><text:span text:style-name="T480">Г</text:span><text:span text:style-name="T420">ерундий</text:span></text:p>
      <text:p text:style-name="P495"/>
      <text:p text:style-name="P495">Это нечно среднее между глаголом и существительным, потому что может переводиться</text:p>
      <text:p text:style-name="P555"><text:span text:style-name="T475">и так, и этак. Выглядит как глагол c окончанием -ing</text:span>.</text:p>
      <text:p text:style-name="Standard"/>
      <text:p text:style-name="P556">Герундий <text:span text:style-name="T582">используется после предлогов и некоторых глаголов. </text:span></text:p>
      <text:p text:style-name="P556">В этом случае он переводится глаголом.</text:p>
      <text:p text:style-name="P416"/>
      <text:p text:style-name="P247">I <text:span text:style-name="T143">ran</text:span> for a long time <text:span text:style-name="T578">without</text:span> <text:span text:style-name="T364">stopping</text:span> — Я долго бежал, не <text:span text:style-name="T364">останавливаясь</text:span>.</text:p>
      <text:p text:style-name="P247">Don`t stop. <text:span text:style-name="T143">Keep</text:span> <text:span text:style-name="T578">on</text:span> <text:span text:style-name="T364">running</text:span>! — Не останавливайся. Продолжай <text:span text:style-name="T364">бежать</text:span>!</text:p>
      <text:p text:style-name="P247"/>
      <text:p text:style-name="P557">Между смысловым глаголом <text:span text:style-name="T580">и герундием также </text:span>может стоять дополнение:</text:p>
      <text:p text:style-name="P247">I <text:span text:style-name="T143">saw</text:span> <text:span text:style-name="T157">John</text:span> <text:span text:style-name="T364">working</text:span> in the garden — Я видел, как Джон работает в саду.</text:p>
      <text:p text:style-name="P62"/>
      <text:p text:style-name="P63">Связка <text:span text:style-name="T2">go</text:span> + герундий означает «занимаюсь этим делом»</text:p>
      <text:p text:style-name="P63">А связка <text:span text:style-name="T2">like</text:span> + герундий означает «люблю заниматься этим делом».</text:p>
      <text:p text:style-name="P63"/>
      <text:p text:style-name="P294">Would you like <text:span text:style-name="T364">to go skiing</text:span>? — Ты хочешь <text:span text:style-name="T364">покататься на лыжах</text:span>?</text:p>
      <text:p text:style-name="P294">I would rather <text:span text:style-name="T364">go shopping</text:span> — <text:span text:style-name="T581">Я</text:span> <text:span text:style-name="T581">бы </text:span>лучше <text:span text:style-name="T364">по</text:span><text:span text:style-name="T375">шопилась</text:span>.</text:p>
      <text:p text:style-name="P294">I <text:span text:style-name="T364">like shopping</text:span>! — Я <text:span text:style-name="T364">люблю </text:span><text:span text:style-name="T375">шопиться</text:span>!</text:p>
      <text:p text:style-name="P294"/>
      <text:p text:style-name="P64">Если герундий стоит в начале предложения, то он является подлежащим и будет переводиться существительным.</text:p>
      <text:p text:style-name="P64"/>
      <text:p text:style-name="P295"><text:span text:style-name="T376">Swimming</text:span><text:span text:style-name="T583"> is very good for your health — </text:span><text:span text:style-name="T376">Плаванье</text:span><text:span text:style-name="T583"> хорошо для здоровья</text:span></text:p>
      <text:p text:style-name="P295"><text:span text:style-name="T376">Learning</text:span><text:span text:style-name="T583"> English is not easy — </text:span><text:span text:style-name="T376">Изучение</text:span><text:span text:style-name="T583"> английского это нелегко.</text:span></text:p>
      <text:p text:style-name="P64"/>
      <text:p text:style-name="P429">Глаголы, после которых принято использовать герундий:</text:p>
      <text:list xml:id="list1534189421" text:style-name="L29">
        <text:list-item>
          <text:p text:style-name="P710">stop, finish, give up, carry on, go on, keep on (начало или конец процесса);</text:p>
        </text:list-item>
        <text:list-item>
          <text:p text:style-name="P769"><text:span text:style-name="T2">dislike, </text:span><text:span text:style-name="T33">enjoy (отношени</text:span><text:span text:style-name="T34">е</text:span><text:span text:style-name="T33"> к чему-то);</text:span></text:p>
        </text:list-item>
        <text:list-item>
          <text:p text:style-name="P711"><text:span text:style-name="T577">see, watch, hear, listen to (чувственн</text:span><text:span text:style-name="T584">ые</text:span><text:span text:style-name="T577"> восприяти</text:span><text:span text:style-name="T584">е</text:span><text:span text:style-name="T577">);</text:span></text:p>
        </text:list-item>
        <text:list-item>
          <text:p text:style-name="P711"><text:span text:style-name="T583">suggest, mind, avoid, practive, can`t help </text:span><text:span text:style-name="T580">(</text:span><text:span text:style-name="T584">другие глаголы и словосочетания)</text:span><text:span text:style-name="T583">;</text:span></text:p>
        </text:list-item>
      </text:list>
      <text:p text:style-name="P65"/>
      <text:p text:style-name="P297"><text:span text:style-name="T212">Г</text:span><text:span text:style-name="T180">лаголы, после которых можно использовать как инфинитив, так и герундий:</text:span></text:p>
      <text:list xml:id="list503102985" text:style-name="L30">
        <text:list-item>
          <text:p text:style-name="P712">start, begin, continues (связанные с процессом)</text:p>
        </text:list-item>
        <text:list-item>
          <text:p text:style-name="P712">love, like, hate, prefer (связанные с отношением)</text:p>
        </text:list-item>
      </text:list>
      <text:p text:style-name="P66"/>
      <text:p text:style-name="P296">I started to leart English at school / I started learning English at school.</text:p>
      <text:p text:style-name="P604"/>
      <text:p text:style-name="P604"/>
      <text:p text:style-name="P64"><text:span text:style-name="T562">Формальное подлежащее </text:span><text:span text:style-name="T568">(</text:span><text:span text:style-name="T567">Dummy subject</text:span><text:span text:style-name="T568">)</text:span></text:p>
      <text:p text:style-name="P64"/>
      <text:p text:style-name="P599"><text:span text:style-name="T214">Когда в авнглийском предложен. отсутстует подлежащее, то его место </text:span><text:span text:style-name="T244">занимает</text:span><text:span text:style-name="T214"> формальное подлежащее. Обычно это либо </text:span><text:span text:style-name="T35">there</text:span><text:span text:style-name="T214">, либо </text:span><text:span text:style-name="T35">it</text:span><text:span text:style-name="T214">, но иногда это могут быть: </text:span><text:span text:style-name="T35">they</text:span><text:span text:style-name="T214">, </text:span><text:span text:style-name="T35">this</text:span><text:span text:style-name="T214">, </text:span><text:span text:style-name="T35">that</text:span><text:span text:style-name="T214">, </text:span><text:span text:style-name="T35">you</text:span><text:span text:style-name="T214">. Такие предложения удобнее переводить с конца.</text:span></text:p>
      <text:p text:style-name="P68"/>
      <text:p text:style-name="P558"><text:span text:style-name="T214">Подлежащее </text:span><text:span text:style-name="T35">there</text:span><text:span text:style-name="T214"> всегда идет в связке с глаголом </text:span><text:span text:style-name="T35">be</text:span><text:span text:style-name="T214">. Оно необходимо, чтобы указать</text:span></text:p>
      <text:p text:style-name="P558"><text:span text:style-name="T214">на местоположение существительного, которое идет после </text:span><text:span text:style-name="T35">be</text:span><text:span text:style-name="T214">.</text:span></text:p>
      <text:p text:style-name="P68"/>
      <text:p text:style-name="P298"><text:span text:style-name="T139">There</text:span><text:span text:style-name="T585"> </text:span><text:span text:style-name="T153">is</text:span><text:span text:style-name="T585"> </text:span><text:span text:style-name="T163">a new restaurant</text:span><text:span text:style-name="T585"> </text:span><text:span text:style-name="T171">in King Street</text:span><text:span text:style-name="T585"> — На Кинг-стрит есть новый ресторан.</text:span></text:p>
      <text:p text:style-name="P298"><text:span text:style-name="T139">There</text:span><text:span text:style-name="T585"> </text:span><text:span text:style-name="T153">was</text:span><text:span text:style-name="T585"> </text:span><text:span text:style-name="T163">a fight</text:span><text:span text:style-name="T585"> </text:span><text:span text:style-name="T171">in the street today</text:span><text:span text:style-name="T585"> — На улице сегодня была драка.</text:span></text:p>
      <text:p text:style-name="P64"/>
      <text:p text:style-name="P63"><text:soft-page-break/>Иногда с помощью <text:span text:style-name="T2">there</text:span> + <text:span text:style-name="T2">be</text:span> говорят о существительном, которое не соверша<text:span text:style-name="T586">ет никаких</text:span></text:p>
      <text:p text:style-name="P63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3">Подлежащее <text:span text:style-name="T2">it</text:span> обычно используется, когда надо сообщить время или сказать о погоде.</text:p>
      <text:p text:style-name="P69">После него может идти существительное, прилагательное или глагол (любой).</text:p>
      <text:p text:style-name="P294"/>
      <text:p text:style-name="P294"><text:span text:style-name="T133">It</text:span> <text:span text:style-name="T143">is</text:span> 5 o`clock — Сейчас 5 часов.</text:p>
      <text:p text:style-name="P294"><text:span text:style-name="T133">It</text:span> <text:span text:style-name="T143">is</text:span> warm — Тепло.</text:p>
      <text:p text:style-name="P294"><text:span text:style-name="T133">It</text:span> often <text:span text:style-name="T143">snows</text:span> in the winter — Зимой часто идет снег.</text:p>
      <text:p text:style-name="P294"/>
      <text:p text:style-name="P63">Также формальное подлежащее используется, когда действие не выполняет кто-то</text:p>
      <text:p text:style-name="P559"><text:span text:style-name="T213">конкретный. Такие предложения можно </text:span><text:span text:style-name="T215">переводить</text:span><text:span text:style-name="T213"> из активного залога в пассивный.</text:span></text:p>
      <text:p text:style-name="P63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67"><text:span text:style-name="T563">Местоимени</text:span><text:span text:style-name="T564">е</text:span><text:span text:style-name="T563"> </text:span><text:span text:style-name="T568">(Pronoun)</text:span></text:p>
      <text:p text:style-name="P63"/>
      <text:p text:style-name="P561"><text:span text:style-name="T213">Это слово, которым заменяют имя человека, название предмета или понятие. </text:span><text:span text:style-name="T216">М</text:span><text:span text:style-name="T213">естоимения </text:span><text:span text:style-name="T231">бывают</text:span><text:span text:style-name="T213">: </text:span><text:span text:style-name="T216">личны</text:span><text:span text:style-name="T231">ми</text:span><text:span text:style-name="T216">, притяжательны</text:span><text:span text:style-name="T231">ми</text:span><text:span text:style-name="T216">, возвратны</text:span><text:span text:style-name="T231">ми</text:span><text:span text:style-name="T216">, указательны</text:span><text:span text:style-name="T231">ми,</text:span><text:span text:style-name="T216"> неопределенны</text:span><text:span text:style-name="T231">ми</text:span><text:span text:style-name="T216">.</text:span></text:p>
      <text:p text:style-name="P70"/>
      <text:p text:style-name="P177">Личные местоимения</text:p>
      <text:p text:style-name="P70"/>
      <text:p text:style-name="P576"><text:span text:style-name="T216">Имеют 2 формы: именительный и объектный падеж. В английском языке</text:span><text:span text:style-name="T231"> всего </text:span><text:span text:style-name="T221">2</text:span><text:span text:style-name="T216"> падежа: именительный и объектный. Объектный падеж соответсвует косвенному падежу</text:span></text:p>
      <text:p text:style-name="P576"><text:span text:style-name="T216">(</text:span><text:span text:style-name="T231">в русском языке косвенные падежи, </text:span><text:span text:style-name="T216">это все, кроме именительного).</text:span></text:p>
      <text:p text:style-name="P70"/>
      <text:p text:style-name="P562"><text:span text:style-name="T180">Личные местоимения </text:span><text:span text:style-name="T218">в именительном падеже</text:span><text:span text:style-name="T219"> </text:span><text:span text:style-name="T220">отвечают на вопросы «кто?», «что?» </text:span></text:p>
      <text:p text:style-name="P562"><text:span text:style-name="T220">и заменяют </text:span><text:span text:style-name="T221">собой </text:span><text:span text:style-name="T220">подлежащее:</text:span></text:p>
      <text:p text:style-name="P117"/>
      <text:list xml:id="list3290786303" text:style-name="L31">
        <text:list-item>
          <text:p text:style-name="P713">I — я;</text:p>
        </text:list-item>
        <text:list-item>
          <text:p text:style-name="P713">you — ты/вы;</text:p>
        </text:list-item>
        <text:list-item>
          <text:p text:style-name="P713">he — он;</text:p>
        </text:list-item>
        <text:list-item>
          <text:p text:style-name="P713">she — она;</text:p>
        </text:list-item>
        <text:list-item>
          <text:p text:style-name="P713">it — он/она/оно/это;</text:p>
        </text:list-item>
        <text:list-item>
          <text:p text:style-name="P713">we — мы;</text:p>
        </text:list-item>
        <text:list-item>
          <text:p text:style-name="P713">they — они;</text:p>
        </text:list-item>
      </text:list>
      <text:p text:style-name="P417"/>
      <text:p text:style-name="P302"><text:span text:style-name="T133">I</text:span> <text:span text:style-name="T143">love</text:span> <text:span text:style-name="T157">Jave</text:span> — Я люблю Джейн</text:p>
      <text:p text:style-name="P302"/>
      <text:p text:style-name="P71"><text:span text:style-name="T590">Местоимение</text:span><text:span text:style-name="T39"> </text:span><text:span text:style-name="T2">I</text:span> заменяет первое лицо <text:span text:style-name="T589">и</text:span> <text:span text:style-name="T589">в</text:span>сегда пишется с большой буквы. </text:p>
      <text:p text:style-name="P71"><text:span text:style-name="T590">Местоимения </text:span><text:span text:style-name="T39">h</text:span><text:span text:style-name="T2">e, she</text:span> заменяют человека. Они не могут заменить предмет или животное.</text:p>
      <text:p text:style-name="P70"/>
      <text:p text:style-name="P71"><text:span text:style-name="T590">Местоимение</text:span><text:span text:style-name="T39"> y</text:span><text:span text:style-name="T2">ou</text:span> заменяет второе лицо. По умолчанию означает «вы» и лишь по тону </text:p>
      <text:p text:style-name="P71">и словам можно догадаться что вместо «вы», хотят сказать «ты».</text:p>
      <text:p text:style-name="P70"/>
      <text:p text:style-name="P561"><text:span text:style-name="T217">Местоимение</text:span><text:span text:style-name="T37"> i</text:span><text:span text:style-name="T38">t</text:span><text:span text:style-name="T216"> заменяет неодушевленный предмет </text:span><text:span text:style-name="T217">и</text:span><text:span text:style-name="T216"> животн</text:span><text:span text:style-name="T218">ое (в единственном числе)</text:span><text:span text:style-name="T216">.</text:span></text:p>
      <text:p text:style-name="P563"><text:span text:style-name="T218">Местоимение</text:span><text:span text:style-name="T38"> they</text:span><text:span text:style-name="T216"> </text:span><text:span text:style-name="T218">з</text:span><text:span text:style-name="T216">аменя</text:span><text:span text:style-name="T218">е</text:span><text:span text:style-name="T216">т людей и неодушевленные предметы.</text:span></text:p>
      <text:p text:style-name="P70"/>
      <text:p text:style-name="P561"><text:soft-page-break/><text:span text:style-name="T38">Where is the </text:span><text:span text:style-name="T120">book</text:span><text:span text:style-name="T38">? </text:span><text:span text:style-name="T120">It</text:span><text:span text:style-name="T38"> is on the table — Где </text:span><text:span text:style-name="T120">книга</text:span><text:span text:style-name="T38">? </text:span><text:span text:style-name="T120">Она</text:span><text:span text:style-name="T38"> на столе.</text:span></text:p>
      <text:p text:style-name="P301"><text:span text:style-name="T588">Where are the </text:span><text:span text:style-name="T377">keys</text:span><text:span text:style-name="T588">? </text:span><text:span text:style-name="T377">They</text:span><text:span text:style-name="T588"> are on the table — Где </text:span><text:span text:style-name="T377">ключи</text:span><text:span text:style-name="T588">? </text:span><text:span text:style-name="T377">Они</text:span><text:span text:style-name="T588"> на столе.</text:span></text:p>
      <text:p text:style-name="P301"/>
      <text:p text:style-name="P439"><text:span text:style-name="T219">Если</text:span><text:span text:style-name="T218"> сказуемое </text:span><text:span text:style-name="T219">это</text:span><text:span text:style-name="T216">: </text:span><text:span text:style-name="T38">like</text:span><text:span text:style-name="T216">, </text:span><text:span text:style-name="T38">have</text:span><text:span text:style-name="T216">, </text:span><text:span text:style-name="T38">enjoy,</text:span><text:span text:style-name="T216"> </text:span><text:span text:style-name="T38">need</text:span><text:span text:style-name="T216">, </text:span><text:span text:style-name="T219">то </text:span><text:span text:style-name="T216">подлежащие </text:span><text:span text:style-name="T219">будет</text:span><text:span text:style-name="T216"> </text:span><text:span text:style-name="T219">в </text:span><text:span text:style-name="T218">объектн</text:span><text:span text:style-name="T219">ом</text:span><text:span text:style-name="T216"> падеж</text:span><text:span text:style-name="T219">е</text:span><text:span text:style-name="T216">.</text:span></text:p>
      <text:p text:style-name="P300"><text:span text:style-name="T364">I</text:span> like my job — <text:span text:style-name="T364">Мне</text:span> нравится моя работа.</text:p>
      <text:p text:style-name="P70"/>
      <text:p text:style-name="P72">Личные местоимения в объектном падеже <text:span text:style-name="T591">отвечают на вопрос</text:span><text:span text:style-name="T592">ы</text:span><text:span text:style-name="T591"> «кого?», «кому?», «кем?» </text:span><text:s/></text:p>
      <text:p text:style-name="P72"><text:span text:style-name="T591">(«чего?», «чему?», «чем?» для неодушевлен.) и </text:span><text:span text:style-name="T590">заменяют дополнение:</text:span></text:p>
      <text:p text:style-name="P72"/>
      <text:list xml:id="list4029903704" text:style-name="L32">
        <text:list-item>
          <text:p text:style-name="P714">me — меня, мне, мной;</text:p>
        </text:list-item>
        <text:list-item>
          <text:p text:style-name="P714">you — тебя, тебе, тобой / вас, вам, вами;</text:p>
        </text:list-item>
        <text:list-item>
          <text:p text:style-name="P714">him — его, ему, им;</text:p>
        </text:list-item>
        <text:list-item>
          <text:p text:style-name="P714">her — ее, ей;</text:p>
        </text:list-item>
        <text:list-item>
          <text:p text:style-name="P715">it — его, ему, им, <text:span text:style-name="T591">ее, ей</text:span> (неодушевлен.);</text:p>
        </text:list-item>
        <text:list-item>
          <text:p text:style-name="P714">us — нас, нам, нами;</text:p>
        </text:list-item>
        <text:list-item>
          <text:p text:style-name="P714">them — их, им, ими.</text:p>
        </text:list-item>
      </text:list>
      <text:p text:style-name="P304"/>
      <text:p text:style-name="P303"><text:span text:style-name="T133">Jane</text:span> <text:span text:style-name="T143">loves</text:span> <text:span text:style-name="T157">me</text:span> — Джейн любит меня</text:p>
      <text:p text:style-name="P178"/>
      <text:p text:style-name="P178">Притяжательные местоимения</text:p>
      <text:p text:style-name="P80"/>
      <text:p text:style-name="P73"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/>
      <text:list xml:id="list3808062429" text:style-name="L33">
        <text:list-item>
          <text:p text:style-name="P716">my — мой;</text:p>
        </text:list-item>
        <text:list-item>
          <text:p text:style-name="P716">your — твой/ваш;</text:p>
        </text:list-item>
        <text:list-item>
          <text:p text:style-name="P716">his — его;</text:p>
        </text:list-item>
        <text:list-item>
          <text:p text:style-name="P716">her — ее;</text:p>
        </text:list-item>
        <text:list-item>
          <text:p text:style-name="P716">its — этого.</text:p>
        </text:list-item>
        <text:list-item>
          <text:p text:style-name="P716">our — наш;</text:p>
        </text:list-item>
        <text:list-item>
          <text:p text:style-name="P716">their — их;</text:p>
        </text:list-item>
      </text:list>
      <text:p text:style-name="P306"/>
      <text:p text:style-name="P305">I like <text:span text:style-name="T364">my work</text:span> — Мне нравится <text:span text:style-name="T364">моя работа</text:span>. (без артикля)</text:p>
      <text:p text:style-name="P305">He likes <text:span text:style-name="T364">his work</text:span> — Ему нравится <text:span text:style-name="T364">его работа</text:span>.</text:p>
      <text:p text:style-name="P305"/>
      <text:p text:style-name="P73">Иногда такие местоимения удобнее переводить словом «свой» и его вариантами.</text:p>
      <text:p text:style-name="P305">He loves <text:span text:style-name="T364">his</text:span> native town — Он любит <text:span text:style-name="T364">свой</text:span> родной город.</text:p>
      <text:p text:style-name="P305"/>
      <text:p text:style-name="P75">Притяжательные местоимения 2го типа употребляются самостоятельно:</text:p>
      <text:list xml:id="list1575525265" text:style-name="L34">
        <text:list-item>
          <text:p text:style-name="P717">mine — мой;</text:p>
        </text:list-item>
        <text:list-item>
          <text:p text:style-name="P718">yours — твой/ваш;</text:p>
        </text:list-item>
        <text:list-item>
          <text:p text:style-name="P718">his — его;</text:p>
        </text:list-item>
        <text:list-item>
          <text:p text:style-name="P718">hers — ее;</text:p>
        </text:list-item>
        <text:list-item>
          <text:p text:style-name="P718">its — этого;</text:p>
        </text:list-item>
        <text:list-item>
          <text:p text:style-name="P718">ours — наш;</text:p>
        </text:list-item>
        <text:list-item>
          <text:p text:style-name="P718">theirs — их;</text:p>
        </text:list-item>
      </text:list>
      <text:p text:style-name="P307"/>
      <text:p text:style-name="P307">Don`t touch it. It`s <text:span text:style-name="T364">mine</text:span> — Не трогай это. Это <text:span text:style-name="T364">мое</text:span>.</text:p>
      <text:p text:style-name="P307"/>
      <text:p text:style-name="P192"/>
      <text:p text:style-name="P647">Возвратные местоимения</text:p>
      <text:p text:style-name="P76"/>
      <text:p text:style-name="P564"><text:span text:style-name="T229">Они с</text:span><text:span text:style-name="T222">остоят из 2х частей: корня </text:span><text:span text:style-name="T40">my/your/him/her/it/our/them</text:span><text:span text:style-name="T222"> и окончания </text:span><text:span text:style-name="T40">-self</text:span><text:span text:style-name="T222">. </text:span></text:p>
      <text:p text:style-name="P81"/>
      <text:p text:style-name="P564"><text:span text:style-name="T229">П</text:span><text:span text:style-name="T223">оказывают, что человек совершает дейсвтие по отношению к самому себе и перевод</text:span><text:span text:style-name="T229">ся</text:span><text:span text:style-name="T223"> словами «себя», «себе», «собой» либо появляются у глаголов, в виде окончания -сь, -ся.</text:span></text:p>
      <text:p text:style-name="P82"/>
      <text:p text:style-name="P308"><text:span text:style-name="T593">I looked at </text:span><text:span text:style-name="T378">myself</text:span><text:span text:style-name="T593"> in the mirror — Я посмотрела на </text:span><text:span text:style-name="T378">себя</text:span><text:span text:style-name="T593"> в зеркало.</text:span></text:p>
      <text:p text:style-name="P308"><text:span text:style-name="T593">He had to explain </text:span><text:span text:style-name="T378">himself</text:span><text:span text:style-name="T593"> — Ему пришлось объяснить</text:span><text:span text:style-name="T378">ся</text:span></text:p>
      <text:p text:style-name="P406"/>
      <text:p text:style-name="P206"><text:span text:style-name="T593">Местоимение, образованное от </text:span><text:span text:style-name="T41">you,</text:span><text:span text:style-name="T593"> имеет варианты: </text:span><text:span text:style-name="T41">yourself</text:span><text:span text:style-name="T593"> и </text:span><text:span text:style-name="T41">yourselves</text:span><text:span text:style-name="T593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595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595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5">Указательные местоимения</text:p>
      <text:p text:style-name="P206"/>
      <text:p text:style-name="P568"><text:span text:style-name="T616">У</text:span>казывают на человека, предмет или <text:span text:style-name="T597">мысль. </text:span><text:span text:style-name="T598">Заменяются артиклем the:</text:span></text:p>
      <text:list xml:id="list197244552" text:style-name="L35">
        <text:list-item>
          <text:p text:style-name="P749">this, <text:span text:style-name="T596">that</text:span> — этот, <text:span text:style-name="T596">тот</text:span>;</text:p>
        </text:list-item>
        <text:list-item>
          <text:p text:style-name="P750">these, those — эти, те;</text:p>
        </text:list-item>
      </text:list>
      <text:p text:style-name="P372"/>
      <text:p text:style-name="P209">Если объект близко, то используют<text:span text:style-name="T596">ся</text:span> this <text:span text:style-name="T596">или </text:span>these. </text:p>
      <text:p text:style-name="P209">Если объект далеко и до него не дотянуться — то that <text:span text:style-name="T596">или </text:span>those.</text:p>
      <text:p text:style-name="P208"/>
      <text:p text:style-name="P372">This is my friend Joe — <text:span text:style-name="T596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76"><text:span text:style-name="T261">Очень часто </text:span><text:span text:style-name="T68">this</text:span><text:span text:style-name="T261"> и </text:span><text:span text:style-name="T68">that</text:span><text:span text:style-name="T261"> выступают формальным подлежащим, указывая на мысль. В этом случае </text:span><text:span text:style-name="T68">this</text:span><text:span text:style-name="T261"> соответсвует тому, о чем человек </text:span><text:span text:style-name="T262">говорит или </text:span><text:span text:style-name="T261">думает сейчас, а </text:span><text:span text:style-name="T68">that</text:span><text:span text:style-name="T261"> — тому, </text:span></text:p>
      <text:p text:style-name="P576"><text:span text:style-name="T261">о чем </text:span><text:span text:style-name="T262">говорил или </text:span><text:span text:style-name="T261">думал раньше. Также </text:span><text:span text:style-name="T68">that</text:span><text:span text:style-name="T261"> может указывать на прошло</text:span><text:span text:style-name="T272">е </text:span><text:span text:style-name="T261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598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05"><text:soft-page-break/><text:span text:style-name="T291">Иногда,</text:span><text:span text:style-name="T292"> вместо </text:span><text:span text:style-name="T88">this is,</text:span><text:span text:style-name="T292"> используют </text:span><text:span text:style-name="T88">it is</text:span><text:span text:style-name="T292">. Разницы между этим</text:span><text:span text:style-name="T293">и</text:span><text:span text:style-name="T292"> словосочетаниями нет.</text:span></text:p>
      <text:p text:style-name="P374">This is my book / It is my book — Это моя книга.</text:p>
      <text:p text:style-name="P374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69"><text:span text:style-name="T263">Местоимения </text:span><text:span text:style-name="T69">some</text:span><text:span text:style-name="T263"> и </text:span><text:span text:style-name="T69">any</text:span><text:span text:style-name="T263"> означают «какой-то», «некоторый», «несколько». </text:span><text:span text:style-name="T264">Они с</text:span><text:span text:style-name="T263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01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599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70"><text:span text:style-name="T70">Some</text:span><text:span text:style-name="T264"> в вопросах имеет позитивный оттенок и используется когда что-то предлагают или просят, предполагая что это </text:span><text:span text:style-name="T265">есть</text:span><text:span text:style-name="T264"> у самих, либо у т</text:span><text:span text:style-name="T265">ех</text:span><text:span text:style-name="T264">, кому адресована просьба.</text:span></text:p>
      <text:p text:style-name="P214"/>
      <text:p text:style-name="P570"><text:span text:style-name="T69">Any,</text:span><text:span text:style-name="T263"> </text:span><text:span text:style-name="T265">наоборот, </text:span><text:span text:style-name="T263">передает сомнение </text:span><text:span text:style-name="T265">о </text:span><text:span text:style-name="T263">наличии </text:span><text:span text:style-name="T265">того</text:span><text:span text:style-name="T263">, </text:span><text:span text:style-name="T266">что</text:span><text:span text:style-name="T263"> спрашивают, поэтому обычно используется </text:span><text:span text:style-name="T265">в вопросах</text:span><text:span text:style-name="T263">, </text:span><text:span text:style-name="T265">где</text:span><text:span text:style-name="T263"> нужн</text:span><text:span text:style-name="T273">а</text:span><text:span text:style-name="T263"> дополнительн</text:span><text:span text:style-name="T273">ая</text:span><text:span text:style-name="T263"> информаци</text:span><text:span text:style-name="T273">я</text:span><text:span text:style-name="T263">.</text:span></text:p>
      <text:p text:style-name="P214"/>
      <text:p text:style-name="P376">Would you like some milk? — Вы хотите молока? (<text:span text:style-name="T600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577"><text:span text:style-name="T274">Местоимение </text:span><text:span text:style-name="T74">no</text:span><text:span text:style-name="T274"> </text:span><text:span text:style-name="T275">может </text:span><text:span text:style-name="T274">заменя</text:span><text:span text:style-name="T275">ть</text:span><text:span text:style-name="T274"> </text:span><text:span text:style-name="T74">any</text:span><text:span text:style-name="T274"> в отрицаниях. Оно как бы усиливает </text:span><text:span text:style-name="T275">отрицание</text:span><text:span text:style-name="T274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71"><text:span text:style-name="T267">Неопределенные местоимения могут объединяться со словами: </text:span><text:span text:style-name="T71">body/one</text:span><text:span text:style-name="T267">, </text:span><text:span text:style-name="T71">thing</text:span><text:span text:style-name="T267"> или </text:span><text:span text:style-name="T71">where</text:span><text:span text:style-name="T267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388">There is </text:span><text:span text:style-name="T364">somebody</text:span><text:span text:style-name="T388"> in the street — </text:span><text:span text:style-name="T364">Кто-то</text:span><text:span text:style-name="T388"> на улице.</text:span></text:p>
      <text:p text:style-name="P309"><text:span text:style-name="T388">Is there </text:span><text:span text:style-name="T364">anybody</text:span><text:span text:style-name="T388"> in the street? — Есть </text:span><text:span text:style-name="T364">кто</text:span><text:span text:style-name="T388"> на улице?</text:span></text:p>
      <text:p text:style-name="P309"><text:span text:style-name="T388">There is </text:span><text:span text:style-name="T364">nobody</text:span><text:span text:style-name="T388"> in the street / There isn`t </text:span><text:span text:style-name="T364">anybody</text:span><text:span text:style-name="T388"> in the street — </text:span><text:span text:style-name="T364">Никого</text:span><text:span text:style-name="T388"> нет на улице.</text:span></text:p>
      <text:p text:style-name="P379"/>
      <text:p text:style-name="P79"><text:span text:style-name="T388">Частица </text:span><text:span text:style-name="T58">not</text:span><text:span text:style-name="T388"> также не используется в одном предложении с </text:span><text:span text:style-name="T58">nobody/nothing/nowhere</text:span><text:span text:style-name="T388">.</text:span></text:p>
      <text:p text:style-name="P571"><text:span text:style-name="T268">О</text:span><text:span text:style-name="T267">кончани</text:span><text:span text:style-name="T268">я</text:span><text:span text:style-name="T267"> </text:span><text:span text:style-name="T71">-body</text:span><text:span text:style-name="T267"> и </text:span><text:span text:style-name="T71">-one</text:span><text:span text:style-name="T267"> </text:span><text:span text:style-name="T268">являются </text:span><text:span text:style-name="T267">взаимозаменяемы</text:span><text:span text:style-name="T268">ми</text:span><text:span text:style-name="T267">.</text:span></text:p>
      <text:p text:style-name="P219"/>
      <text:p text:style-name="P515"><text:soft-page-break/><text:span text:style-name="T566">П</text:span><text:span text:style-name="T565">ритяжательный падеж </text:span><text:span text:style-name="T569">(Possessive Voice)</text:span></text:p>
      <text:p text:style-name="P219"/>
      <text:p text:style-name="P575"><text:span text:style-name="T271">У</text:span><text:span text:style-name="T267">казывает на владельца </text:span><text:span text:style-name="T271">предмета</text:span><text:span text:style-name="T267">. Чтобы поставить </text:span><text:span text:style-name="T269">владельца</text:span><text:span text:style-name="T267"> в этот падеж, нужно добавить к нему окончание </text:span><text:span text:style-name="T71">`s</text:span><text:span text:style-name="T267">. </text:span><text:span text:style-name="T271">Как</text:span><text:span text:style-name="T267"> и притяжательное местоимение, отвечает на вопрос «чей?». </text:span></text:p>
      <text:p text:style-name="P220"/>
      <text:p text:style-name="P310"><text:span text:style-name="T402">This is </text:span><text:span text:style-name="T379">Tom`s</text:span><text:span text:style-name="T402"> friend — Это друг </text:span><text:span text:style-name="T379">Тома</text:span><text:span text:style-name="T402"> (</text:span><text:span text:style-name="T403">владелец</text:span><text:span text:style-name="T402"> в притяжательном падеже)</text:span></text:p>
      <text:p text:style-name="P310"><text:span text:style-name="T402">This is </text:span><text:span text:style-name="T379">his</text:span><text:span text:style-name="T402"> friend — Это </text:span><text:span text:style-name="T379">его</text:span><text:span text:style-name="T402"> друг (притяжательное местоимение)</text:span></text:p>
      <text:p text:style-name="P219"/>
      <text:p text:style-name="P573"><text:span text:style-name="T267">Если предмет является частью другого </text:span><text:span text:style-name="T270">(большего) </text:span><text:span text:style-name="T267">предмета, то вместо притяжательного падежа используется предлог </text:span><text:span text:style-name="T71">of</text:span><text:span text:style-name="T267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71"><text:span text:style-name="T267">Если </text:span><text:span text:style-name="T269">владелец</text:span><text:span text:style-name="T267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72"><text:span text:style-name="T267">Если </text:span><text:span text:style-name="T270">владелец</text:span><text:span text:style-name="T267"> идет в связке с прилагательным или местоимением, </text:span><text:span text:style-name="T269">или владельцев несколько, то </text:span><text:span text:style-name="T72">`s</text:span><text:span text:style-name="T269"> ставится в конце: </text:span><text:span text:style-name="T72">a </text:span><text:span text:style-name="T121">big dog`s</text:span><text:span text:style-name="T72"> owner, </text:span><text:span text:style-name="T121">my friend`s</text:span><text:span text:style-name="T72"> house, </text:span><text:span text:style-name="T122">Tom</text:span><text:span text:style-name="T123"> and </text:span><text:span text:style-name="T122">Jil</text:span><text:span text:style-name="T123">`s</text:span><text:span text:style-name="T71"> wedding.</text:span></text:p>
      <text:p text:style-name="P219"/>
      <text:p text:style-name="P574"><text:span text:style-name="T267">Если </text:span><text:span text:style-name="T270">владелец</text:span><text:span text:style-name="T267"> во множественном числе, то в конце пишется только апостроф, без </text:span><text:span text:style-name="T71">s</text:span><text:span text:style-name="T267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06"><text:span text:style-name="T71">my </text:span><text:span text:style-name="T123">friends`</text:span><text:span text:style-name="T71"> school, </text:span><text:span text:style-name="T123">men`s</text:span><text:span text:style-name="T71"> clothes </text:span><text:span text:style-name="T73">(мужская одежда)</text:span><text:span text:style-name="T267">.</text:span></text:p>
      <text:p text:style-name="P219"/>
      <text:p text:style-name="P219"/>
      <text:p text:style-name="P7"><text:span text:style-name="T230">С</text:span><text:span text:style-name="T180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62">s</text:span> — Голуб<text:span text:style-name="T364">ые</text:span> шарик<text:span text:style-name="T364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78"><text:span text:style-name="T276">так и во множественном числе. Количество можно указать числом, наречием или артиклем </text:span><text:span text:style-name="T75">a</text:span><text:span text:style-name="T276">.</text:span></text:p>
      <text:p text:style-name="P408"/>
      <text:p text:style-name="P311"><text:span text:style-name="T380">3</text:span><text:span text:style-name="T404"> apples — 3 яблока </text:span><text:span text:style-name="T405">(числительное)</text:span><text:span text:style-name="T404">. </text:span></text:p>
      <text:p text:style-name="P578"><text:span text:style-name="T124">Many</text:span><text:span text:style-name="T75"> books — Много книг </text:span><text:span text:style-name="T76">(местоимение)</text:span><text:span text:style-name="T75">.</text:span></text:p>
      <text:p text:style-name="P311"><text:span text:style-name="T404">I want </text:span><text:span text:style-name="T380">a</text:span><text:span text:style-name="T404"> banana — Я хочу банан </text:span><text:span text:style-name="T405">(артикль a означает one)</text:span><text:span text:style-name="T404">.</text:span></text:p>
      <text:p text:style-name="P384"/>
      <text:p text:style-name="P578"><text:span text:style-name="T276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5">it</text:span><text:span text:style-name="T276">. </text:span><text:span text:style-name="T294">Ч</text:span><text:span text:style-name="T276">тобы выразить их кол-во</text:span><text:span text:style-name="T277">,</text:span><text:span text:style-name="T276"> используется мерка:</text:span></text:p>
      <text:p text:style-name="P230"/>
      <text:p text:style-name="P231">Мерка для жидкостей:</text:p>
      <text:list xml:id="list3238032619" text:style-name="L36">
        <text:list-item>
          <text:p text:style-name="P751">a glass of — стакан;</text:p>
        </text:list-item>
        <text:list-item>
          <text:p text:style-name="P751"><text:soft-page-break/>a cup of — чашка;</text:p>
        </text:list-item>
        <text:list-item>
          <text:p text:style-name="P751">a jar of — банка;</text:p>
        </text:list-item>
        <text:list-item>
          <text:p text:style-name="P751">a jug of — кувшин;</text:p>
        </text:list-item>
        <text:list-item>
          <text:p text:style-name="P751">a bottle of — бутылка;</text:p>
        </text:list-item>
      </text:list>
      <text:p text:style-name="P230"/>
      <text:p text:style-name="P231">Мерка для сыпучих веществ:</text:p>
      <text:list xml:id="list3118658709" text:style-name="L37">
        <text:list-item>
          <text:p text:style-name="P752">a packet of — упаковка;</text:p>
        </text:list-item>
        <text:list-item>
          <text:p text:style-name="P752">a bowl of — миска;</text:p>
        </text:list-item>
        <text:list-item>
          <text:p text:style-name="P752">a bag of — мешок;</text:p>
        </text:list-item>
        <text:list-item>
          <text:p text:style-name="P752">a kilo of — килограм;</text:p>
        </text:list-item>
      </text:list>
      <text:p text:style-name="P230"/>
      <text:p text:style-name="P231">Мерка для продуктов, которые режут:</text:p>
      <text:list xml:id="list205209659793740" text:continue-numbering="true" text:style-name="L37">
        <text:list-item>
          <text:p text:style-name="P752">a piece/slice of — кусочек;</text:p>
        </text:list-item>
        <text:list-item>
          <text:p text:style-name="P752">a loaf of — буханка;</text:p>
        </text:list-item>
      </text:list>
      <text:p text:style-name="P230"/>
      <text:p text:style-name="P579"><text:span text:style-name="T253">Существительные, которые всегда неислисляемые: </text:span><text:span text:style-name="T58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580"/>
      <text:p text:style-name="P581"><text:span text:style-name="T278">Это маленькие слова перед существительными, которые передают </text:span><text:span text:style-name="T279">их</text:span><text:span text:style-name="T278"> краткую характеристику. Есть 2 вида артикля: неопределенный (</text:span><text:span text:style-name="T77">a/an) </text:span><text:span text:style-name="T279">и</text:span><text:span text:style-name="T78"> </text:span><text:span text:style-name="T278">определенный (</text:span><text:span text:style-name="T77">the)</text:span><text:span text:style-name="T278">.</text:span></text:p>
      <text:p text:style-name="P226"/>
      <text:p text:style-name="P193">Неопределенный артикль <text:span text:style-name="T42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64">a</text:span> cat / I have <text:span text:style-name="T364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79">Также </text:span><text:span text:style-name="T81">a/an</text:span><text:span text:style-name="T279"> ставится, когда:</text:span></text:p>
      <text:list xml:id="list4199485715" text:style-name="L38">
        <text:list-item>
          <text:p text:style-name="P753">говорят о профессии (I`m a doctor);</text:p>
        </text:list-item>
        <text:list-item>
          <text:p text:style-name="P770"><text:span text:style-name="T78">впервые упоминяют </text:span><text:span text:style-name="T79">объект</text:span><text:span text:style-name="T78"> в разговоре (I have a cat);</text:span></text:p>
        </text:list-item>
        <text:list-item>
          <text:p text:style-name="P771"><text:span text:style-name="T2">дается определение </text:span><text:span text:style-name="T43">объекту</text:span><text:span text:style-name="T2"> (he is a good man).</text:span></text:p>
        </text:list-item>
      </text:list>
      <text:p text:style-name="P383"/>
      <text:p text:style-name="P582"><text:span text:style-name="T279">Если перед существительным </text:span><text:span text:style-name="T280">стоит</text:span><text:span text:style-name="T279"> </text:span><text:span text:style-name="T280">прилагательное</text:span><text:span text:style-name="T279">, то </text:span><text:span text:style-name="T78">a/</text:span><text:span text:style-name="T79">an</text:span><text:span text:style-name="T279"> ставится перед ним</text:span><text:span text:style-name="T280">.</text:span></text:p>
      <text:p text:style-name="P383"><text:span text:style-name="T621">A</text:span> big old house — <text:span text:style-name="T621">Б</text:span>ольшой старый дом.</text:p>
      <text:p text:style-name="P383"/>
      <text:p text:style-name="P228">При этом перед прилагательным без существительного <text:span text:style-name="T602">артикль</text:span> <text:span text:style-name="T2">a/</text:span><text:span text:style-name="T43">an</text:span> не ставится.</text:p>
      <text:p text:style-name="P383">This book is a good (неправильно). This book is good (правильно).</text:p>
      <text:p text:style-name="P383"/>
      <text:p text:style-name="P181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04">и</text:span> и неисчисляемым<text:span text:style-name="T604">и</text:span> сущесвтительным<text:span text:style-name="T604">и</text:span>.</text:p>
      <text:p text:style-name="P229"/>
      <text:p text:style-name="P583"><text:span text:style-name="T281">Если предмет или человек упоминаются в речи впервые, то обычно о </text:span><text:span text:style-name="T282">нем</text:span><text:span text:style-name="T281"> еще ничего не известно и поэтому сначала используется неопределенный артикль </text:span><text:span text:style-name="T80">a/an</text:span><text:span text:style-name="T281">. Но если </text:span><text:span text:style-name="T282">он</text:span><text:span text:style-name="T281"> упоминаются в речи повторно, то далее </text:span><text:span text:style-name="T282">используется</text:span><text:span text:style-name="T281"> определенный артикль </text:span><text:span text:style-name="T80">the</text:span><text:span text:style-name="T281">.</text:span></text:p>
      <text:p text:style-name="P229"/>
      <text:p text:style-name="P312"><text:span text:style-name="T406">I have got </text:span><text:span text:style-name="T381">a</text:span><text:span text:style-name="T406"> puppy. </text:span><text:span text:style-name="T381">The</text:span><text:span text:style-name="T406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07">R</text:span><text:span text:style-name="T406">ich people — </text:span><text:span text:style-name="T407">Б</text:span><text:span text:style-name="T406">огатые люди; </text:span><text:span text:style-name="T407">The</text:span><text:span text:style-name="T406">e rich — </text:span><text:span text:style-name="T407">Б</text:span><text:span text:style-name="T406">огачи.</text:span></text:p>
      <text:p text:style-name="P386"/>
      <text:p text:style-name="P185"><text:span text:style-name="T603">К</text:span>акой артикль выбрать?</text:p>
      <text:p text:style-name="P387"/>
      <text:p text:style-name="P584"><text:span text:style-name="T283">Можно п</text:span><text:span text:style-name="T282">редставить перед существит</text:span><text:span text:style-name="T283">ельным</text:span><text:span text:style-name="T282"> </text:span><text:span text:style-name="T283">слова:</text:span><text:span text:style-name="T282"> «один», «один такой», «один из».</text:span></text:p>
      <text:p text:style-name="P83"><text:span text:style-name="T388">Если логика предложения не нарушена, то скорее всего нужен </text:span><text:span text:style-name="T58">a/an</text:span><text:span text:style-name="T388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4"><text:span text:style-name="T388">Также можно представить перед существительным слова: </text:span><text:span text:style-name="T90">this, that, these, those</text:span><text:span text:style-name="T388"> или </text:span></text:p>
      <text:p text:style-name="P84"><text:span text:style-name="T388">«тот самый», «именно тот», «конкретное этот» и т. д. Если смысл предложения в целом не изменился, то можно ставить </text:span><text:span text:style-name="T58">the</text:span><text:span text:style-name="T388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06"><text:span text:style-name="T388">Очень часто артикли используются по особым правилам из-за того, что так сложилось исторически. </text:span><text:span text:style-name="T415">Так, н</text:span><text:span text:style-name="T388">апример </text:span><text:span text:style-name="T58">the</text:span><text:span text:style-name="T388"> всегда ставят: когда говорят о части помещения, когда человек куда-то направляется, когда объект </text:span><text:span text:style-name="T415">явяляется</text:span><text:span text:style-name="T388">, уникальный и т.д: </text:span></text:p>
      <text:p text:style-name="P394"/>
      <text:p text:style-name="P394">in the room, go to the bank, the Bible, the sky, on the left.</text:p>
      <text:p text:style-name="P516"><text:soft-page-break/><text:span text:style-name="T565">Прилагательное </text:span><text:span text:style-name="T569">(Adjective)</text:span></text:p>
      <text:p text:style-name="Standard"/>
      <text:p text:style-name="P587"><text:span text:style-name="T606">Часть речи, которая отвечает на вопрос «какой?». </text:span><text:span text:style-name="T607">Прилагательное </text:span><text:span text:style-name="T608">дает характеристику существительному</text:span><text:span text:style-name="T607"> и всегда стоит перед ним. Но может появляться и отдельно.</text:span></text:p>
      <text:p text:style-name="P587"/>
      <text:p text:style-name="P585">Прилагательные деляться на 2 группы: оценочные и фактовые. </text:p>
      <text:p text:style-name="P585"/>
      <text:p text:style-name="P586">Оценочные прилагательные выражают личное мнение человека о предмете: </text:p>
      <text:p text:style-name="P607"><text:span text:style-name="T54">a</text:span><text:span text:style-name="T44"> </text:span><text:span text:style-name="T55">funny cat (мнение с которым можно не соглашаться). </text:span></text:p>
      <text:p text:style-name="P586"/>
      <text:p text:style-name="P586">Фактовые прилагательные указывают на визуальную информацию либо на факты, </text:p>
      <text:p text:style-name="P586">которые известны об объекте: <text:span text:style-name="T44">a </text:span><text:span text:style-name="T2">gray cat (характеристика, которая не зависит от мнения).</text:span></text:p>
      <text:p text:style-name="P314"/>
      <text:p text:style-name="P85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5"/>
      <text:p text:style-name="P608"><text:span text:style-name="T56">a</text:span><text:span text:style-name="T57"> funny gray cat (правильно). </text:span><text:span text:style-name="T56">a</text:span><text:span text:style-name="T57"> gray funny cat (неправильно).</text:span></text:p>
      <text:p text:style-name="P315"/>
      <text:p text:style-name="P85">Если прилагательное стоит после глагола, то оно будет переводиться наречием.</text:p>
      <text:p text:style-name="P85"/>
      <text:p text:style-name="P315">You look <text:span text:style-name="T364">nice</text:span>! — Ты <text:span text:style-name="T364">прекрасно</text:span> выглядишь!</text:p>
      <text:p text:style-name="P315">I feel <text:span text:style-name="T364">bad</text:span> — Я <text:span text:style-name="T364">плохо</text:span> себя чувствую.</text:p>
      <text:p text:style-name="P315"/>
      <text:p text:style-name="P608"><text:span text:style-name="T351">Сравнительная и превосходная степень</text:span><text:span text:style-name="T352"> сравнения</text:span></text:p>
      <text:p text:style-name="P85"/>
      <text:p text:style-name="P590">Сравнительная степень используется когда, сравниваются 2 <text:span text:style-name="T622">прилагательных</text:span>. <text:span text:style-name="T622">Второе</text:span> может только подразумеваться. <text:span text:style-name="T608">О</text:span>бразуется с пом<text:span text:style-name="T608">ощью</text:span> окончания <text:span text:style-name="T2">-er</text:span> или слова <text:span text:style-name="T2">more </text:span><text:span text:style-name="T45">(более)</text:span>. </text:p>
      <text:p text:style-name="P87"/>
      <text:p text:style-name="P87">Суффикс <text:span text:style-name="T2">-er</text:span> ставится, когда слово маленькое, обычно из 1 слога:</text:p>
      <text:list xml:id="list3140169405" text:style-name="L39">
        <text:list-item>
          <text:p text:style-name="P719">small (маленький) → smaller (меньше);</text:p>
        </text:list-item>
        <text:list-item>
          <text:p text:style-name="P719">funny (смешной) → funnier (смешнее);</text:p>
        </text:list-item>
      </text:list>
      <text:p text:style-name="P316"/>
      <text:p text:style-name="P87">Слово <text:span text:style-name="T2">more</text:span> ставится, когда слово состоит из 2х и более слогов:</text:p>
      <text:list xml:id="list3014102459" text:style-name="L40">
        <text:list-item>
          <text:p text:style-name="P720">useful (полезный) → more useful (более полезный);</text:p>
        </text:list-item>
        <text:list-item>
          <text:p text:style-name="P720">interesting (интересный) → more interesting (более интересный);</text:p>
        </text:list-item>
      </text:list>
      <text:p text:style-name="P316"/>
      <text:p text:style-name="P86">Прилагательные, для которые сравнительная степень образуется и так, и эдак: </text:p>
      <text:p text:style-name="P316">quiet, clever, narrow, simple.</text:p>
      <text:p text:style-name="P86"/>
      <text:p text:style-name="P316">Be <text:span text:style-name="T364">quieter</text:span>, please / Be <text:span text:style-name="T364">more quiet</text:span>, please — Веди себя <text:span text:style-name="T364">тише</text:span>, пожалуйста.</text:p>
      <text:p text:style-name="P316"/>
      <text:p text:style-name="P86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588"><text:span text:style-name="T232">Иногда после </text:span><text:span text:style-name="T45">than</text:span><text:span text:style-name="T232"> идёт личное местоимение в объектном падеже</text:span><text:span text:style-name="T45"> (me, him, her…)</text:span></text:p>
      <text:p text:style-name="P588"><text:span text:style-name="T232">В этом случае оно будет переводится именительн</text:span><text:span text:style-name="T233">ым</text:span><text:span text:style-name="T232"> падеж</text:span><text:span text:style-name="T233">ом</text:span><text:span text:style-name="T232">.</text:span></text:p>
      <text:p text:style-name="P86"/>
      <text:p text:style-name="P316">I`m more attentive than <text:span text:style-name="T364">him</text:span> — Я внимательней, чем <text:span text:style-name="T364">он</text:span>.</text:p>
      <text:p text:style-name="P316"/>
      <text:p text:style-name="P88">В качестве альтернативы, местоимение может быть в именительном падеже, но с вместе </text:p>
      <text:p text:style-name="P88">с ним должен указываться вспомогательный или модальный глагол из первой части.</text:p>
      <text:p text:style-name="P88"/>
      <text:p text:style-name="P317"><text:soft-page-break/>I <text:span text:style-name="T388">am</text:span> more attentive than <text:span text:style-name="T364">he is</text:span> — Я внимательне, чем <text:span text:style-name="T364">он</text:span>.</text:p>
      <text:p text:style-name="P317">I <text:span text:style-name="T388">can</text:span> jump higher than <text:span text:style-name="T364">he can</text:span> — Я прыгаю выше, чем <text:span text:style-name="T364">он</text:span>.</text:p>
      <text:p text:style-name="P317"/>
      <text:p text:style-name="P609"><text:span text:style-name="T234">Превосходная степень используется, когда сравниваю три и более </text:span><text:span text:style-name="T249">прилагательных</text:span><text:span text:style-name="T234">. </text:span></text:p>
      <text:p text:style-name="P91">Общее кол-во может только подразумеваться. Она обозначает наивысшую степень качества. </text:p>
      <text:p text:style-name="P89"/>
      <text:p text:style-name="P92"><text:span text:style-name="T622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2">а вместо <text:span text:style-name="T2">more</text:span> используется <text:span text:style-name="T2">most </text:span><text:span text:style-name="T46">(самый)</text:span>. </text:p>
      <text:p text:style-name="P92"/>
      <text:list xml:id="list3529186094" text:style-name="L41">
        <text:list-item>
          <text:p text:style-name="P721">strong (сильный) → the strongest (сильнейший);</text:p>
        </text:list-item>
        <text:list-item>
          <text:p text:style-name="P721">reasonable (разумный)→ the most reasonable (самый разумный);</text:p>
        </text:list-item>
      </text:list>
      <text:p text:style-name="P93"/>
      <text:p text:style-name="P589"><text:span text:style-name="T234">Перед прилагательным </text:span><text:span text:style-name="T235">будет</text:span><text:span text:style-name="T234"> артикль </text:span><text:span text:style-name="T47">the</text:span><text:span text:style-name="T234">, а после прилагательно</text:span><text:span text:style-name="T235">го</text:span><text:span text:style-name="T234"> — предлог </text:span><text:span text:style-name="T47">in</text:span><text:span text:style-name="T234"> или </text:span><text:span text:style-name="T47">of</text:span><text:span text:style-name="T234">.</text:span></text:p>
      <text:p text:style-name="P90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5">Слова-исключения с особой сравнительной и превосходной степенью:</text:p>
      <text:list xml:id="list905480042" text:style-name="L42">
        <text:list-item>
          <text:p text:style-name="P722">good (хороший) → better (лучше) → the best (наилучший);</text:p>
        </text:list-item>
        <text:list-item>
          <text:p text:style-name="P722">bad (плохой) → worse (хуже) → the worst (наихудший);</text:p>
        </text:list-item>
        <text:list-item>
          <text:p text:style-name="P722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4"/>
      <text:p text:style-name="P96"><text:span text:style-name="T608">Часть речи, которая отвечает на вопрос</text:span><text:span text:style-name="T610">ы</text:span><text:span text:style-name="T608"> «как?», «</text:span><text:span text:style-name="T610">каким образом?</text:span><text:span text:style-name="T608">» </text:span></text:p>
      <text:p text:style-name="P96"/>
      <text:p text:style-name="P593"><text:span text:style-name="T237">Наречие </text:span><text:span text:style-name="T238">дает</text:span><text:span text:style-name="T237"> характеристику глаголу или прилагательному. Если оно относится к глаголу, то стоит после него (обычно в конце </text:span><text:span text:style-name="T239">предложен</text:span><text:span text:style-name="T238">ия</text:span><text:span text:style-name="T237">), а если к прилагательному — то перед ним.</text:span></text:p>
      <text:p text:style-name="P320"/>
      <text:p text:style-name="P320">I <text:span text:style-name="T364">kwon</text:span> him <text:span text:style-name="T364">well</text:span> — Я <text:span text:style-name="T364">хорошо</text:span> его <text:span text:style-name="T364">знаю</text:span>.</text:p>
      <text:p text:style-name="P320">He is <text:span text:style-name="T364">very</text:span> <text:span text:style-name="T364">serious</text:span> — Он <text:span text:style-name="T364">очень</text:span> <text:span text:style-name="T364">серьезный</text:span>.</text:p>
      <text:p text:style-name="P320"/>
      <text:p text:style-name="P182">Наречия, образованные от прилагательных</text:p>
      <text:p text:style-name="P97"/>
      <text:p text:style-name="P98">Они образуются с помощью окончания <text:span text:style-name="T2">-ly</text:span>:</text:p>
      <text:list xml:id="list2199807927" text:style-name="L43">
        <text:list-item>
          <text:p text:style-name="P723">quick (быстрый) → quickly (быстро);</text:p>
        </text:list-item>
        <text:list-item>
          <text:p text:style-name="P723">serious (серьезный) → seriously (серьезно);</text:p>
        </text:list-item>
      </text:list>
      <text:p text:style-name="P321"/>
      <text:p text:style-name="P98">Наречия, которые <text:span text:style-name="T611">пишутся</text:span> как прилагательные:</text:p>
      <text:list xml:id="list2571623251" text:style-name="L44">
        <text:list-item>
          <text:p text:style-name="P724">fast — быстрый/быстро;</text:p>
        </text:list-item>
        <text:list-item>
          <text:p text:style-name="P724">late — поздний/поздно;</text:p>
        </text:list-item>
        <text:list-item>
          <text:p text:style-name="P724">hard — тяжелый/тяжело;</text:p>
        </text:list-item>
      </text:list>
      <text:p text:style-name="P321"/>
      <text:p text:style-name="P183">Самобытные наречия</text:p>
      <text:p text:style-name="P99"/>
      <text:p text:style-name="P99">Они существуют с давних времен и имееют собственную форму.</text:p>
      <text:p text:style-name="P99"/>
      <text:p text:style-name="P100">Наречия, указывающие на степень чего-то:</text:p>
      <text:list xml:id="list3691923015" text:style-name="L45">
        <text:list-item>
          <text:p text:style-name="P725">enough — достаточно;</text:p>
        </text:list-item>
        <text:list-item>
          <text:p text:style-name="P725">a lot, much, many — много;</text:p>
        </text:list-item>
        <text:list-item>
          <text:p text:style-name="P725"><text:soft-page-break/>almost — почти;</text:p>
        </text:list-item>
        <text:list-item>
          <text:p text:style-name="P725">pretty, very — довольно (очень);</text:p>
        </text:list-item>
        <text:list-item>
          <text:p text:style-name="P725">too — слишком;</text:p>
        </text:list-item>
      </text:list>
      <text:p text:style-name="P322"/>
      <text:p text:style-name="P100">Наречия, помогающие акцентироваться на чем-то:</text:p>
      <text:list xml:id="list451226619" text:style-name="L46">
        <text:list-item>
          <text:p text:style-name="P726">just — всего лишь;</text:p>
        </text:list-item>
        <text:list-item>
          <text:p text:style-name="P726">only — только;</text:p>
        </text:list-item>
        <text:list-item>
          <text:p text:style-name="P726">simply — просто;</text:p>
        </text:list-item>
        <text:list-item>
          <text:p text:style-name="P726">especially — особенно;</text:p>
        </text:list-item>
      </text:list>
      <text:p text:style-name="P322"/>
      <text:p text:style-name="P100">Другие распространенные наречия:</text:p>
      <text:list xml:id="list2109068050" text:style-name="L47">
        <text:list-item>
          <text:p text:style-name="P727">quite — совсем;</text:p>
        </text:list-item>
        <text:list-item>
          <text:p text:style-name="P727">so — такой;</text:p>
        </text:list-item>
        <text:list-item>
          <text:p text:style-name="P727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1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1">а <text:span text:style-name="T2">many</text:span> — перед исчисляемыми: <text:span text:style-name="T2">much work, many books.</text:span></text:p>
      <text:p text:style-name="P101"/>
      <text:p text:style-name="P101">Связка <text:span text:style-name="T2">a lot of</text:span> (или <text:span text:style-name="T2">lots of</text:span>) может стоять как перед исчисляемыми, так и неисчисляемыми</text:p>
      <text:p text:style-name="P594"><text:span text:style-name="T238">существительными: </text:span><text:span text:style-name="T49">a lot of coffee, a lot of cars. </text:span><text:span text:style-name="T238">Англоговорящие не используют </text:span><text:span text:style-name="T49">much</text:span><text:span text:style-name="T238"> </text:span></text:p>
      <text:p text:style-name="P594"><text:span text:style-name="T238">в утвердительных предложениях и заменяют его на </text:span><text:span text:style-name="T49">a lof of</text:span><text:span text:style-name="T238">.</text:span></text:p>
      <text:p text:style-name="P101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4">Слова <text:span text:style-name="T2">little</text:span> и <text:span text:style-name="T2">few</text:span> переводятся как «мало». <text:span text:style-name="T612">Слово </text:span><text:span text:style-name="T49">l</text:span><text:span text:style-name="T2">ittle</text:span> — это антоним <text:span text:style-name="T2">much</text:span>,</text:p>
      <text:p text:style-name="P104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1"/>
      <text:p text:style-name="P101">Указывают на то, когда или с какой периодичностью происходит действие в предложении.</text:p>
      <text:p text:style-name="P101">Это те самые слова-маячки, которые помогают определять правильное время.</text:p>
      <text:p text:style-name="P101"/>
      <text:p text:style-name="P101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1"/>
      <text:p text:style-name="P324"><text:span text:style-name="T133">I</text:span> <text:span text:style-name="T172">don`t</text:span> <text:span text:style-name="T364">usually</text:span> <text:span text:style-name="T143">drive</text:span> to work — Обычно, я не еду (на машине) на работу.</text:p>
      <text:p text:style-name="P324"><text:span text:style-name="T133">You</text:span> <text:span text:style-name="T172">can</text:span> <text:span text:style-name="T364">always</text:span> <text:span text:style-name="T143">call</text:span> me — Ты всегда можешь позвонить мне.</text:p>
      <text:p text:style-name="P324"/>
      <text:p text:style-name="P102">Если наречие частотности в связке с другим словом, то вся связка должна быть в конце.</text:p>
      <text:p text:style-name="P325">I buy coffee on my way to work <text:span text:style-name="T364">very often</text:span> — Я <text:span text:style-name="T364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3"/>
      <text:p text:style-name="P107">В английском языке, предлоги заменяют падежи для существительных. При этом к одном<text:span text:style-name="T617">у</text:span> и тому же падежу могут вести разные предлоги или вообще никаких.</text:p>
      <text:p text:style-name="P106"/>
      <text:p text:style-name="P186"><text:soft-page-break/>Предлоги времени <text:span text:style-name="T2">at, on, in</text:span></text:p>
      <text:p text:style-name="P106"/>
      <text:p text:style-name="P106">Отвечают на вопрос «когда?». Каждый из них обозначает разный момент времени.</text:p>
      <text:p text:style-name="P106"/>
      <text:p text:style-name="P443"><text:span text:style-name="T243">Предлог </text:span><text:span text:style-name="T51">at</text:span><text:span text:style-name="T243"> указывает на точное время. Иногда </text:span><text:span text:style-name="T245">он</text:span><text:span text:style-name="T243"> </text:span><text:span text:style-name="T245">указывает на </text:span><text:span text:style-name="T243">периоды дня и праздники:</text:span></text:p>
      <text:p text:style-name="P444"><text:span text:style-name="T243">Если в названии праздника </text:span><text:span text:style-name="T245">есть</text:span><text:span text:style-name="T243"> слово </text:span><text:span text:style-name="T51">day</text:span><text:span text:style-name="T243">, то он пишется с предлогом </text:span><text:span text:style-name="T51">on</text:span><text:span text:style-name="T243">, а не </text:span><text:span text:style-name="T51">at</text:span><text:span text:style-name="T243">.</text:span></text:p>
      <text:p text:style-name="P109"/>
      <text:list xml:id="list3617957465" text:style-name="L48">
        <text:list-item>
          <text:p text:style-name="P728">at 5 o`clock — в 5 часов;</text:p>
        </text:list-item>
        <text:list-item>
          <text:p text:style-name="P728">at night — ночью;</text:p>
        </text:list-item>
        <text:list-item>
          <text:p text:style-name="P728">at sunset — на рассвете;</text:p>
        </text:list-item>
        <text:list-item>
          <text:p text:style-name="P728">at the weekend — в выходные;</text:p>
        </text:list-item>
        <text:list-item>
          <text:p text:style-name="P728">at the moment — в данный момент;</text:p>
        </text:list-item>
        <text:list-item>
          <text:p text:style-name="P728">at the end (of) — в конце;</text:p>
        </text:list-item>
        <text:list-item>
          <text:p text:style-name="P728">at Christmas — на Рождество;</text:p>
        </text:list-item>
        <text:list-item>
          <text:p text:style-name="P728">at Easter — на Пасху;</text:p>
        </text:list-item>
      </text:list>
      <text:p text:style-name="P328"/>
      <text:p text:style-name="P109">Предлог <text:span text:style-name="T2">on</text:span> указывает на конкретный день. Обычно это дни недели или даты.</text:p>
      <text:p text:style-name="P110">В английском языке дни недели, месяцы, и названия праздников пишутся с большой буквы.</text:p>
      <text:p text:style-name="P329"/>
      <text:list xml:id="list269705747" text:style-name="L49">
        <text:list-item>
          <text:p text:style-name="P729">on Sunday — в воскресенье / по воскресеньям;</text:p>
        </text:list-item>
        <text:list-item>
          <text:p text:style-name="P729">on the 8th of March — 8го марта;</text:p>
        </text:list-item>
        <text:list-item>
          <text:p text:style-name="P729">on April, 10 — 10го апреля;</text:p>
        </text:list-item>
        <text:list-item>
          <text:p text:style-name="P729">on my birthday — на мой день рождения;</text:p>
        </text:list-item>
        <text:list-item>
          <text:p text:style-name="P729">on Christmas day — в день Рождества;</text:p>
        </text:list-item>
      </text:list>
      <text:p text:style-name="P328"/>
      <text:p text:style-name="P108">Предлог <text:span text:style-name="T2">in</text:span> указывает на большие периоды: месяцы, сезоны, годы:</text:p>
      <text:list xml:id="list771586470" text:style-name="L50">
        <text:list-item>
          <text:p text:style-name="P773">in January — в январе;</text:p>
        </text:list-item>
        <text:list-item>
          <text:p text:style-name="P730">in winter — зимой;</text:p>
        </text:list-item>
        <text:list-item>
          <text:p text:style-name="P730">in the evening — вечером;</text:p>
        </text:list-item>
        <text:list-item>
          <text:p text:style-name="P730">in 2065 — в 2065 году;</text:p>
        </text:list-item>
        <text:list-item>
          <text:p text:style-name="P730">in the 1970s — в 1970х годах;</text:p>
        </text:list-item>
        <text:list-item>
          <text:p text:style-name="P730">in the past — в прошлом;</text:p>
        </text:list-item>
      </text:list>
      <text:p text:style-name="P109"/>
      <text:p text:style-name="P108">Предлог <text:span text:style-name="T2">in</text:span> в связке с временем означает «через»:</text:p>
      <text:list xml:id="list2329941367" text:style-name="L51">
        <text:list-item>
          <text:p text:style-name="P731">in 5 minutes — через 5 минут;</text:p>
        </text:list-item>
        <text:list-item>
          <text:p text:style-name="P731">in two weeks — через две недели;</text:p>
        </text:list-item>
        <text:list-item>
          <text:p text:style-name="P731">in no time — мигом (через мгновение);</text:p>
        </text:list-item>
      </text:list>
      <text:p text:style-name="P327"/>
      <text:p text:style-name="P106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00"><text:span text:style-name="T247">П</text:span><text:span text:style-name="T246">редлоги </text:span><text:span text:style-name="T247">времени</text:span><text:span text:style-name="T246"> имееют множество нелогичных исключений. Так, например, </text:span><text:span text:style-name="T52">in</text:span><text:span text:style-name="T246"> и </text:span><text:span text:style-name="T52">at</text:span><text:span text:style-name="T246"> принятно говорить с некоторыми пер</text:span><text:span text:style-name="T247">и</text:span><text:span text:style-name="T246">одами дня. Это нужно просто заучить.</text:span></text:p>
      <text:p text:style-name="P118"/>
      <text:p text:style-name="P514"><text:span text:style-name="T246">Предлоги времени</text:span><text:span text:style-name="T52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01"><text:span text:style-name="T180">Предлог </text:span><text:span text:style-name="T2">since</text:span><text:span text:style-name="T180"> означает «с». Он указывает на начало периода:</text:span></text:p>
      <text:list xml:id="list1663106660" text:style-name="L52">
        <text:list-item>
          <text:p text:style-name="P754">since Wednesday — со среды;</text:p>
        </text:list-item>
        <text:list-item>
          <text:p text:style-name="P754">since 1984 — с 1984 года;</text:p>
        </text:list-item>
        <text:list-item>
          <text:p text:style-name="P754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740763599" text:style-name="L53">
        <text:list-item>
          <text:p text:style-name="P755">for 10 hours — (уже) 10 часов / в течении 10 часов;</text:p>
        </text:list-item>
        <text:list-item>
          <text:p text:style-name="P755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84">П</text:span><text:span text:style-name="T285">редлог </text:span><text:span text:style-name="T82">from ... to</text:span><text:span text:style-name="T285"> означает «с ... до». Он указыват </text:span><text:span text:style-name="T284">на</text:span><text:span text:style-name="T285"> границы периода:</text:span></text:p>
      <text:list xml:id="list4115569674" text:style-name="L54">
        <text:list-item>
          <text:p text:style-name="P756">from 9 to 5 — с девяти до пяти (часов);</text:p>
        </text:list-item>
        <text:list-item>
          <text:p text:style-name="P756">from January to March — с января по март;</text:p>
        </text:list-item>
      </text:list>
      <text:p text:style-name="P390"/>
      <text:p text:style-name="P56"><text:span text:style-name="T408">Предлог </text:span><text:span text:style-name="T82">until (till)</text:span><text:span text:style-name="T408"> означает «до того, как». Он </text:span><text:span text:style-name="T409">указывает на</text:span><text:span text:style-name="T408"> конец периода:</text:span></text:p>
      <text:list xml:id="list3711643083" text:style-name="L55">
        <text:list-item>
          <text:p text:style-name="P757">until Wednesday — до среды;</text:p>
        </text:list-item>
        <text:list-item>
          <text:p text:style-name="P757">until I come — до того, как я вернусь;</text:p>
        </text:list-item>
      </text:list>
      <text:p text:style-name="P390"/>
      <text:p text:style-name="P187"><text:span text:style-name="T618">Предлоги места </text:span><text:span text:style-name="T52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86">Предлог </text:span><text:span text:style-name="T83">at</text:span><text:span text:style-name="T286"> обозначает конкретное место/точку, где находится предмет:</text:span></text:p>
      <text:list xml:id="list2602452025" text:style-name="L56">
        <text:list-item>
          <text:p text:style-name="P758">at the bus stop — на автобусной остановке;</text:p>
        </text:list-item>
        <text:list-item>
          <text:p text:style-name="P758">at the top/bottom - наверху/внизу;</text:p>
        </text:list-item>
        <text:list-item>
          <text:p text:style-name="P758">at school — в школе.</text:p>
        </text:list-item>
      </text:list>
      <text:p text:style-name="P240"/>
      <text:p text:style-name="P433"><text:span text:style-name="T286">Предлог </text:span><text:span text:style-name="T83">on</text:span><text:span text:style-name="T286"> обозначает поверхность, </text:span><text:span text:style-name="T349">на</text:span><text:span text:style-name="T286"> которой располагается объект:</text:span></text:p>
      <text:list xml:id="list1110671732" text:style-name="L57">
        <text:list-item>
          <text:p text:style-name="P759">on the table — на столе;</text:p>
        </text:list-item>
        <text:list-item>
          <text:p text:style-name="P759">on the floor — на полу;</text:p>
        </text:list-item>
        <text:list-item>
          <text:p text:style-name="P759">on the head — на голове;</text:p>
        </text:list-item>
      </text:list>
      <text:p text:style-name="P395"/>
      <text:p text:style-name="P434"><text:span text:style-name="T83">П</text:span><text:span text:style-name="T84">редлог in обозначает положение </text:span><text:span text:style-name="T126">в</text:span><text:span text:style-name="T84"> опред. месте, ограниченном рамками или барьером.</text:span></text:p>
      <text:list xml:id="list3971184959" text:style-name="L58">
        <text:list-item>
          <text:p text:style-name="P760">in the house — в доме;</text:p>
        </text:list-item>
        <text:list-item>
          <text:p text:style-name="P760">in a box — в коробке;</text:p>
        </text:list-item>
      </text:list>
      <text:p text:style-name="P241"/>
      <text:p text:style-name="P123"><text:span text:style-name="T410">Эти предлоги также имеют исключения. </text:span><text:span text:style-name="T416">Например </text:span><text:span text:style-name="T89">i</text:span><text:span text:style-name="T84">n</text:span><text:span text:style-name="T410"> часто переводится как «на», </text:span></text:p>
      <text:p text:style-name="P123"><text:span text:style-name="T410">а </text:span><text:span text:style-name="T84">on</text:span><text:span text:style-name="T410"> — как «в». Особенно, когда они используются с транспортом:</text:span></text:p>
      <text:p text:style-name="P243"/>
      <text:list xml:id="list681755939" text:style-name="L59">
        <text:list-item>
          <text:p text:style-name="P761">in a car — на машине;</text:p>
        </text:list-item>
        <text:list-item>
          <text:p text:style-name="P762">in the street — на улице;</text:p>
        </text:list-item>
        <text:list-item>
          <text:p text:style-name="P761">on a bus — в автобусе;</text:p>
        </text:list-item>
        <text:list-item>
          <text:p text:style-name="P762">on the list — в списке;</text:p>
        </text:list-item>
        <text:list-item>
          <text:p text:style-name="P762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1426978313" text:style-name="L60">
        <text:list-item>
          <text:p text:style-name="P763">above — над;</text:p>
        </text:list-item>
        <text:list-item>
          <text:p text:style-name="P763">under — под;</text:p>
        </text:list-item>
        <text:list-item>
          <text:p text:style-name="P763">in front of — перед;</text:p>
        </text:list-item>
        <text:list-item>
          <text:p text:style-name="P763">behind — позади;</text:p>
        </text:list-item>
        <text:list-item>
          <text:p text:style-name="P763">between/with — между/c;</text:p>
        </text:list-item>
        <text:list-item>
          <text:p text:style-name="P732"><text:span text:style-name="T410">next to — рядом с</text:span><text:span text:style-name="T411">;</text:span></text:p>
        </text:list-item>
      </text:list>
      <text:p text:style-name="P398"/>
      <text:p text:style-name="P330"><text:soft-page-break/><text:span text:style-name="T411">The cat is </text:span><text:span text:style-name="T383">under</text:span><text:span text:style-name="T411"> the ball — Кот </text:span><text:span text:style-name="T383">под</text:span><text:span text:style-name="T411"> клубком.</text:span></text:p>
      <text:p text:style-name="P330"><text:span text:style-name="T411">The cat is </text:span><text:span text:style-name="T383">in front of</text:span><text:span text:style-name="T411"> the ball — Кот </text:span><text:span text:style-name="T383">перед</text:span><text:span text:style-name="T411"> клубком.</text:span></text:p>
      <text:p text:style-name="P396"/>
      <text:p text:style-name="P188"><text:span text:style-name="T619">Предллог направления </text:span><text:span text:style-name="T53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2"><text:span text:style-name="T410">Используется после глаголов движения: </text:span><text:span text:style-name="T84">go, walk, drive, come, travel, return, send, get.</text:span></text:p>
      <text:p text:style-name="P241"/>
      <text:p text:style-name="P330"><text:span text:style-name="T410">I want to </text:span><text:span text:style-name="T384">go to</text:span><text:span text:style-name="T410"> New York — Я хочу </text:span><text:span text:style-name="T384">поехать в</text:span><text:span text:style-name="T410"> Нью Йорк.</text:span></text:p>
      <text:p text:style-name="P330"><text:span text:style-name="T410">Did they </text:span><text:span text:style-name="T384">get to</text:span><text:span text:style-name="T410"> London? — Они </text:span><text:span text:style-name="T384">добрались до</text:span><text:span text:style-name="T410"> Лондона?</text:span></text:p>
      <text:p text:style-name="P396"/>
      <text:p text:style-name="P112"><text:span text:style-name="T410">Если в качестве направления используется слово </text:span><text:span text:style-name="T84">home</text:span><text:span text:style-name="T410">, то перед ним </text:span><text:span text:style-name="T84">to</text:span><text:span text:style-name="T410"> не нужен.</text:span></text:p>
      <text:p text:style-name="P397">Go home (правильно). Go to home (неправильно). </text:p>
      <text:p text:style-name="P396"/>
      <text:p text:style-name="P112"><text:span text:style-name="T410">Если нужно </text:span><text:span text:style-name="T412">сказать </text:span><text:span text:style-name="T410">что </text:span><text:span text:style-name="T412">человек бывал </text:span><text:span text:style-name="T410">в каком-то месте, например в стране или городе,</text:span></text:p>
      <text:p text:style-name="P112"><text:span text:style-name="T410">то нужно использовать </text:span><text:span text:style-name="T84">Present Perfect</text:span><text:span text:style-name="T410"> с </text:span><text:span text:style-name="T412">предлогом </text:span><text:span text:style-name="T84">to</text:span><text:span text:style-name="T410">.</text:span></text:p>
      <text:p text:style-name="P241"/>
      <text:p text:style-name="P396">The have been to Italy — Они бывали в Италии.</text:p>
      <text:p text:style-name="P396"/>
      <text:p text:style-name="P188"><text:span text:style-name="T619">Предлог </text:span><text:span text:style-name="T53">by</text:span></text:p>
      <text:p text:style-name="P410"/>
      <text:p text:style-name="P441"><text:span text:style-name="T289">Может п</text:span><text:span text:style-name="T287">ереводит</text:span><text:span text:style-name="T289">ь</text:span><text:span text:style-name="T287">ся по разному. </text:span><text:span text:style-name="T288">Помогает сказать, </text:span><text:span text:style-name="T350">как</text:span><text:span text:style-name="T288"> что-то делается или случается.</text:span></text:p>
      <text:p text:style-name="P442"><text:span text:style-name="T289">Иногда в</text:span><text:span text:style-name="T288">стречается в пассивном залоге, когда </text:span><text:span text:style-name="T289">указывают</text:span><text:span text:style-name="T288"> автора действия.</text:span></text:p>
      <text:p text:style-name="P244"/>
      <text:list xml:id="list3059110921" text:style-name="L61">
        <text:list-item>
          <text:p text:style-name="P764">happen by mistake — случиться по ошибке.</text:p>
        </text:list-item>
        <text:list-item>
          <text:p text:style-name="P765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388">There is a car parked by the store — </text:span><text:span text:style-name="T414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4022068238" text:style-name="L62">
        <text:list-item>
          <text:p text:style-name="P766">a need for — нужда в;</text:p>
        </text:list-item>
        <text:list-item>
          <text:p text:style-name="P766">a reason for — причина для (чего-либо);</text:p>
        </text:list-item>
        <text:list-item>
          <text:p text:style-name="P766">an advantage of — преимущество (чего-либо);</text:p>
        </text:list-item>
        <text:list-item>
          <text:p text:style-name="P766">a cause of — причина (чего-либо);</text:p>
          <text:p text:style-name="P766"/>
        </text:list-item>
        <text:list-item>
          <text:p text:style-name="P766">a solution to — решение какой-то проблемы;</text:p>
        </text:list-item>
        <text:list-item>
          <text:p text:style-name="P766">a key to — ключ к/от (чего-либо);</text:p>
        </text:list-item>
        <text:list-item>
          <text:p text:style-name="P766">an answer to — ответ на;</text:p>
        </text:list-item>
        <text:list-item>
          <text:p text:style-name="P766">an attitude to — отношение к;</text:p>
          <text:p text:style-name="P766"/>
        </text:list-item>
        <text:list-item>
          <text:p text:style-name="P766">a contact with/between — контакт с/между;</text:p>
        </text:list-item>
        <text:list-item>
          <text:p text:style-name="P766">a connection with/between — связь с/между;</text:p>
        </text:list-item>
        <text:list-item>
          <text:p text:style-name="P766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3149162850" text:style-name="L63">
        <text:list-item>
          <text:p text:style-name="P774"><text:span text:style-name="T85">happy about — </text:span><text:span text:style-name="T86">счастливый</text:span><text:span text:style-name="T85"> из-за;</text:span></text:p>
        </text:list-item>
        <text:list-item>
          <text:p text:style-name="P775"><text:span text:style-name="T85">upset about — </text:span><text:span text:style-name="T86">растроенный</text:span><text:span text:style-name="T85"> из-за;</text:span></text:p>
        </text:list-item>
        <text:list-item>
          <text:p text:style-name="P767">angry about — злиться из-за;</text:p>
        </text:list-item>
        <text:list-item>
          <text:p text:style-name="P776"><text:span text:style-name="T86">worried</text:span><text:span text:style-name="T85"> about — </text:span><text:span text:style-name="T86">волноваться</text:span><text:span text:style-name="T85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3"><text:span text:style-name="T413">Слово</text:span><text:span text:style-name="T86"> sorry</text:span><text:span text:style-name="T413"> в связке с </text:span><text:span text:style-name="T86">about</text:span><text:span text:style-name="T413"> и </text:span><text:span text:style-name="T86">for</text:span><text:span text:style-name="T413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02">Если после прилагательного идет предлог <text:span text:style-name="T2">of</text:span>, то он будет соответствовать </text:p>
      <text:p text:style-name="P602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20">может </text:span>переводит<text:span text:style-name="T620">ь</text:span>ся глаголом:</text:p>
      <text:p text:style-name="P239"/>
      <text:list xml:id="list3125864622" text:style-name="L64">
        <text:list-item>
          <text:p text:style-name="P768">afraid of — бояться;</text:p>
        </text:list-item>
        <text:list-item>
          <text:p text:style-name="P768">proud of — гордиться;</text:p>
        </text:list-item>
        <text:list-item>
          <text:p text:style-name="P768">full of — полон;</text:p>
        </text:list-item>
        <text:list-item>
          <text:p text:style-name="P768">short of — не хватает;</text:p>
        </text:list-item>
        <text:list-item>
          <text:p text:style-name="P768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1"><text:span text:style-name="T620">С</text:span>вязки глаголов и предлогов</text:p>
      <text:p text:style-name="P238"/>
      <text:p text:style-name="P445"><text:span text:style-name="T290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7">search</text:span><text:span text:style-name="T290"> чаще используется </text:span><text:span text:style-name="T87">look for</text:span><text:span text:style-name="T290">.</text:span></text:p>
      <text:p text:style-name="P489"/>
      <text:list xml:id="list2890253103" text:style-name="L65">
        <text:list-item>
          <text:p text:style-name="P777">look at — стмотреть на;</text:p>
        </text:list-item>
        <text:list-item>
          <text:p text:style-name="P777">look for — искать;</text:p>
        </text:list-item>
        <text:list-item>
          <text:p text:style-name="P777">listen to — слушать;</text:p>
        </text:list-item>
        <text:list-item>
          <text:p text:style-name="P777">wait for — ждать;</text:p>
        </text:list-item>
        <text:list-item>
          <text:p text:style-name="P777">stay at — останавливаться (например, в отеле);</text:p>
        </text:list-item>
        <text:list-item>
          <text:p text:style-name="P778"><text:soft-page-break/>what ... like — на что похож (здесь like — это предлог);</text:p>
        </text:list-item>
        <text:list-item>
          <text:p text:style-name="P778">belong to — принадлежать к;</text:p>
        </text:list-item>
        <text:list-item>
          <text:p text:style-name="P778">happen to — случилось с;</text:p>
        </text:list-item>
        <text:list-item>
          <text:p text:style-name="P778">speak to / talk to — говорить с (кем-то);</text:p>
        </text:list-item>
        <text:list-item>
          <text:p text:style-name="P778">ask for — просить (чего-то);</text:p>
        </text:list-item>
        <text:list-item>
          <text:p text:style-name="P778">thank for — благодарить за;</text:p>
        </text:list-item>
        <text:list-item>
          <text:p text:style-name="P778">depend on — зависить от;</text:p>
        </text:list-item>
        <text:list-item>
          <text:p text:style-name="P778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87">Предлоги, передающие особый контекст для глаголов движения и перемещения:</text:p>
      <text:list xml:id="list2481700772" text:style-name="L66">
        <text:list-item>
          <text:p text:style-name="P779">in — переместить(ся) в закрытое пространство (go on — войти);</text:p>
        </text:list-item>
        <text:list-item>
          <text:p text:style-name="P779">out — покинуть закрытое пространство (go out — выйти);</text:p>
        </text:list-item>
        <text:list-item>
          <text:p text:style-name="P779">on — переместить(ся) на поверхность (go on — продложать (движение));</text:p>
        </text:list-item>
        <text:list-item>
          <text:p text:style-name="P779">off — убрать с поверхности (go off — уходить, сходить);</text:p>
        </text:list-item>
        <text:list-item>
          <text:p text:style-name="P779">up — переместить(ся) выше уровнем (go up — подняться);</text:p>
        </text:list-item>
        <text:list-item>
          <text:p text:style-name="P779">down — переместить(ся) ниже уровнем (go down — опускаться);</text:p>
        </text:list-item>
        <text:list-item>
          <text:p text:style-name="P779">away — убрать(ся) прочь (go away — уходить, разойтись);</text:p>
        </text:list-item>
        <text:list-item>
          <text:p text:style-name="P779">back — вернуть(ся) (go back — возвращаться);</text:p>
        </text:list-item>
      </text:list>
      <text:p text:style-name="P486"/>
      <text:p text:style-name="P114"><text:span text:style-name="T482">Если фразовый глагол имеет дополнение, то </text:span><text:span text:style-name="T483">оно </text:span><text:span text:style-name="T482">может стоять как в середине связки, </text:span></text:p>
      <text:p text:style-name="P114"><text:span text:style-name="T482">так и после </text:span><text:span text:style-name="T483">неё</text:span><text:span text:style-name="T482">. А если дополнение</text:span><text:span text:style-name="T483">м</text:span><text:span text:style-name="T482"> </text:span><text:span text:style-name="T483">является </text:span><text:span text:style-name="T482">местоимени</text:span><text:span text:style-name="T483">е</text:span><text:span text:style-name="T482">, то оно всегда будет </text:span><text:span text:style-name="T483">в середине</text:span><text:span text:style-name="T482">.</text:span></text:p>
      <text:p text:style-name="P488"/>
      <text:p text:style-name="P332"><text:span text:style-name="T482">I </text:span><text:span text:style-name="T423">turned</text:span><text:span text:style-name="T482"> </text:span><text:span text:style-name="T164">the light</text:span><text:span text:style-name="T482"> </text:span><text:span text:style-name="T423">off</text:span><text:span text:style-name="T482"> / I </text:span><text:span text:style-name="T423">turned off </text:span><text:span text:style-name="T164">the light </text:span><text:span text:style-name="T482">— Я выключил свет.</text:span></text:p>
      <text:p text:style-name="P332"><text:span text:style-name="T482">I </text:span><text:span text:style-name="T423">turned</text:span><text:span text:style-name="T482"> </text:span><text:span text:style-name="T164">it</text:span><text:span text:style-name="T482"> </text:span><text:span text:style-name="T423">off</text:span><text:span text:style-name="T482"> — Я выключил это.</text:span></text:p>
      <text:p text:style-name="P477"/>
      <text:p text:style-name="P477"/>
      <text:p text:style-name="P603"><text:span text:style-name="T491">С</text:span><text:span text:style-name="T490">ложн</text:span><text:span text:style-name="T492">ое </text:span><text:span text:style-name="T490">предложени</text:span><text:span text:style-name="T492">е</text:span></text:p>
      <text:p text:style-name="P488"/>
      <text:p text:style-name="P610"><text:span text:style-name="T452">С</text:span><text:span text:style-name="T455">одерж</text:span><text:span text:style-name="T457">и</text:span><text:span text:style-name="T455">т 2 (и более) подлежащих, и 2 (и более) сказуемых. </text:span><text:span text:style-name="T456">Всегда </text:span><text:span text:style-name="T457">имеют </text:span><text:span text:style-name="T456">главную часть </text:span></text:p>
      <text:p text:style-name="P490">и зависимые части, которые называются предаточными предложениями (clause).</text:p>
      <text:p text:style-name="P491"/>
      <text:p text:style-name="P333"><text:span text:style-name="T141">I</text:span><text:span text:style-name="T484"> </text:span><text:span text:style-name="T155">woke</text:span><text:span text:style-name="T484"> up at 7 o`clock — Я проснулся в 7 часов (простое предложение).</text:span></text:p>
      <text:p text:style-name="P334"><text:span text:style-name="T141">I</text:span><text:span text:style-name="T484"> </text:span><text:span text:style-name="T155">woke</text:span><text:span text:style-name="T484"> up at 7 o`clock, but </text:span><text:span text:style-name="T141">everybody</text:span><text:span text:style-name="T484"> </text:span><text:span text:style-name="T155">was</text:span><text:span text:style-name="T484"> still asleep — Я проснулся в 7, но все еще спали.</text:span></text:p>
      <text:p text:style-name="P479"/>
      <text:p text:style-name="P789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790"/>
      <text:p text:style-name="P791">Самые популярные союзы:</text:p>
      <text:list xml:id="list827623931" text:style-name="L67">
        <text:list-item>
          <text:p text:style-name="P780">and — и, а;</text:p>
        </text:list-item>
        <text:list-item>
          <text:p text:style-name="P780">or — или;</text:p>
        </text:list-item>
        <text:list-item>
          <text:p text:style-name="P780">but — но;</text:p>
        </text:list-item>
        <text:list-item>
          <text:p text:style-name="P780">so — поэтому;</text:p>
        </text:list-item>
        <text:list-item>
          <text:p text:style-name="P780">because — потому что;</text:p>
        </text:list-item>
      </text:list>
      <text:p text:style-name="P781"/>
      <text:p text:style-name="P781">I met Jill, and we went for a wolk — Я встретила Джил и мы пошли гулять.</text:p>
      <text:p text:style-name="P781">I was very tired, so I went to sleep early — Я очень устал, поэтому я пошел спать раньше.</text:p>
      <text:p text:style-name="P781"/>
      <text:p text:style-name="P162"><text:span text:style-name="T481">Перед </text:span><text:span text:style-name="T434">because</text:span><text:span text:style-name="T481"> запятая не ставится даже в сложном предложении.</text:span></text:p>
      <text:p text:style-name="P616"><text:soft-page-break/><text:span text:style-name="T466">В вопросах, з</text:span><text:span text:style-name="T468">ависим</text:span><text:span text:style-name="T467">ая</text:span><text:span text:style-name="T468"> част</text:span><text:span text:style-name="T467">ь</text:span><text:span text:style-name="T468"> сохраня</text:span><text:span text:style-name="T467">е</text:span><text:span text:style-name="T468">т утвердительный порядок слов и отделя</text:span><text:span text:style-name="T467">е</text:span><text:span text:style-name="T468">тся вопросительным словом, котор</text:span><text:span text:style-name="T467">ое</text:span><text:span text:style-name="T468"> в этом случае явля</text:span><text:span text:style-name="T467">ю</text:span><text:span text:style-name="T468">тся союзом. Если вопрос общий, </text:span></text:p>
      <text:p text:style-name="P611"><text:span text:style-name="T444">то союзом будет слово </text:span><text:span text:style-name="T434">if/whether</text:span><text:span text:style-name="T444">. </text:span><text:span text:style-name="T459">Оно переводится частицей «ли».</text:span></text:p>
      <text:p text:style-name="P792"/>
      <text:p text:style-name="P335"><text:span text:style-name="T481">Do you know </text:span><text:span text:style-name="T421">why</text:span><text:span text:style-name="T481"> she is crying? </text:span><text:span text:style-name="T485">—</text:span><text:span text:style-name="T481"> </text:span><text:span text:style-name="T485">Ты знаешь </text:span><text:span text:style-name="T424">почему</text:span><text:span text:style-name="T485"> она плачит?</text:span></text:p>
      <text:p text:style-name="P411"><text:span text:style-name="T486">Can you tell </text:span><text:span text:style-name="T493">if</text:span><text:span text:style-name="T486"> this house belongs to Jerry? — Скажите, этот </text:span><text:span text:style-name="T493">ли</text:span><text:span text:style-name="T486"> дом принадлежит Джерри?</text:span></text:p>
      <text:p text:style-name="P801"/>
      <text:p text:style-name="P196"><text:span text:style-name="T493">П</text:span><text:span text:style-name="T420">ридаточные предложения</text:span></text:p>
      <text:p text:style-name="P793"/>
      <text:p text:style-name="P794">Дополняют по смыслу главную часть и обычно относятся к какому-то существительному </text:p>
      <text:p text:style-name="P794">или прилагательному. Могут стоять и в середине, и в конце предложения.</text:p>
      <text:p text:style-name="P794"/>
      <text:p text:style-name="P338"><text:span text:style-name="T481">The </text:span><text:span text:style-name="T140">woman</text:span><text:span text:style-name="T481"> </text:span><text:span text:style-name="T421">who lives next door</text:span><text:span text:style-name="T481"> </text:span><text:span text:style-name="T154">is</text:span><text:span text:style-name="T481"> a doctor — Женщина, которая живет по соседству,</text:span></text:p>
      <text:p text:style-name="P782">работает доктором (выделенная часть относится к «женщине»).</text:p>
      <text:p text:style-name="P794"/>
      <text:p text:style-name="P795">Союзы, с которых начинается придаточное предложение:</text:p>
      <text:list xml:id="list2938201708" text:style-name="L68">
        <text:list-item>
          <text:p text:style-name="P783">who — который (о людях);</text:p>
        </text:list-item>
        <text:list-item>
          <text:p text:style-name="P783">which — который (о предметах и животных);</text:p>
        </text:list-item>
        <text:list-item>
          <text:p text:style-name="P783">that — который (о людях, предметах и животных);</text:p>
        </text:list-item>
        <text:list-item>
          <text:p text:style-name="P783">where — где;</text:p>
        </text:list-item>
        <text:list-item>
          <text:p text:style-name="P783">whose — чей.</text:p>
        </text:list-item>
      </text:list>
      <text:p text:style-name="P782"/>
      <text:p text:style-name="P794">Союзы ставить не обязательно. Всё предложение может быть без союзов и запятых.</text:p>
      <text:p text:style-name="P794">Но если союз заменяет подлежащее, то он обязан стоять.</text:p>
      <text:p text:style-name="P794"/>
      <text:p text:style-name="P338"><text:span text:style-name="T481">The</text:span><text:span text:style-name="T140"> movie</text:span><text:span text:style-name="T481"> </text:span><text:span text:style-name="T421">we saw last weak</text:span><text:span text:style-name="T481"> </text:span><text:span text:style-name="T154">was</text:span><text:span text:style-name="T481"> rather good — Филь, который мы смотрели на прошлой</text:span></text:p>
      <text:p text:style-name="P782">неделе, оказался довольно хорошим (при переводе союзы и запятые будут).</text:p>
      <text:p text:style-name="P794"/>
      <text:p text:style-name="P338"><text:span text:style-name="T458">I work in an office </text:span><text:span text:style-name="T142">which</text:span><text:span text:style-name="T458"> </text:span><text:span text:style-name="T156">is</text:span><text:span text:style-name="T458"> in Park street — Я работаю в офисе, который на Парк стрит.</text:span></text:p>
      <text:p text:style-name="P785"/>
      <text:p text:style-name="P802">Косвенная речь</text:p>
      <text:p text:style-name="P796"/>
      <text:p text:style-name="P796">Это пересказ речи другого человека. В главной части указывается автор. </text:p>
      <text:p text:style-name="P796">В зависимой части меняется время, на прошлое.</text:p>
      <text:p text:style-name="P796"/>
      <text:p text:style-name="P786">I want to eat — Я хочу есть. (прямая речь)</text:p>
      <text:p text:style-name="P786">He said that he wanted to eat — Он сказал, что он хочет есть. (ковенная речь)</text:p>
      <text:p text:style-name="P798"/>
      <text:p text:style-name="P119"><text:span text:style-name="T481">Союз </text:span><text:span text:style-name="T434">that</text:span><text:span text:style-name="T481"> означает «что». Он часто выпадает при переводе.</text:span></text:p>
      <text:p text:style-name="P798"/>
      <text:p text:style-name="P612"><text:span text:style-name="T460">Если слова автора были в </text:span><text:span text:style-name="T438">Future</text:span><text:span text:style-name="T460">, то при пересказе они стану в </text:span><text:span text:style-name="T438">Future In The Past</text:span><text:span text:style-name="T460"> </text:span></text:p>
      <text:p text:style-name="P612"><text:span text:style-name="T460">(это когда </text:span><text:span text:style-name="T438">will</text:span><text:span text:style-name="T460"> меняется на </text:span><text:span text:style-name="T438">would</text:span><text:span text:style-name="T460">; перевод не обязательно будет в прошлом, </text:span></text:p>
      <text:p text:style-name="P796">прошлое указывается грамматически). </text:p>
      <text:p text:style-name="P796"/>
      <text:p text:style-name="P786">When will Joe come to the meeting? — Когда Джо придет на собрание?</text:p>
      <text:p text:style-name="P786">I asked when Joe would come to the meeting? — Я спросил, когда Джо придет на собрание?</text:p>
      <text:p text:style-name="P786"/>
      <text:p text:style-name="P120"><text:span text:style-name="T486">Если пересказывается просьба или приказ, то </text:span><text:span text:style-name="T487">в утверждениях </text:span><text:span text:style-name="T486">перед зависимой</text:span></text:p>
      <text:p text:style-name="P612"><text:span text:style-name="T460">частью ставится слово </text:span><text:span text:style-name="T438">to</text:span><text:span text:style-name="T460">, а </text:span><text:span text:style-name="T461">в отрицаниях</text:span><text:span text:style-name="T460"> — то </text:span><text:span text:style-name="T438">not to</text:span><text:span text:style-name="T460">.</text:span></text:p>
      <text:p text:style-name="P796"/>
      <text:p text:style-name="P786">Stop the car, Tom → She told Tom to stop the car.</text:p>
      <text:p text:style-name="P786">Don`t stop the car, Tom → She told Tom not to stop the car.</text:p>
      <text:p text:style-name="P121"><text:soft-page-break/><text:span text:style-name="T425">У</text:span><text:span text:style-name="T426">словные предложения</text:span></text:p>
      <text:p text:style-name="P799"/>
      <text:p text:style-name="P613"><text:span text:style-name="T462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39">when</text:span><text:span text:style-name="T462">, если ситуация случается наверняка, либо с союза </text:span><text:span text:style-name="T439">if</text:span><text:span text:style-name="T462">, если </text:span><text:span text:style-name="T463">есть только вероятность того, что случится.</text:span></text:p>
      <text:p text:style-name="P800"/>
      <text:p text:style-name="P786">When I com home (зависимая часть), I always watch TV (главная часть).</text:p>
      <text:p text:style-name="P786"/>
      <text:p text:style-name="P797">Союзы в условных предложениях:</text:p>
      <text:list xml:id="list3375328762" text:style-name="L69">
        <text:list-item>
          <text:p text:style-name="P787">when — когда;</text:p>
        </text:list-item>
        <text:list-item>
          <text:p text:style-name="P787">if — если;</text:p>
        </text:list-item>
        <text:list-item>
          <text:p text:style-name="P787">while — в то время, как;</text:p>
        </text:list-item>
        <text:list-item>
          <text:p text:style-name="P787">before — до того, как;</text:p>
        </text:list-item>
        <text:list-item>
          <text:p text:style-name="P787">after — после;</text:p>
        </text:list-item>
        <text:list-item>
          <text:p text:style-name="P787">until (till) — до того момента, как.</text:p>
        </text:list-item>
      </text:list>
      <text:p text:style-name="P796"/>
      <text:p text:style-name="P120"><text:span text:style-name="T486">Когда в главной части </text:span><text:span text:style-name="T489">стоит </text:span><text:span text:style-name="T486">настоящее, то такие предложения называются условными</text:span></text:p>
      <text:p text:style-name="P120"><text:span text:style-name="T486">предложениями нулевого типа (</text:span><text:span text:style-name="T440">Z</text:span><text:span text:style-name="T438">ero </text:span><text:span text:style-name="T440">C</text:span><text:span text:style-name="T438">onditionals</text:span><text:span text:style-name="T486">). Они расска</text:span><text:span text:style-name="T488">зывают</text:span><text:span text:style-name="T486">, при каких</text:span></text:p>
      <text:p text:style-name="P796">условиях обычно происходят события (уклад жизни).</text:p>
      <text:p text:style-name="P786"/>
      <text:p text:style-name="P786">Water boils when the temperature is 100 degrees — Вода кипит, когда температура 100 град.</text:p>
      <text:p text:style-name="P786">When the sun goes down, it gets dark — Когда солнце садится, становится темно.</text:p>
      <text:p text:style-name="P786"/>
      <text:p text:style-name="P614"><text:span text:style-name="T460">Когда в главной части стоит будущее, то </text:span><text:span text:style-name="T464">это</text:span><text:span text:style-name="T460"> условн</text:span><text:span text:style-name="T465">ые</text:span><text:span text:style-name="T464"> </text:span><text:span text:style-name="T460">предложени</text:span><text:span text:style-name="T465">я</text:span><text:span text:style-name="T460"> первого типа </text:span></text:p>
      <text:p text:style-name="P615"><text:span text:style-name="T460">(</text:span><text:span text:style-name="T441">F</text:span><text:span text:style-name="T438">irst </text:span><text:span text:style-name="T441">С</text:span><text:span text:style-name="T438">onditional</text:span><text:span text:style-name="T441">s</text:span><text:span text:style-name="T460">). </text:span><text:span text:style-name="T465">Они описывают </text:span><text:span text:style-name="T460">услови</text:span><text:span text:style-name="T465">я</text:span><text:span text:style-name="T460">, при </text:span><text:span text:style-name="T465">которых</text:span><text:span text:style-name="T460"> произойдут будущие события (планы). </text:span><text:span text:style-name="T465">З</text:span><text:span text:style-name="T464">ависим</text:span><text:span text:style-name="T465">я</text:span><text:span text:style-name="T464"> част</text:span><text:span text:style-name="T465">ь</text:span><text:span text:style-name="T464"> грамматически </text:span><text:span text:style-name="T465">в</text:span><text:span text:style-name="T464"> настояще</text:span><text:span text:style-name="T465">м</text:span><text:span text:style-name="T464">, но переводится будущим.</text:span></text:p>
      <text:p text:style-name="P796"/>
      <text:p text:style-name="P786">If it`s nice day tomorrow, I will go the beach — Если завтра будет хор. день, я пойду на пляж.</text:p>
      <text:p text:style-name="P786">I will go shopping if I have time — Я зайду в магазин, если у меня будет время.</text:p>
      <text:p text:style-name="P786"/>
      <text:p text:style-name="P612"><text:span text:style-name="T460">Условные предложения второго типа </text:span><text:span text:style-name="T465">(</text:span><text:span text:style-name="T442">Second Conditionals</text:span><text:span text:style-name="T465">)</text:span><text:span text:style-name="T460"> используются для описания нереальных ситуаций, связанных с настоящим (альтернативная реальность).</text:span></text:p>
      <text:p text:style-name="P796"/>
      <text:p text:style-name="P120"><text:span text:style-name="T486">Главная часть содержит связку </text:span><text:span text:style-name="T438">would + инфинитив</text:span><text:span text:style-name="T486">. Зависимая часть, грамматически,</text:span></text:p>
      <text:p text:style-name="P120"><text:span text:style-name="T486">стоит в прошешем времени, но привязана к настоящему. Союз </text:span><text:span text:style-name="T438">if</text:span><text:span text:style-name="T486"> переводится как «если бы».</text:span></text:p>
      <text:p text:style-name="P796"/>
      <text:p text:style-name="P336"><text:span text:style-name="T425">If</text:span><text:span text:style-name="T486"> he was rich (зависимая часть), he would buy Lamborgini (главная часть) —</text:span></text:p>
      <text:p text:style-name="P336"><text:span text:style-name="T425">Если бы</text:span><text:span text:style-name="T486"> он был богатым, он бы купил Ламборджини (would и will заменяют to?).</text:span></text:p>
      <text:p text:style-name="P788"/>
      <text:p text:style-name="P122"><text:span text:style-name="T486">Очень часто в условных предложениях второго типа в</text:span><text:span text:style-name="T438"> if-части</text:span><text:span text:style-name="T486">, глагол </text:span><text:span text:style-name="T438">be</text:span><text:span text:style-name="T486"> стоит в форме </text:span><text:span text:style-name="T438">were</text:span><text:span text:style-name="T486">,</text:span></text:p>
      <text:p text:style-name="P122"><text:span text:style-name="T486">даже после </text:span><text:span text:style-name="T438">I, he, she, it</text:span><text:span text:style-name="T486">. Это исключение из правил, которое нужно запомнить.</text:span></text:p>
      <text:p text:style-name="P788"/>
      <text:p text:style-name="P337"><text:span text:style-name="T486">If </text:span><text:span text:style-name="T425">he were</text:span><text:span text:style-name="T486"> rich, he would buy Lamborgini — Если бы </text:span><text:span text:style-name="T425">он был</text:span><text:span text:style-name="T486"> богатым, он бы купил</text:span></text:p>
      <text:p text:style-name="P788">Ламборджини (такой вариант тоже считается правильным).</text:p>
      <text:p text:style-name="P784"/>
      <text:p text:style-name="P649"><text:span text:style-name="T330">Таблица </text:span><text:span text:style-name="T331">форм</text:span><text:span text:style-name="T330"> глагола </text:span><text:span text:style-name="T108">b</text:span><text:span text:style-name="T109">e</text:span><text:span text:style-name="T330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80188994576">
          <table:table-cell table:style-name="Table5.A1" office:value-type="string">
            <text:p text:style-name="P651">Подлежащее</text:p>
          </table:table-cell>
          <table:table-cell table:style-name="Table5.A1" office:value-type="string">
            <text:p text:style-name="P652">Past</text:p>
          </table:table-cell>
          <table:table-cell table:style-name="Table5.A1" office:value-type="string">
            <text:p text:style-name="P652">Present</text:p>
          </table:table-cell>
          <table:table-cell table:style-name="Table5.D1" office:value-type="string">
            <text:p text:style-name="P652">Future</text:p>
          </table:table-cell>
        </table:table-row>
        <table:table-row table:style-name="TableLine93880186137600">
          <table:table-cell table:style-name="Table5.A2" office:value-type="string">
            <text:p text:style-name="P661">I</text:p>
          </table:table-cell>
          <table:table-cell table:style-name="Table5.A2" office:value-type="string">
            <text:p text:style-name="P662">was</text:p>
          </table:table-cell>
          <table:table-cell table:style-name="Table5.A2" office:value-type="string">
            <text:p text:style-name="P663">am</text:p>
          </table:table-cell>
          <table:table-cell table:style-name="Table5.D2" office:value-type="string">
            <text:p text:style-name="P664">will be</text:p>
          </table:table-cell>
        </table:table-row>
        <table:table-row table:style-name="TableLine93880186149008">
          <table:table-cell table:style-name="Table5.A2" office:value-type="string">
            <text:p text:style-name="P661">he/she/<text:span text:style-name="T623">it</text:span></text:p>
          </table:table-cell>
          <table:table-cell table:style-name="Table5.A2" office:value-type="string">
            <text:p text:style-name="P662">was</text:p>
          </table:table-cell>
          <table:table-cell table:style-name="Table5.A2" office:value-type="string">
            <text:p text:style-name="P663">is</text:p>
          </table:table-cell>
          <table:table-cell table:style-name="Table5.D2" office:value-type="string">
            <text:p text:style-name="P664">will be</text:p>
          </table:table-cell>
        </table:table-row>
        <table:table-row table:style-name="TableLine93880186153648">
          <table:table-cell table:style-name="Table5.A2" office:value-type="string">
            <text:p text:style-name="P661">you/we/they</text:p>
          </table:table-cell>
          <table:table-cell table:style-name="Table5.A2" office:value-type="string">
            <text:p text:style-name="P662">were</text:p>
          </table:table-cell>
          <table:table-cell table:style-name="Table5.A2" office:value-type="string">
            <text:p text:style-name="P663">are</text:p>
          </table:table-cell>
          <table:table-cell table:style-name="Table5.D2" office:value-type="string">
            <text:p text:style-name="P664">will be</text:p>
          </table:table-cell>
        </table:table-row>
      </table:table>
      <text:p text:style-name="P803"/>
      <text:p text:style-name="P617"><text:span text:style-name="T417">Таблица </text:span><text:span text:style-name="T418">личны</text:span><text:span text:style-name="T419">х</text:span><text:span text:style-name="T418"> и притяжательных </text:span><text:span text:style-name="T417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80186170112">
          <table:table-cell table:style-name="Table11.A1" table:number-columns-spanned="2" office:value-type="string">
            <text:p text:style-name="P653">Личные местоимения</text:p>
          </table:table-cell>
          <table:covered-table-cell/>
          <table:table-cell table:style-name="Table11.C1" table:number-columns-spanned="2" office:value-type="string">
            <text:p text:style-name="P653">Притяжательные местоимения</text:p>
          </table:table-cell>
          <table:covered-table-cell/>
        </table:table-row>
        <table:table-row table:style-name="TableLine93880186247456">
          <table:table-cell table:style-name="Table11.A2" office:value-type="string">
            <text:p text:style-name="P665"><text:span text:style-name="T624">и</text:span><text:span text:style-name="T625">менительный падеж</text:span></text:p>
            <text:p text:style-name="P667"><text:span text:style-name="T626">(</text:span>кто/что<text:span text:style-name="T626">)</text:span></text:p>
          </table:table-cell>
          <table:table-cell table:style-name="Table11.A2" office:value-type="string">
            <text:p text:style-name="P665"><text:span text:style-name="T624">о</text:span><text:span text:style-name="T625">бъектный падеж</text:span></text:p>
            <text:p text:style-name="P667"><text:span text:style-name="T626">(</text:span>кого, <text:span text:style-name="T626">к</text:span>ому, кем<text:span text:style-name="T626">)</text:span></text:p>
          </table:table-cell>
          <table:table-cell table:style-name="Table11.A2" office:value-type="string">
            <text:p text:style-name="P668"><text:span text:style-name="T626">с</text:span> существительным</text:p>
            <text:p text:style-name="P669">(чей)</text:p>
          </table:table-cell>
          <table:table-cell table:style-name="Table11.D2" office:value-type="string">
            <text:p text:style-name="P665"><text:span text:style-name="T626">о</text:span><text:span text:style-name="T625">тдельно</text:span></text:p>
            <text:p text:style-name="P669">(чей)</text:p>
          </table:table-cell>
        </table:table-row>
        <table:table-row table:style-name="TableLine93880186252000">
          <table:table-cell table:style-name="Table11.A2" office:value-type="string">
            <text:p text:style-name="P670">I</text:p>
          </table:table-cell>
          <table:table-cell table:style-name="Table11.A2" office:value-type="string">
            <text:p text:style-name="P670">me</text:p>
          </table:table-cell>
          <table:table-cell table:style-name="Table11.A2" office:value-type="string">
            <text:p text:style-name="P671">my</text:p>
          </table:table-cell>
          <table:table-cell table:style-name="Table11.D2" office:value-type="string">
            <text:p text:style-name="P671">mine</text:p>
          </table:table-cell>
        </table:table-row>
        <table:table-row table:style-name="TableLine93880186253888">
          <table:table-cell table:style-name="Table11.A2" office:value-type="string">
            <text:p text:style-name="P670">you</text:p>
          </table:table-cell>
          <table:table-cell table:style-name="Table11.A2" office:value-type="string">
            <text:p text:style-name="P670">you</text:p>
          </table:table-cell>
          <table:table-cell table:style-name="Table11.A2" office:value-type="string">
            <text:p text:style-name="P671">your</text:p>
          </table:table-cell>
          <table:table-cell table:style-name="Table11.D2" office:value-type="string">
            <text:p text:style-name="P671">yours</text:p>
          </table:table-cell>
        </table:table-row>
        <table:table-row table:style-name="TableLine93880186264432">
          <table:table-cell table:style-name="Table11.A2" office:value-type="string">
            <text:p text:style-name="P670">he</text:p>
          </table:table-cell>
          <table:table-cell table:style-name="Table11.A2" office:value-type="string">
            <text:p text:style-name="P670">him</text:p>
          </table:table-cell>
          <table:table-cell table:style-name="Table11.A2" office:value-type="string">
            <text:p text:style-name="P671">his</text:p>
          </table:table-cell>
          <table:table-cell table:style-name="Table11.D2" office:value-type="string">
            <text:p text:style-name="P671">his</text:p>
          </table:table-cell>
        </table:table-row>
        <table:table-row table:style-name="TableLine93880186278896">
          <table:table-cell table:style-name="Table11.A2" office:value-type="string">
            <text:p text:style-name="P670">she</text:p>
          </table:table-cell>
          <table:table-cell table:style-name="Table11.A2" office:value-type="string">
            <text:p text:style-name="P671">her</text:p>
          </table:table-cell>
          <table:table-cell table:style-name="Table11.A2" office:value-type="string">
            <text:p text:style-name="P671">her</text:p>
          </table:table-cell>
          <table:table-cell table:style-name="Table11.D2" office:value-type="string">
            <text:p text:style-name="P671">hers</text:p>
          </table:table-cell>
        </table:table-row>
        <table:table-row table:style-name="TableLine93880186281456">
          <table:table-cell table:style-name="Table11.A2" office:value-type="string">
            <text:p text:style-name="P670">it</text:p>
          </table:table-cell>
          <table:table-cell table:style-name="Table11.A2" office:value-type="string">
            <text:p text:style-name="P671">it</text:p>
          </table:table-cell>
          <table:table-cell table:style-name="Table11.A2" office:value-type="string">
            <text:p text:style-name="P671">its</text:p>
          </table:table-cell>
          <table:table-cell table:style-name="Table11.D2" office:value-type="string">
            <text:p text:style-name="P671">its</text:p>
          </table:table-cell>
        </table:table-row>
        <table:table-row table:style-name="TableLine93880186294768">
          <table:table-cell table:style-name="Table11.A2" office:value-type="string">
            <text:p text:style-name="P670">we</text:p>
          </table:table-cell>
          <table:table-cell table:style-name="Table11.A2" office:value-type="string">
            <text:p text:style-name="P671">us</text:p>
          </table:table-cell>
          <table:table-cell table:style-name="Table11.A2" office:value-type="string">
            <text:p text:style-name="P671">our</text:p>
          </table:table-cell>
          <table:table-cell table:style-name="Table11.D2" office:value-type="string">
            <text:p text:style-name="P671">ours</text:p>
          </table:table-cell>
        </table:table-row>
        <table:table-row table:style-name="TableLine93880186305712">
          <table:table-cell table:style-name="Table11.A2" office:value-type="string">
            <text:p text:style-name="P670">they</text:p>
          </table:table-cell>
          <table:table-cell table:style-name="Table11.A2" office:value-type="string">
            <text:p text:style-name="P671">them</text:p>
          </table:table-cell>
          <table:table-cell table:style-name="Table11.A2" office:value-type="string">
            <text:p text:style-name="P671">their</text:p>
          </table:table-cell>
          <table:table-cell table:style-name="Table11.D2" office:value-type="string">
            <text:p text:style-name="P671">theirs</text:p>
          </table:table-cell>
        </table:table-row>
      </table:table>
      <text:p text:style-name="P150"/>
      <text:p text:style-name="P617"><text:span text:style-name="T332">Таблица </text:span><text:span text:style-name="T333">условных предложений</text:span><text:span text:style-name="T332">:</text:span></text:p>
      <table:table table:name="Table14" table:style-name="Table14">
        <table:table-column table:style-name="Table14.A"/>
        <table:table-column table:style-name="Table14.B"/>
        <table:table-row table:style-name="TableLine93880186341344">
          <table:table-cell table:style-name="Table14.A1" office:value-type="string">
            <text:p text:style-name="P654">Тип</text:p>
          </table:table-cell>
          <table:table-cell table:style-name="Table14.B1" office:value-type="string">
            <text:p text:style-name="P654">Пример</text:p>
          </table:table-cell>
        </table:table-row>
        <table:table-row table:style-name="TableLine93880186434480">
          <table:table-cell table:style-name="Table14.A2" office:value-type="string">
            <text:p text:style-name="P672"><text:span text:style-name="T629">Z</text:span>ero <text:span text:style-name="T629">C</text:span>onditionals</text:p>
          </table:table-cell>
          <table:table-cell table:style-name="Table14.B2" office:value-type="string">
            <text:p text:style-name="P676"><text:span text:style-name="T627">If I </text:span><text:span text:style-name="T131">drive</text:span><text:span text:style-name="T627"> home early, I </text:span><text:span text:style-name="T131">watch</text:span><text:span text:style-name="T627"> some movie (уклад жизни)</text:span></text:p>
          </table:table-cell>
        </table:table-row>
        <table:table-row table:style-name="TableLine93880186466480">
          <table:table-cell table:style-name="Table14.A2" office:value-type="string">
            <text:p text:style-name="P672"><text:span text:style-name="T629">F</text:span>irst <text:span text:style-name="T629">C</text:span>onditionals</text:p>
          </table:table-cell>
          <table:table-cell table:style-name="Table14.B2" office:value-type="string">
            <text:p text:style-name="P673">If I <text:span text:style-name="T130">drive</text:span> home early today, I <text:span text:style-name="T130">will watch</text:span> some movie (планы)</text:p>
          </table:table-cell>
        </table:table-row>
        <table:table-row table:style-name="TableLine93880186469344">
          <table:table-cell table:style-name="Table14.A2" office:value-type="string">
            <text:p text:style-name="P672"><text:span text:style-name="T629">S</text:span>ec. <text:span text:style-name="T629">C</text:span>onditionals</text:p>
          </table:table-cell>
          <table:table-cell table:style-name="Table14.B2" office:value-type="string">
            <text:p text:style-name="P676"><text:span text:style-name="T627">If I </text:span><text:span text:style-name="T131">drove</text:span><text:span text:style-name="T627"> home earcly, I </text:span><text:span text:style-name="T131">would watch</text:span><text:span text:style-name="T627"> some movie (</text:span><text:span text:style-name="T628">нереальность</text:span><text:span text:style-name="T627">)</text:span></text:p>
          </table:table-cell>
        </table:table-row>
      </table:table>
      <text:p text:style-name="P151"/>
      <text:p text:style-name="P149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80186470624">
          <table:table-cell table:style-name="Table2.A1" office:value-type="string">
            <text:p text:style-name="P655">Глагол</text:p>
          </table:table-cell>
          <table:table-cell table:style-name="Table2.A1" office:value-type="string">
            <text:p text:style-name="P665"><text:span text:style-name="T385">З</text:span><text:span text:style-name="T386">начение</text:span></text:p>
          </table:table-cell>
          <table:table-cell table:style-name="Table2.C1" office:value-type="string">
            <text:p text:style-name="P665"><text:span text:style-name="T385">В</text:span><text:span text:style-name="T386">рем</text:span><text:span text:style-name="T385">я</text:span></text:p>
          </table:table-cell>
        </table:table-row>
        <table:table-row table:style-name="TableLine93880186486224">
          <table:table-cell table:style-name="Table2.A2" office:value-type="string">
            <text:p text:style-name="P674">can</text:p>
          </table:table-cell>
          <table:table-cell table:style-name="Table2.A2" office:value-type="string">
            <text:p text:style-name="P674">могу, умею</text:p>
          </table:table-cell>
          <table:table-cell table:style-name="Table2.C2" office:value-type="string">
            <text:p text:style-name="P674">настоящее и будущее</text:p>
          </table:table-cell>
        </table:table-row>
        <table:table-row table:style-name="TableLine93880186534912">
          <table:table-cell table:style-name="Table2.A2" office:value-type="string">
            <text:p text:style-name="P674">could</text:p>
          </table:table-cell>
          <table:table-cell table:style-name="Table2.A2" office:value-type="string">
            <text:p text:style-name="P674">мог, умел</text:p>
          </table:table-cell>
          <table:table-cell table:style-name="Table2.C2" office:value-type="string">
            <text:p text:style-name="P674">прошедшее</text:p>
          </table:table-cell>
        </table:table-row>
        <table:table-row table:style-name="TableLine93880186544512">
          <table:table-cell table:style-name="Table2.A2" office:value-type="string">
            <text:p text:style-name="P674">might, may</text:p>
          </table:table-cell>
          <table:table-cell table:style-name="Table2.A2" office:value-type="string">
            <text:p text:style-name="P674">может быть, мог бы,</text:p>
          </table:table-cell>
          <table:table-cell table:style-name="Table2.C2" office:value-type="string">
            <text:p text:style-name="P674">настоящее и будущие</text:p>
          </table:table-cell>
        </table:table-row>
        <table:table-row table:style-name="TableLine93880186547664">
          <table:table-cell table:style-name="Table2.A2" office:value-type="string">
            <text:p text:style-name="P674">must</text:p>
          </table:table-cell>
          <table:table-cell table:style-name="Table2.A2" office:value-type="string">
            <text:p text:style-name="P674">должен, нужно, нельзя</text:p>
          </table:table-cell>
          <table:table-cell table:style-name="Table2.C2" office:value-type="string">
            <text:p text:style-name="P674">настоящее</text:p>
          </table:table-cell>
        </table:table-row>
        <table:table-row table:style-name="TableLine93880186568432">
          <table:table-cell table:style-name="Table2.A2" office:value-type="string">
            <text:p text:style-name="P674">should</text:p>
          </table:table-cell>
          <table:table-cell table:style-name="Table2.A2" office:value-type="string">
            <text:p text:style-name="P674">следует сделать (совет)</text:p>
          </table:table-cell>
          <table:table-cell table:style-name="Table2.C2" office:value-type="string">
            <text:p text:style-name="P674">настоящее и будущие</text:p>
          </table:table-cell>
        </table:table-row>
        <table:table-row table:style-name="TableLine93880186572016">
          <table:table-cell table:style-name="Table2.A2" office:value-type="string">
            <text:p text:style-name="P674">would</text:p>
          </table:table-cell>
          <table:table-cell table:style-name="Table2.A2" office:value-type="string">
            <text:p text:style-name="P674">частица «бы»</text:p>
          </table:table-cell>
          <table:table-cell table:style-name="Table2.C2" office:value-type="string">
            <text:p text:style-name="P674">настоящ., прошед., будущ.</text:p>
          </table:table-cell>
        </table:table-row>
      </table:table>
      <text:p text:style-name="P153"/>
      <text:p text:style-name="P15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80186582256">
          <table:table-cell table:style-name="Table3.A1" office:value-type="string">
            <text:p text:style-name="P656">Конструкция</text:p>
          </table:table-cell>
          <table:table-cell table:style-name="Table3.A1" office:value-type="string">
            <text:p text:style-name="P656">Значение</text:p>
          </table:table-cell>
          <table:table-cell table:style-name="Table3.C1" office:value-type="string">
            <text:p text:style-name="P656">Время</text:p>
          </table:table-cell>
        </table:table-row>
        <table:table-row table:style-name="TableLine93880186612720">
          <table:table-cell table:style-name="Table3.A2" office:value-type="string">
            <text:p text:style-name="P675">be able to</text:p>
          </table:table-cell>
          <table:table-cell table:style-name="Table3.A2" office:value-type="string">
            <text:p text:style-name="P675">могу (близко к can)</text:p>
          </table:table-cell>
          <table:table-cell table:style-name="Table3.C2" office:value-type="string">
            <text:p text:style-name="P675">be меняется по временам</text:p>
          </table:table-cell>
        </table:table-row>
        <table:table-row table:style-name="TableLine93880186342176">
          <table:table-cell table:style-name="Table3.A2" office:value-type="string">
            <text:p text:style-name="P675">have to</text:p>
          </table:table-cell>
          <table:table-cell table:style-name="Table3.A2" office:value-type="string">
            <text:p text:style-name="P675">должен (близко к must)</text:p>
          </table:table-cell>
          <table:table-cell table:style-name="Table3.C2" office:value-type="string">
            <text:p text:style-name="P675">have меняется по временам</text:p>
          </table:table-cell>
        </table:table-row>
        <table:table-row table:style-name="TableLine93880186629120">
          <table:table-cell table:style-name="Table3.A2" office:value-type="string">
            <text:p text:style-name="P675">used to</text:p>
          </table:table-cell>
          <table:table-cell table:style-name="Table3.A2" office:value-type="string">
            <text:p text:style-name="P675">раньше делал (близко к would)</text:p>
          </table:table-cell>
          <table:table-cell table:style-name="Table3.C2" office:value-type="string">
            <text:p text:style-name="P675">всегда в прошедшем</text:p>
          </table:table-cell>
        </table:table-row>
      </table:table>
      <text:p text:style-name="P650"><text:span text:style-name="T334">Таблица попу</text:span><text:span text:style-name="T335">л</text:span><text:span text:style-name="T334">я</text:span><text:span text:style-name="T335">р</text:span><text:span text:style-name="T334">ных</text:span><text:span text:style-name="T336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80186662912">
          <table:table-cell table:style-name="Table13.A1" office:value-type="string">
            <text:p text:style-name="P657">Связка</text:p>
          </table:table-cell>
          <table:table-cell table:style-name="Table13.A1" office:value-type="string">
            <text:p text:style-name="P657">Значение</text:p>
          </table:table-cell>
          <table:table-cell table:style-name="Table13.C1" office:value-type="string">
            <text:p text:style-name="P658">Контекст</text:p>
          </table:table-cell>
        </table:table-row>
        <table:table-row table:style-name="TableLine93880186838000">
          <table:table-cell table:style-name="Table13.A2" office:value-type="string">
            <text:p text:style-name="P677">back off</text:p>
          </table:table-cell>
          <table:table-cell table:style-name="Table13.A2" office:value-type="string">
            <text:p text:style-name="P677">отступать</text:p>
          </table:table-cell>
          <table:table-cell table:style-name="Table13.C2" office:value-type="string">
            <text:p text:style-name="P678"><text:span text:style-name="T630">The police told the protesters to </text:span><text:span text:style-name="T127">back off</text:span><text:span text:style-name="T630"> — </text:span></text:p>
            <text:p text:style-name="P678"><text:span text:style-name="T630">Полиция сказала протестующим </text:span><text:span text:style-name="T127">отступи</text:span><text:span text:style-name="T128">ть</text:span><text:span text:style-name="T630">.</text:span></text:p>
          </table:table-cell>
        </table:table-row>
        <table:table-row table:style-name="TableLine93880186842480">
          <table:table-cell table:style-name="Table13.A2" office:value-type="string">
            <text:p text:style-name="P677">be away</text:p>
          </table:table-cell>
          <table:table-cell table:style-name="Table13.A2" office:value-type="string">
            <text:p text:style-name="P677">отсутствовать, </text:p>
            <text:p text:style-name="P677">быть в отпуске</text:p>
          </table:table-cell>
          <table:table-cell table:style-name="Table13.C2" office:value-type="string">
            <text:p text:style-name="P679">She <text:span text:style-name="T125">is away</text:span> on business for three weeks — </text:p>
            <text:p text:style-name="P679">Она <text:span text:style-name="T125">отсутствует</text:span> по делам 3 недели.</text:p>
          </table:table-cell>
        </table:table-row>
        <table:table-row table:style-name="TableLine93880186845232">
          <table:table-cell table:style-name="Table13.A2" office:value-type="string">
            <text:p text:style-name="P677">break up</text:p>
          </table:table-cell>
          <table:table-cell table:style-name="Table13.A2" office:value-type="string">
            <text:p text:style-name="P677">разойтись, заканчивать отноше<text:span text:style-name="T630">н</text:span>ия, </text:p>
            <text:p text:style-name="P677">разбиться на части</text:p>
          </table:table-cell>
          <table:table-cell table:style-name="Table13.C2" office:value-type="string">
            <text:p text:style-name="P679">Yesterday we decided to <text:span text:style-name="T125">break up</text:span> — </text:p>
            <text:p text:style-name="P680">Вчера мы решили <text:span text:style-name="T125">разойтись</text:span>.</text:p>
            <text:p text:style-name="P682">Tha plate <text:span text:style-name="T125">broke up</text:span> when he dropped it on the floor <text:span text:style-name="T630">—</text:span></text:p>
            <text:p text:style-name="P682">Тарелка <text:span text:style-name="T125">разбилась</text:span>, когда он уронил ее на пол.</text:p>
          </table:table-cell>
        </table:table-row>
        <table:table-row table:style-name="TableLine93880186847360">
          <table:table-cell table:style-name="Table13.A2" office:value-type="string">
            <text:p text:style-name="P677">call back</text:p>
          </table:table-cell>
          <table:table-cell table:style-name="Table13.A2" office:value-type="string">
            <text:p text:style-name="P677">перезванивать</text:p>
          </table:table-cell>
          <table:table-cell table:style-name="Table13.C2" office:value-type="string">
            <text:p text:style-name="P682">I must <text:span text:style-name="T125">call</text:span> her <text:span text:style-name="T125">back</text:span> when <text:span text:style-name="T631">we get to the office — </text:span></text:p>
            <text:p text:style-name="P682"><text:span text:style-name="T631">Я должен </text:span><text:span text:style-name="T129">перезвонить</text:span><text:span text:style-name="T631"> ей, когда вернемся в офис.</text:span></text:p>
          </table:table-cell>
        </table:table-row>
        <table:table-row table:style-name="TableLine93880186851440">
          <table:table-cell table:style-name="Table13.A2" office:value-type="string">
            <text:p text:style-name="P677">fall down</text:p>
          </table:table-cell>
          <table:table-cell table:style-name="Table13.A2" office:value-type="string">
            <text:p text:style-name="P677">упасть на землю</text:p>
          </table:table-cell>
          <table:table-cell table:style-name="Table13.C2" office:value-type="string">
            <text:p text:style-name="P683">I slipped on the ice and <text:span text:style-name="T125">fell down</text:span> — </text:p>
            <text:p text:style-name="P683">Я подскользнулся на льду и <text:span text:style-name="T125">упал</text:span><text:span text:style-name="T295">.</text:span></text:p>
          </table:table-cell>
        </table:table-row>
        <table:table-row table:style-name="TableLine93880186853744">
          <table:table-cell table:style-name="Table13.A2" office:value-type="string">
            <text:p text:style-name="P677">eat out</text:p>
          </table:table-cell>
          <table:table-cell table:style-name="Table13.A2" office:value-type="string">
            <text:p text:style-name="P677">есть вне дома</text:p>
            <text:p text:style-name="P677"><text:span text:style-name="T630">(</text:span>в кафе <text:span text:style-name="T630">или </text:span>ресторане<text:span text:style-name="T630">)</text:span></text:p>
          </table:table-cell>
          <table:table-cell table:style-name="Table13.C2" office:value-type="string">
            <text:p text:style-name="P683">I don`t <text:span text:style-name="T125">eat out</text:span> much — Я не часто <text:span text:style-name="T125">хожу в кафе</text:span>.</text:p>
          </table:table-cell>
        </table:table-row>
        <table:table-row table:style-name="TableLine93880186855664">
          <table:table-cell table:style-name="Table13.A2" office:value-type="string">
            <text:p text:style-name="P677">get out</text:p>
          </table:table-cell>
          <table:table-cell table:style-name="Table13.A2" office:value-type="string">
            <text:p text:style-name="P666"><text:span text:style-name="T632">вынимать</text:span><text:span text:style-name="T633">, </text:span></text:p>
            <text:p text:style-name="P677">покинуть помещение</text:p>
          </table:table-cell>
          <table:table-cell table:style-name="Table13.C2" office:value-type="string">
            <text:p text:style-name="P683">I can <text:span text:style-name="T125">get out</text:span> if you want — </text:p>
            <text:p text:style-name="P683">Я могу <text:span text:style-name="T125">выйти</text:span>, если ты хочешь.</text:p>
          </table:table-cell>
        </table:table-row>
        <table:table-row table:style-name="TableLine93880186858864">
          <table:table-cell table:style-name="Table13.A2" office:value-type="string">
            <text:p text:style-name="P677">work out</text:p>
          </table:table-cell>
          <table:table-cell table:style-name="Table13.A2" office:value-type="string">
            <text:p text:style-name="P677">заниматься спортом, </text:p>
            <text:p text:style-name="P677">решать проблему</text:p>
          </table:table-cell>
          <table:table-cell table:style-name="Table13.C2" office:value-type="string">
            <text:p text:style-name="P683">Don`t worry. We`ll <text:span text:style-name="T130">work</text:span> it <text:span text:style-name="T130">out</text:span> — </text:p>
            <text:p text:style-name="P683">Не волнуйся, мы <text:span text:style-name="T130">найдем выход</text:span> из этой ситуации.</text:p>
          </table:table-cell>
        </table:table-row>
        <table:table-row table:style-name="TableLine93880186861136">
          <table:table-cell table:style-name="Table13.A2" office:value-type="string">
            <text:p text:style-name="P677">find out</text:p>
          </table:table-cell>
          <table:table-cell table:style-name="Table13.A2" office:value-type="string">
            <text:p text:style-name="P677">выяснить, </text:p>
            <text:p text:style-name="P677">узнать правду</text:p>
          </table:table-cell>
          <table:table-cell table:style-name="Table13.C2" office:value-type="string">
            <text:p text:style-name="P683">Let`s <text:span text:style-name="T130">find out</text:span> what`s going on here — </text:p>
            <text:p text:style-name="P683">Давайте <text:span text:style-name="T130">выясним</text:span>, что здесь происходит.</text:p>
          </table:table-cell>
        </table:table-row>
        <table:table-row table:style-name="TableLine93880186863888">
          <table:table-cell table:style-name="Table13.A2" office:value-type="string">
            <text:p text:style-name="P677">turn out</text:p>
          </table:table-cell>
          <table:table-cell table:style-name="Table13.A2" office:value-type="string">
            <text:p text:style-name="P681">выясняться, </text:p>
            <text:p text:style-name="P681">открывать правду</text:p>
          </table:table-cell>
          <table:table-cell table:style-name="Table13.C2" office:value-type="string">
            <text:p text:style-name="P683">It <text:span text:style-name="T130">turned out</text:span> that Mike knew the truth all the time —</text:p>
            <text:p text:style-name="P683"><text:span text:style-name="T130">Выяснилось</text:span>, что Майк знал правду все время.</text:p>
          </table:table-cell>
        </table:table-row>
        <table:table-row table:style-name="TableLine93880186866560">
          <table:table-cell table:style-name="Table13.A2" office:value-type="string">
            <text:p text:style-name="P677">turn on</text:p>
          </table:table-cell>
          <table:table-cell table:style-name="Table13.A2" office:value-type="string">
            <text:p text:style-name="P681">включить</text:p>
          </table:table-cell>
          <table:table-cell table:style-name="Table13.C2" office:value-type="string">
            <text:p text:style-name="P683">It`s dark. Let`s <text:span text:style-name="T130">turn</text:span> the light <text:span text:style-name="T130">on</text:span> — </text:p>
            <text:p text:style-name="P683">Стало темно. Давай <text:span text:style-name="T130">включим</text:span> свет.</text:p>
          </table:table-cell>
        </table:table-row>
        <table:table-row table:style-name="TableLine93880186872128">
          <table:table-cell table:style-name="Table13.A2" office:value-type="string">
            <text:p text:style-name="P677">turn off</text:p>
          </table:table-cell>
          <table:table-cell table:style-name="Table13.A2" office:value-type="string">
            <text:p text:style-name="P681">выключить</text:p>
          </table:table-cell>
          <table:table-cell table:style-name="Table13.C2" office:value-type="string">
            <text:p text:style-name="P684">Could you <text:span text:style-name="T130">turn off</text:span> the TV? — </text:p>
            <text:p text:style-name="P684">Не мог бы ты <text:span text:style-name="T130">выключить</text:span> телевизор?</text:p>
          </table:table-cell>
        </table:table-row>
        <table:table-row table:style-name="TableLine93880186874048">
          <table:table-cell table:style-name="Table13.A2" office:value-type="string">
            <text:p text:style-name="P677">go on</text:p>
          </table:table-cell>
          <table:table-cell table:style-name="Table13.A2" office:value-type="string">
            <text:p text:style-name="P681">происходить (о ситуации)</text:p>
          </table:table-cell>
          <table:table-cell table:style-name="Table13.C2" office:value-type="string">
            <text:p text:style-name="P684">What`s <text:span text:style-name="T130">going on</text:span> here? — Что здесь <text:span text:style-name="T130">происходит</text:span>?</text:p>
          </table:table-cell>
        </table:table-row>
        <table:table-row table:style-name="TableLine93880186876608">
          <table:table-cell table:style-name="Table13.A2" office:value-type="string">
            <text:p text:style-name="P677">carry on</text:p>
          </table:table-cell>
          <table:table-cell table:style-name="Table13.A2" office:value-type="string">
            <text:p text:style-name="P681">продолжать</text:p>
          </table:table-cell>
          <table:table-cell table:style-name="Table13.C2" office:value-type="string">
            <text:p text:style-name="P684">I`d like to <text:span text:style-name="T130">carry on</text:span> if you don`t mind — </text:p>
            <text:p text:style-name="P684">Я бы хотел <text:span text:style-name="T130">продолжить</text:span>, если вы не возражаете.</text:p>
          </table:table-cell>
        </table:table-row>
        <table:table-row table:style-name="TableLine93880186879520">
          <table:table-cell table:style-name="Table13.A2" office:value-type="string">
            <text:p text:style-name="P677">keep on</text:p>
          </table:table-cell>
          <table:table-cell table:style-name="Table13.A2" office:value-type="string">
            <text:p text:style-name="P681">постоянно делать</text:p>
          </table:table-cell>
          <table:table-cell table:style-name="Table13.C2" office:value-type="string">
            <text:p text:style-name="P684"><text:span text:style-name="T130">Keep on</text:span> working in order to succeed — </text:p>
            <text:p text:style-name="P684"><text:span text:style-name="T130">Продолжай</text:span> работать, чтобы добиться успеха.</text:p>
          </table:table-cell>
        </table:table-row>
        <table:table-row table:style-name="TableLine93880186882960">
          <table:table-cell table:style-name="Table13.A2" office:value-type="string">
            <text:p text:style-name="P677">put on</text:p>
          </table:table-cell>
          <table:table-cell table:style-name="Table13.A2" office:value-type="string">
            <text:p text:style-name="P681">надевать (одежду), </text:p>
            <text:p text:style-name="P681">набирать вес</text:p>
          </table:table-cell>
          <table:table-cell table:style-name="Table13.C2" office:value-type="string">
            <text:p text:style-name="P684">I see you`ve <text:span text:style-name="T130">put on</text:span> a few kilos — </text:p>
            <text:p text:style-name="P684">Вижу, ты <text:span text:style-name="T130">поправился</text:span> на пару килограммов.</text:p>
          </table:table-cell>
        </table:table-row>
        <table:table-row table:style-name="TableLine93880186890720">
          <table:table-cell table:style-name="Table13.A2" office:value-type="string">
            <text:p text:style-name="P677">take off</text:p>
          </table:table-cell>
          <table:table-cell table:style-name="Table13.A2" office:value-type="string">
            <text:p text:style-name="P681">снимать (одежду)</text:p>
          </table:table-cell>
          <table:table-cell table:style-name="Table13.C2" office:value-type="string">
            <text:p text:style-name="P684">You should <text:span text:style-name="T130">take off</text:span> these ugly pants — </text:p>
            <text:p text:style-name="P684">Тебе следует <text:span text:style-name="T130">снять</text:span> эти ужасные штаны.</text:p>
          </table:table-cell>
        </table:table-row>
        <table:table-row table:style-name="TableLine93880186623776">
          <table:table-cell table:style-name="Table13.A2" office:value-type="string">
            <text:p text:style-name="P677">calm down</text:p>
          </table:table-cell>
          <table:table-cell table:style-name="Table13.A2" office:value-type="string">
            <text:p text:style-name="P681">успокоиться</text:p>
          </table:table-cell>
          <table:table-cell table:style-name="Table13.C2" office:value-type="string">
            <text:p text:style-name="P684">Please, dear, <text:span text:style-name="T130">calm down</text:span> — </text:p>
            <text:p text:style-name="P684">Прошу тебя, <text:span text:style-name="T130">успокойся</text:span>, дорогая.</text:p>
          </table:table-cell>
        </table:table-row>
        <table:table-row table:style-name="TableLine93880186627552">
          <table:table-cell table:style-name="Table13.A2" office:value-type="string">
            <text:p text:style-name="P677">keep away</text:p>
          </table:table-cell>
          <table:table-cell table:style-name="Table13.A2" office:value-type="string">
            <text:p text:style-name="P681">держаться подальше, </text:p>
            <text:p text:style-name="P681">не приближаться</text:p>
          </table:table-cell>
          <table:table-cell table:style-name="Table13.C2" office:value-type="string">
            <text:p text:style-name="P685">Hazard! <text:span text:style-name="T130">Keep away</text:span> — </text:p>
            <text:p text:style-name="P685">Опасность! <text:span text:style-name="T130">Держитесь подальше</text:span>.</text:p>
          </table:table-cell>
        </table:table-row>
        <table:table-row table:style-name="TableLine93880186916752">
          <table:table-cell table:style-name="Table13.A2" office:value-type="string">
            <text:p text:style-name="P677">give up</text:p>
          </table:table-cell>
          <table:table-cell table:style-name="Table13.A2" office:value-type="string">
            <text:p text:style-name="P681">сдаваться</text:p>
          </table:table-cell>
          <table:table-cell table:style-name="Table13.C2" office:value-type="string">
            <text:p text:style-name="P685">Never <text:span text:style-name="T130">give up</text:span>! — Никогда не <text:span text:style-name="T130">сдавайся</text:span>!</text:p>
          </table:table-cell>
        </table:table-row>
      </table:table>
      <text:p text:style-name="P154"/>
      <text:p text:style-name="P648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3880186923600">
          <table:table-cell table:style-name="Table6.A1" office:value-type="string">
            <text:p text:style-name="P660">Начальная форма</text:p>
          </table:table-cell>
          <table:table-cell table:style-name="Table6.A1" office:value-type="string">
            <text:p text:style-name="P660">2я форма</text:p>
          </table:table-cell>
          <table:table-cell table:style-name="Table6.A1" office:value-type="string">
            <text:p text:style-name="P659">3я форма</text:p>
          </table:table-cell>
          <table:table-cell table:style-name="Table6.D1" office:value-type="string">
            <text:p text:style-name="P659">Перевод</text:p>
          </table:table-cell>
        </table:table-row>
        <table:table-row table:style-name="TableLine93880187170240">
          <table:table-cell table:style-name="Table6.A2" office:value-type="string">
            <text:p text:style-name="P686">begin</text:p>
          </table:table-cell>
          <table:table-cell table:style-name="Table6.A2" office:value-type="string">
            <text:p text:style-name="P686">began</text:p>
          </table:table-cell>
          <table:table-cell table:style-name="Table6.A2" office:value-type="string">
            <text:p text:style-name="P686">begun</text:p>
          </table:table-cell>
          <table:table-cell table:style-name="Table6.D2" office:value-type="string">
            <text:p text:style-name="P686">начинать</text:p>
          </table:table-cell>
        </table:table-row>
        <table:table-row table:style-name="TableLine93880187203936">
          <table:table-cell table:style-name="Table6.A2" office:value-type="string">
            <text:p text:style-name="P686">break</text:p>
          </table:table-cell>
          <table:table-cell table:style-name="Table6.A2" office:value-type="string">
            <text:p text:style-name="P686">broke</text:p>
          </table:table-cell>
          <table:table-cell table:style-name="Table6.A2" office:value-type="string">
            <text:p text:style-name="P686">broken</text:p>
          </table:table-cell>
          <table:table-cell table:style-name="Table6.D2" office:value-type="string">
            <text:p text:style-name="P686">ломать</text:p>
          </table:table-cell>
        </table:table-row>
        <table:table-row table:style-name="TableLine93880187209184">
          <table:table-cell table:style-name="Table6.A2" office:value-type="string">
            <text:p text:style-name="P686">bring</text:p>
          </table:table-cell>
          <table:table-cell table:style-name="Table6.A2" office:value-type="string">
            <text:p text:style-name="P686">brought</text:p>
          </table:table-cell>
          <table:table-cell table:style-name="Table6.A2" office:value-type="string">
            <text:p text:style-name="P686">brought</text:p>
          </table:table-cell>
          <table:table-cell table:style-name="Table6.D2" office:value-type="string">
            <text:p text:style-name="P686">приносить</text:p>
          </table:table-cell>
        </table:table-row>
        <table:table-row table:style-name="TableLine93880187224464">
          <table:table-cell table:style-name="Table6.A2" office:value-type="string">
            <text:p text:style-name="P686">buy</text:p>
          </table:table-cell>
          <table:table-cell table:style-name="Table6.A2" office:value-type="string">
            <text:p text:style-name="P686">bought</text:p>
          </table:table-cell>
          <table:table-cell table:style-name="Table6.A2" office:value-type="string">
            <text:p text:style-name="P686">bought</text:p>
          </table:table-cell>
          <table:table-cell table:style-name="Table6.D2" office:value-type="string">
            <text:p text:style-name="P686">покупать</text:p>
          </table:table-cell>
        </table:table-row>
        <table:table-row table:style-name="TableLine93880187228560">
          <table:table-cell table:style-name="Table6.A2" office:value-type="string">
            <text:p text:style-name="P686">come</text:p>
          </table:table-cell>
          <table:table-cell table:style-name="Table6.A2" office:value-type="string">
            <text:p text:style-name="P686">came</text:p>
          </table:table-cell>
          <table:table-cell table:style-name="Table6.A2" office:value-type="string">
            <text:p text:style-name="P686">come</text:p>
          </table:table-cell>
          <table:table-cell table:style-name="Table6.D2" office:value-type="string">
            <text:p text:style-name="P686">приходить</text:p>
          </table:table-cell>
        </table:table-row>
        <table:table-row table:style-name="TableLine93880187232128">
          <table:table-cell table:style-name="Table6.A2" office:value-type="string">
            <text:p text:style-name="P686">do</text:p>
          </table:table-cell>
          <table:table-cell table:style-name="Table6.A2" office:value-type="string">
            <text:p text:style-name="P686">did</text:p>
          </table:table-cell>
          <table:table-cell table:style-name="Table6.A2" office:value-type="string">
            <text:p text:style-name="P686">done</text:p>
          </table:table-cell>
          <table:table-cell table:style-name="Table6.D2" office:value-type="string">
            <text:p text:style-name="P686">делать</text:p>
          </table:table-cell>
        </table:table-row>
        <table:table-row table:style-name="TableLine93880187236208">
          <table:table-cell table:style-name="Table6.A2" office:value-type="string">
            <text:p text:style-name="P686">drink</text:p>
          </table:table-cell>
          <table:table-cell table:style-name="Table6.A2" office:value-type="string">
            <text:p text:style-name="P686">drank</text:p>
          </table:table-cell>
          <table:table-cell table:style-name="Table6.A2" office:value-type="string">
            <text:p text:style-name="P686">drunk</text:p>
          </table:table-cell>
          <table:table-cell table:style-name="Table6.D2" office:value-type="string">
            <text:p text:style-name="P686">пить</text:p>
          </table:table-cell>
        </table:table-row>
        <table:table-row table:style-name="TableLine93880187242480">
          <table:table-cell table:style-name="Table6.A2" office:value-type="string">
            <text:p text:style-name="P686">eat</text:p>
          </table:table-cell>
          <table:table-cell table:style-name="Table6.A2" office:value-type="string">
            <text:p text:style-name="P686">ate</text:p>
          </table:table-cell>
          <table:table-cell table:style-name="Table6.A2" office:value-type="string">
            <text:p text:style-name="P686">eaten</text:p>
          </table:table-cell>
          <table:table-cell table:style-name="Table6.D2" office:value-type="string">
            <text:p text:style-name="P686">есть</text:p>
          </table:table-cell>
        </table:table-row>
        <table:table-row table:style-name="TableLine93880187245680">
          <table:table-cell table:style-name="Table6.A2" office:value-type="string">
            <text:p text:style-name="P686">fall</text:p>
          </table:table-cell>
          <table:table-cell table:style-name="Table6.A2" office:value-type="string">
            <text:p text:style-name="P686">fell</text:p>
          </table:table-cell>
          <table:table-cell table:style-name="Table6.A2" office:value-type="string">
            <text:p text:style-name="P686">fallen</text:p>
          </table:table-cell>
          <table:table-cell table:style-name="Table6.D2" office:value-type="string">
            <text:p text:style-name="P686">падать</text:p>
          </table:table-cell>
        </table:table-row>
        <table:table-row table:style-name="TableLine93880187252480">
          <table:table-cell table:style-name="Table6.A2" office:value-type="string">
            <text:p text:style-name="P686">fly</text:p>
          </table:table-cell>
          <table:table-cell table:style-name="Table6.A2" office:value-type="string">
            <text:p text:style-name="P686">flew</text:p>
          </table:table-cell>
          <table:table-cell table:style-name="Table6.A2" office:value-type="string">
            <text:p text:style-name="P686">flown</text:p>
          </table:table-cell>
          <table:table-cell table:style-name="Table6.D2" office:value-type="string">
            <text:p text:style-name="P686">летать</text:p>
          </table:table-cell>
        </table:table-row>
        <table:table-row table:style-name="TableLine93880187256336">
          <table:table-cell table:style-name="Table6.A2" office:value-type="string">
            <text:p text:style-name="P686">forget</text:p>
          </table:table-cell>
          <table:table-cell table:style-name="Table6.A2" office:value-type="string">
            <text:p text:style-name="P686">forgot</text:p>
          </table:table-cell>
          <table:table-cell table:style-name="Table6.A2" office:value-type="string">
            <text:p text:style-name="P686">forgotten</text:p>
          </table:table-cell>
          <table:table-cell table:style-name="Table6.D2" office:value-type="string">
            <text:p text:style-name="P686">забывать</text:p>
          </table:table-cell>
        </table:table-row>
        <table:table-row table:style-name="TableLine93880187259712">
          <table:table-cell table:style-name="Table6.A2" office:value-type="string">
            <text:p text:style-name="P686">get</text:p>
          </table:table-cell>
          <table:table-cell table:style-name="Table6.A2" office:value-type="string">
            <text:p text:style-name="P686">got</text:p>
          </table:table-cell>
          <table:table-cell table:style-name="Table6.A2" office:value-type="string">
            <text:p text:style-name="P686">got</text:p>
          </table:table-cell>
          <table:table-cell table:style-name="Table6.D2" office:value-type="string">
            <text:p text:style-name="P686">получать</text:p>
          </table:table-cell>
        </table:table-row>
        <table:table-row table:style-name="TableLine93880187273936">
          <table:table-cell table:style-name="Table6.A2" office:value-type="string">
            <text:p text:style-name="P687">give</text:p>
          </table:table-cell>
          <table:table-cell table:style-name="Table6.A2" office:value-type="string">
            <text:p text:style-name="P687">gave</text:p>
          </table:table-cell>
          <table:table-cell table:style-name="Table6.A2" office:value-type="string">
            <text:p text:style-name="P687">given</text:p>
          </table:table-cell>
          <table:table-cell table:style-name="Table6.D2" office:value-type="string">
            <text:p text:style-name="P687">давать</text:p>
          </table:table-cell>
        </table:table-row>
        <table:table-row table:style-name="TableLine93880187277232">
          <table:table-cell table:style-name="Table6.A2" office:value-type="string">
            <text:p text:style-name="P687">go</text:p>
          </table:table-cell>
          <table:table-cell table:style-name="Table6.A2" office:value-type="string">
            <text:p text:style-name="P687">went</text:p>
          </table:table-cell>
          <table:table-cell table:style-name="Table6.A2" office:value-type="string">
            <text:p text:style-name="P687">gone</text:p>
          </table:table-cell>
          <table:table-cell table:style-name="Table6.D2" office:value-type="string">
            <text:p text:style-name="P687">идти</text:p>
          </table:table-cell>
        </table:table-row>
        <table:table-row table:style-name="TableLine93880187297696">
          <table:table-cell table:style-name="Table6.A2" office:value-type="string">
            <text:p text:style-name="P688">have</text:p>
          </table:table-cell>
          <table:table-cell table:style-name="Table6.A2" office:value-type="string">
            <text:p text:style-name="P688">had</text:p>
          </table:table-cell>
          <table:table-cell table:style-name="Table6.A2" office:value-type="string">
            <text:p text:style-name="P688">had</text:p>
          </table:table-cell>
          <table:table-cell table:style-name="Table6.D2" office:value-type="string">
            <text:p text:style-name="P688">иметь </text:p>
          </table:table-cell>
        </table:table-row>
        <table:table-row table:style-name="TableLine93880187300816">
          <table:table-cell table:style-name="Table6.A2" office:value-type="string">
            <text:p text:style-name="P688">hear</text:p>
          </table:table-cell>
          <table:table-cell table:style-name="Table6.A2" office:value-type="string">
            <text:p text:style-name="P688">heard</text:p>
          </table:table-cell>
          <table:table-cell table:style-name="Table6.A2" office:value-type="string">
            <text:p text:style-name="P688">heard</text:p>
          </table:table-cell>
          <table:table-cell table:style-name="Table6.D2" office:value-type="string">
            <text:p text:style-name="P688">слышать</text:p>
          </table:table-cell>
        </table:table-row>
        <table:table-row table:style-name="TableLine93880187309008">
          <table:table-cell table:style-name="Table6.A2" office:value-type="string">
            <text:p text:style-name="P688">know</text:p>
          </table:table-cell>
          <table:table-cell table:style-name="Table6.A2" office:value-type="string">
            <text:p text:style-name="P688">knew</text:p>
          </table:table-cell>
          <table:table-cell table:style-name="Table6.A2" office:value-type="string">
            <text:p text:style-name="P688">known</text:p>
          </table:table-cell>
          <table:table-cell table:style-name="Table6.D2" office:value-type="string">
            <text:p text:style-name="P688">знать</text:p>
          </table:table-cell>
        </table:table-row>
        <table:table-row table:style-name="TableLine93880187314160">
          <table:table-cell table:style-name="Table6.A2" office:value-type="string">
            <text:p text:style-name="P688">lose</text:p>
          </table:table-cell>
          <table:table-cell table:style-name="Table6.A2" office:value-type="string">
            <text:p text:style-name="P688">lost</text:p>
          </table:table-cell>
          <table:table-cell table:style-name="Table6.A2" office:value-type="string">
            <text:p text:style-name="P688">lost</text:p>
          </table:table-cell>
          <table:table-cell table:style-name="Table6.D2" office:value-type="string">
            <text:p text:style-name="P688">терять</text:p>
          </table:table-cell>
        </table:table-row>
        <table:table-row table:style-name="TableLine93880187317968">
          <table:table-cell table:style-name="Table6.A2" office:value-type="string">
            <text:p text:style-name="P688">make</text:p>
          </table:table-cell>
          <table:table-cell table:style-name="Table6.A2" office:value-type="string">
            <text:p text:style-name="P688">made</text:p>
          </table:table-cell>
          <table:table-cell table:style-name="Table6.A2" office:value-type="string">
            <text:p text:style-name="P688">made</text:p>
          </table:table-cell>
          <table:table-cell table:style-name="Table6.D2" office:value-type="string">
            <text:p text:style-name="P688">делать</text:p>
          </table:table-cell>
        </table:table-row>
        <table:table-row table:style-name="TableLine93880187324000">
          <table:table-cell table:style-name="Table6.A2" office:value-type="string">
            <text:p text:style-name="P688">pay</text:p>
          </table:table-cell>
          <table:table-cell table:style-name="Table6.A2" office:value-type="string">
            <text:p text:style-name="P688">paid</text:p>
          </table:table-cell>
          <table:table-cell table:style-name="Table6.A2" office:value-type="string">
            <text:p text:style-name="P688">paid</text:p>
          </table:table-cell>
          <table:table-cell table:style-name="Table6.D2" office:value-type="string">
            <text:p text:style-name="P688">платить</text:p>
          </table:table-cell>
        </table:table-row>
        <table:table-row table:style-name="TableLine93880187336384">
          <table:table-cell table:style-name="Table6.A2" office:value-type="string">
            <text:p text:style-name="P688">put</text:p>
          </table:table-cell>
          <table:table-cell table:style-name="Table6.A2" office:value-type="string">
            <text:p text:style-name="P688">put</text:p>
          </table:table-cell>
          <table:table-cell table:style-name="Table6.A2" office:value-type="string">
            <text:p text:style-name="P688">put</text:p>
          </table:table-cell>
          <table:table-cell table:style-name="Table6.D2" office:value-type="string">
            <text:p text:style-name="P688">класть</text:p>
          </table:table-cell>
        </table:table-row>
        <table:table-row table:style-name="TableLine93880187354528">
          <table:table-cell table:style-name="Table6.A2" office:value-type="string">
            <text:p text:style-name="P688">read</text:p>
          </table:table-cell>
          <table:table-cell table:style-name="Table6.A2" office:value-type="string">
            <text:p text:style-name="P688">read</text:p>
          </table:table-cell>
          <table:table-cell table:style-name="Table6.A2" office:value-type="string">
            <text:p text:style-name="P688">read</text:p>
          </table:table-cell>
          <table:table-cell table:style-name="Table6.D2" office:value-type="string">
            <text:p text:style-name="P688">читать</text:p>
          </table:table-cell>
        </table:table-row>
        <table:table-row table:style-name="TableLine93880187359248">
          <table:table-cell table:style-name="Table6.A2" office:value-type="string">
            <text:p text:style-name="P688">say</text:p>
          </table:table-cell>
          <table:table-cell table:style-name="Table6.A2" office:value-type="string">
            <text:p text:style-name="P688">said</text:p>
          </table:table-cell>
          <table:table-cell table:style-name="Table6.A2" office:value-type="string">
            <text:p text:style-name="P688">said</text:p>
          </table:table-cell>
          <table:table-cell table:style-name="Table6.D2" office:value-type="string">
            <text:p text:style-name="P688">сказать</text:p>
          </table:table-cell>
        </table:table-row>
        <table:table-row table:style-name="TableLine93880187363840">
          <table:table-cell table:style-name="Table6.A2" office:value-type="string">
            <text:p text:style-name="P688">speak</text:p>
          </table:table-cell>
          <table:table-cell table:style-name="Table6.A2" office:value-type="string">
            <text:p text:style-name="P688">spoke</text:p>
          </table:table-cell>
          <table:table-cell table:style-name="Table6.A2" office:value-type="string">
            <text:p text:style-name="P688">spoken</text:p>
          </table:table-cell>
          <table:table-cell table:style-name="Table6.D2" office:value-type="string">
            <text:p text:style-name="P688">говорить</text:p>
          </table:table-cell>
        </table:table-row>
        <table:table-row table:style-name="TableLine93880187370112">
          <table:table-cell table:style-name="Table6.A2" office:value-type="string">
            <text:p text:style-name="P688">see</text:p>
          </table:table-cell>
          <table:table-cell table:style-name="Table6.A2" office:value-type="string">
            <text:p text:style-name="P688">saw</text:p>
          </table:table-cell>
          <table:table-cell table:style-name="Table6.A2" office:value-type="string">
            <text:p text:style-name="P688">seen</text:p>
          </table:table-cell>
          <table:table-cell table:style-name="Table6.D2" office:value-type="string">
            <text:p text:style-name="P688">видеть</text:p>
          </table:table-cell>
        </table:table-row>
        <table:table-row table:style-name="TableLine93880187374672">
          <table:table-cell table:style-name="Table6.A2" office:value-type="string">
            <text:p text:style-name="P688">sit</text:p>
          </table:table-cell>
          <table:table-cell table:style-name="Table6.A2" office:value-type="string">
            <text:p text:style-name="P688">sat</text:p>
          </table:table-cell>
          <table:table-cell table:style-name="Table6.A2" office:value-type="string">
            <text:p text:style-name="P688">sat</text:p>
          </table:table-cell>
          <table:table-cell table:style-name="Table6.D2" office:value-type="string">
            <text:p text:style-name="P688">сидеть</text:p>
          </table:table-cell>
        </table:table-row>
        <table:table-row table:style-name="TableLine93880187379440">
          <table:table-cell table:style-name="Table6.A2" office:value-type="string">
            <text:p text:style-name="P688">take</text:p>
          </table:table-cell>
          <table:table-cell table:style-name="Table6.A2" office:value-type="string">
            <text:p text:style-name="P688">took</text:p>
          </table:table-cell>
          <table:table-cell table:style-name="Table6.A2" office:value-type="string">
            <text:p text:style-name="P688">taken</text:p>
          </table:table-cell>
          <table:table-cell table:style-name="Table6.D2" office:value-type="string">
            <text:p text:style-name="P688">брать</text:p>
          </table:table-cell>
        </table:table-row>
        <table:table-row table:style-name="TableLine93880187383616">
          <table:table-cell table:style-name="Table6.A2" office:value-type="string">
            <text:p text:style-name="P689">teach</text:p>
          </table:table-cell>
          <table:table-cell table:style-name="Table6.A2" office:value-type="string">
            <text:p text:style-name="P690">taught</text:p>
          </table:table-cell>
          <table:table-cell table:style-name="Table6.A2" office:value-type="string">
            <text:p text:style-name="P689">taught</text:p>
          </table:table-cell>
          <table:table-cell table:style-name="Table6.D2" office:value-type="string">
            <text:p text:style-name="P689">обучать</text:p>
          </table:table-cell>
        </table:table-row>
        <table:table-row table:style-name="TableLine93880187393968">
          <table:table-cell table:style-name="Table6.A2" office:value-type="string">
            <text:p text:style-name="P688">tell</text:p>
          </table:table-cell>
          <table:table-cell table:style-name="Table6.A2" office:value-type="string">
            <text:p text:style-name="P688">told</text:p>
          </table:table-cell>
          <table:table-cell table:style-name="Table6.A2" office:value-type="string">
            <text:p text:style-name="P688">told</text:p>
          </table:table-cell>
          <table:table-cell table:style-name="Table6.D2" office:value-type="string">
            <text:p text:style-name="P688">рассказывать</text:p>
          </table:table-cell>
        </table:table-row>
        <table:table-row table:style-name="TableLine93880187398208">
          <table:table-cell table:style-name="Table6.A2" office:value-type="string">
            <text:p text:style-name="P688">think</text:p>
          </table:table-cell>
          <table:table-cell table:style-name="Table6.A2" office:value-type="string">
            <text:p text:style-name="P688">thought</text:p>
          </table:table-cell>
          <table:table-cell table:style-name="Table6.A2" office:value-type="string">
            <text:p text:style-name="P688">thought</text:p>
          </table:table-cell>
          <table:table-cell table:style-name="Table6.D2" office:value-type="string">
            <text:p text:style-name="P688">думать</text:p>
          </table:table-cell>
        </table:table-row>
        <table:table-row table:style-name="TableLine93880187401456">
          <table:table-cell table:style-name="Table6.A2" office:value-type="string">
            <text:p text:style-name="P688">win</text:p>
          </table:table-cell>
          <table:table-cell table:style-name="Table6.A2" office:value-type="string">
            <text:p text:style-name="P688">won</text:p>
          </table:table-cell>
          <table:table-cell table:style-name="Table6.A2" office:value-type="string">
            <text:p text:style-name="P688">won</text:p>
          </table:table-cell>
          <table:table-cell table:style-name="Table6.D2" office:value-type="string">
            <text:p text:style-name="P688">побеждать</text:p>
          </table:table-cell>
        </table:table-row>
        <table:table-row table:style-name="TableLine93880187409680">
          <table:table-cell table:style-name="Table6.A2" office:value-type="string">
            <text:p text:style-name="P688">write</text:p>
          </table:table-cell>
          <table:table-cell table:style-name="Table6.A2" office:value-type="string">
            <text:p text:style-name="P688">wrote</text:p>
          </table:table-cell>
          <table:table-cell table:style-name="Table6.A2" office:value-type="string">
            <text:p text:style-name="P688">written</text:p>
          </table:table-cell>
          <table:table-cell table:style-name="Table6.D2" office:value-type="string">
            <text:p text:style-name="P688">писать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5T20:52:07.791255971</dc:date>
    <meta:editing-duration>PT11H48M47S</meta:editing-duration>
    <meta:editing-cycles>210</meta:editing-cycles>
    <meta:document-statistic meta:table-count="7" meta:image-count="0" meta:object-count="0" meta:page-count="38" meta:paragraph-count="1481" meta:word-count="11472" meta:character-count="71755" meta:non-whitespace-character-count="61310"/>
  </office:meta>
</office:document-meta>
</file>